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Courier New', monospace"/>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1"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1" fo:font-size="10pt" fo:language="tr" fo:country="TR" style:font-size-asian="10pt" style:font-size-complex="10pt"/>
    </style:style>
    <style:style style:name="P7"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1"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1"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1"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1"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1"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1"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1"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text-properties fo:color="#000000" loext:opacity="100%" style:font-name="Cascadia Mono1" fo:font-size="9.5pt" fo:language="tr" fo:country="TR" style:font-size-asian="9.5pt"/>
    </style:style>
    <style:style style:name="P18" style:family="paragraph" style:parent-style-name="Standard">
      <style:text-properties fo:color="#000000" loext:opacity="100%" style:font-name="Cascadia Mono1" fo:font-size="9.5pt" fo:language="tr" fo:country="TR" officeooo:paragraph-rsid="000adc67" style:font-size-asian="9.5pt"/>
    </style:style>
    <style:style style:name="P19" style:family="paragraph" style:parent-style-name="Standard">
      <style:text-properties fo:color="#000000" loext:opacity="100%" style:font-name="Cascadia Mono1" fo:font-size="9.5pt" fo:language="tr" fo:country="TR" officeooo:paragraph-rsid="00165d04" style:font-size-asian="9.5pt"/>
    </style:style>
    <style:style style:name="P20" style:family="paragraph" style:parent-style-name="Standard">
      <style:text-properties fo:color="#000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21" style:family="paragraph" style:parent-style-name="Standard">
      <style:text-properties fo:color="#000000" loext:opacity="100%" style:font-name="Cascadia Mono1" fo:font-size="9.5pt" style:font-size-asian="9.5pt"/>
    </style:style>
    <style:style style:name="P22" style:family="paragraph" style:parent-style-name="Standard">
      <style:text-properties fo:color="#000000" loext:opacity="100%" style:font-name="Cascadia Mono1" fo:font-size="9.5pt" officeooo:paragraph-rsid="001aecb7" style:font-size-asian="9.5pt"/>
    </style:style>
    <style:style style:name="P23" style:family="paragraph" style:parent-style-name="Standard">
      <style:text-properties fo:color="#000000" loext:opacity="100%" style:font-name="Cascadia Mono1" fo:font-size="9.5pt" officeooo:paragraph-rsid="001bbf67" style:font-size-asian="9.5pt"/>
    </style:style>
    <style:style style:name="P24" style:family="paragraph" style:parent-style-name="Standard">
      <style:text-properties fo:color="#000000" loext:opacity="100%" style:font-name="Cascadia Mono1" fo:font-size="9.5pt" officeooo:paragraph-rsid="002357c5" style:font-size-asian="9.5pt"/>
    </style:style>
    <style:style style:name="P25" style:family="paragraph" style:parent-style-name="Standard">
      <style:text-properties fo:color="#000000" loext:opacity="100%" style:font-name="Cascadia Mono1" fo:font-size="9.5pt" fo:font-weight="bold" style:font-size-asian="9.5pt" style:font-weight-asian="bold" style:font-size-complex="11pt" style:font-weight-complex="bold"/>
    </style:style>
    <style:style style:name="P26" style:family="paragraph" style:parent-style-name="Standard">
      <style:text-properties fo:color="#000000" loext:opacity="100%" style:font-name="Cascadia Mono1" fo:font-size="9.5pt" fo:font-weight="normal" style:font-size-asian="9.5pt" style:font-weight-asian="normal" style:font-size-complex="11pt" style:font-weight-complex="normal"/>
    </style:style>
    <style:style style:name="P27" style:family="paragraph" style:parent-style-name="Standard">
      <style:text-properties fo:color="#000000" loext:opacity="100%" style:font-name="Cascadia Mono1" fo:font-size="9.5pt" fo:font-weight="normal" style:font-size-asian="9.5pt" style:font-weight-asian="normal" style:font-weight-complex="normal"/>
    </style:style>
    <style:style style:name="P28" style:family="paragraph" style:parent-style-name="Standard">
      <style:text-properties fo:color="#000000" loext:opacity="100%" style:font-name="Cascadia Mono1" fo:font-size="9.5pt" fo:font-weight="normal" officeooo:paragraph-rsid="001aecb7" style:font-size-asian="9.5pt" style:font-weight-asian="normal" style:font-weight-complex="normal"/>
    </style:style>
    <style:style style:name="P29"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30" style:family="paragraph" style:parent-style-name="Standard">
      <style:text-properties fo:color="#000000" loext:opacity="100%" style:font-name="Cascadia Mono" fo:font-size="10pt" fo:language="tr" fo:country="TR" fo:font-weight="normal" officeooo:rsid="0006e5d4" officeooo:paragraph-rsid="0006e5d4" style:font-size-asian="10pt" style:font-weight-asian="normal" style:font-size-complex="10pt" style:font-weight-complex="normal"/>
    </style:style>
    <style:style style:name="P31" style:family="paragraph" style:parent-style-name="Standard">
      <style:text-properties fo:color="#000000" loext:opacity="100%" style:font-name="Cascadia Mono" fo:font-size="10pt" fo:language="tr" fo:country="TR" fo:font-weight="normal" officeooo:paragraph-rsid="0006e5d4" style:font-size-asian="10pt" style:font-weight-asian="normal" style:font-size-complex="10pt" style:font-weight-complex="normal"/>
    </style:style>
    <style:style style:name="P32" style:family="paragraph" style:parent-style-name="Standard">
      <style:text-properties fo:color="#000000" loext:opacity="100%" style:font-name="Liberation Sans"/>
    </style:style>
    <style:style style:name="P33"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34"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35"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36"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37"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38"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39"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40"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41"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42"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43"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44"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45"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46"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47" style:family="paragraph" style:parent-style-name="Standard">
      <style:text-properties fo:color="#000000" loext:opacity="100%" style:font-name="Liberation Sans" fo:font-size="9.5pt" fo:language="tr" fo:country="TR" style:font-size-asian="9.5pt"/>
    </style:style>
    <style:style style:name="P48" style:family="paragraph" style:parent-style-name="Standard">
      <style:text-properties fo:color="#000000" loext:opacity="100%" style:font-name="Liberation Sans" fo:font-size="9.5pt" fo:language="tr" fo:country="TR" officeooo:paragraph-rsid="000fd630" style:font-size-asian="9.5pt"/>
    </style:style>
    <style:style style:name="P49"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50"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51" style:family="paragraph" style:parent-style-name="Standard">
      <style:text-properties fo:color="#000000" loext:opacity="100%" style:font-name="Liberation Sans" fo:font-size="9.5pt" fo:font-weight="normal" style:font-size-asian="9.5pt" style:font-weight-asian="normal" style:font-weight-complex="normal"/>
    </style:style>
    <style:style style:name="P52"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53"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54" style:family="paragraph" style:parent-style-name="Standard">
      <style:text-properties fo:color="#000000" loext:opacity="100%" style:font-name="Liberation Sans" fo:font-size="9.5pt" style:font-size-asian="9.5pt"/>
    </style:style>
    <style:style style:name="P55" style:family="paragraph" style:parent-style-name="Standard">
      <style:text-properties fo:color="#000000" loext:opacity="100%" style:font-name="Liberation Sans" fo:font-size="9.5pt" officeooo:paragraph-rsid="001bbf67" style:font-size-asian="9.5pt"/>
    </style:style>
    <style:style style:name="P56" style:family="paragraph" style:parent-style-name="Standard">
      <style:text-properties fo:color="#000000" loext:opacity="100%" style:font-name="Liberation Sans" fo:font-size="9.5pt" officeooo:paragraph-rsid="002357c5" style:font-size-asian="9.5pt"/>
    </style:style>
    <style:style style:name="P57" style:family="paragraph" style:parent-style-name="Standard">
      <style:text-properties fo:color="#000000" loext:opacity="100%" style:font-name="Liberation Sans" fo:font-size="9.5pt" officeooo:rsid="0027c215" officeooo:paragraph-rsid="0027c215" style:font-size-asian="9.5pt"/>
    </style:style>
    <style:style style:name="P58"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59"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60"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61"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62"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63"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64"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65" style:family="paragraph" style:parent-style-name="Standard">
      <style:text-properties fo:color="#000000" loext:opacity="100%" style:font-name="Liberation Sans" fo:language="tr" fo:country="TR"/>
    </style:style>
    <style:style style:name="P66" style:family="paragraph" style:parent-style-name="Standard">
      <style:text-properties fo:color="#000000" loext:opacity="100%" style:font-name="Liberation Sans" fo:language="tr" fo:country="TR" officeooo:paragraph-rsid="000d15a1"/>
    </style:style>
    <style:style style:name="P67" style:family="paragraph" style:parent-style-name="Standard">
      <style:text-properties fo:color="#000000" loext:opacity="100%" style:font-name="Liberation Sans" fo:language="tr" fo:country="TR" officeooo:paragraph-rsid="000fd630"/>
    </style:style>
    <style:style style:name="P68" style:family="paragraph" style:parent-style-name="Standard">
      <style:text-properties fo:color="#000000" loext:opacity="100%" style:font-name="Liberation Sans" fo:language="tr" fo:country="TR" fo:font-weight="normal" style:font-weight-asian="normal" style:font-weight-complex="normal"/>
    </style:style>
    <style:style style:name="P69"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70"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71"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72" style:family="paragraph" style:parent-style-name="Standard">
      <style:text-properties fo:color="#000000" loext:opacity="100%" style:font-name="Liberation Sans" fo:font-weight="normal" style:font-weight-asian="normal" style:font-weight-complex="normal"/>
    </style:style>
    <style:style style:name="P73"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74"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75"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76"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77" style:family="paragraph" style:parent-style-name="Standard">
      <style:text-properties fo:color="#000000" loext:opacity="100%" style:font-name="Liberation Sans" officeooo:paragraph-rsid="0027c215"/>
    </style:style>
    <style:style style:name="P78"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79"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80" style:family="paragraph" style:parent-style-name="Standard">
      <style:text-properties fo:color="#000000" loext:opacity="100%" fo:font-size="10pt" fo:language="tr" fo:country="TR" style:font-size-asian="10pt" style:font-size-complex="10pt"/>
    </style:style>
    <style:style style:name="P81" style:family="paragraph" style:parent-style-name="Standard">
      <style:text-properties fo:color="#000000" loext:opacity="100%" fo:language="tr" fo:country="TR" fo:font-weight="normal" style:font-weight-asian="normal" style:font-weight-complex="normal"/>
    </style:style>
    <style:style style:name="P82" style:family="paragraph" style:parent-style-name="Standard">
      <style:text-properties fo:color="#000000" loext:opacity="100%" officeooo:paragraph-rsid="001aecb7"/>
    </style:style>
    <style:style style:name="P83" style:family="paragraph" style:parent-style-name="Standard">
      <style:text-properties fo:color="#000000" loext:opacity="100%" fo:font-weight="normal" officeooo:paragraph-rsid="0027c215" style:font-weight-asian="normal" style:font-weight-complex="normal"/>
    </style:style>
    <style:style style:name="P84" style:family="paragraph" style:parent-style-name="Standard">
      <style:text-properties fo:color="#000000" loext:opacity="100%" officeooo:paragraph-rsid="0027c215"/>
    </style:style>
    <style:style style:name="P85"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86"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87"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88"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89"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90"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91"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92"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93" style:family="paragraph" style:parent-style-name="Standard">
      <style:text-properties style:font-name="Cascadia Mono" fo:font-size="10pt" fo:language="tr" fo:country="TR" officeooo:rsid="0006e5d4" officeooo:paragraph-rsid="0006e5d4" style:font-size-asian="10pt" style:font-size-complex="10pt"/>
    </style:style>
    <style:style style:name="P94" style:family="paragraph" style:parent-style-name="Standard">
      <style:text-properties style:font-name="Cascadia Mono" fo:font-size="12pt" fo:language="tr" fo:country="TR" style:text-underline-style="solid" style:text-underline-width="auto" style:text-underline-color="font-color" officeooo:rsid="0006e5d4" officeooo:paragraph-rsid="0006e5d4" style:font-size-asian="12pt" style:font-size-complex="12pt"/>
    </style:style>
    <style:style style:name="P95" style:family="paragraph" style:parent-style-name="Standard">
      <style:text-properties fo:color="#333333" loext:opacity="100%" style:font-name="Cascadia Mono" fo:font-size="10pt" fo:language="tr" fo:country="TR" fo:font-weight="bold" officeooo:rsid="0006e5d4" officeooo:paragraph-rsid="0006e5d4" style:font-size-asian="10pt" style:font-weight-asian="bold" style:font-size-complex="10pt" style:font-weight-complex="bold"/>
    </style:style>
    <style:style style:name="P96" style:family="paragraph" style:parent-style-name="Standard">
      <style:text-properties fo:color="#1c1c1c"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97" style:family="paragraph" style:parent-style-name="Standard">
      <style:text-properties fo:color="#1c1c1c"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98" style:family="paragraph" style:parent-style-name="Standard">
      <style:text-properties style:font-name="Cascadia Code" fo:font-size="10pt" fo:language="tr" fo:country="TR" officeooo:rsid="0006e5d4" officeooo:paragraph-rsid="0006e5d4" style:font-size-asian="10pt" style:font-size-complex="10pt"/>
    </style:style>
    <style:style style:name="P99" style:family="paragraph" style:parent-style-name="Standard">
      <style:text-properties fo:color="#008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00" style:family="paragraph" style:parent-style-name="Standard">
      <style:text-properties fo:color="#008000" loext:opacity="100%" style:font-name="Cascadia Mono1" fo:font-size="9.5pt" fo:language="tr" fo:country="TR" fo:font-weight="normal" officeooo:rsid="00165d04" style:font-size-asian="9.5pt" style:font-weight-asian="normal" style:font-size-complex="11pt" style:font-weight-complex="normal"/>
    </style:style>
    <style:style style:name="P101" style:family="paragraph" style:parent-style-name="Standard">
      <style:text-properties fo:color="#008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02" style:family="paragraph" style:parent-style-name="Standard">
      <style:text-properties fo:color="#008000" loext:opacity="100%" style:font-name="Cascadia Mono1" fo:font-size="9.5pt" fo:language="tr" fo:country="TR" style:font-size-asian="9.5pt"/>
    </style:style>
    <style:style style:name="P103" style:family="paragraph" style:parent-style-name="Standard">
      <style:text-properties fo:color="#008000" loext:opacity="100%" style:font-name="Cascadia Mono1" fo:font-size="9.5pt" fo:language="tr" fo:country="TR" officeooo:paragraph-rsid="000fd630" style:font-size-asian="9.5pt"/>
    </style:style>
    <style:style style:name="P104" style:family="paragraph" style:parent-style-name="Standard">
      <style:text-properties fo:color="#008000" loext:opacity="100%" style:font-name="Cascadia Mono1" fo:font-size="9.5pt" fo:language="tr" fo:country="TR" officeooo:paragraph-rsid="00165d04" style:font-size-asian="9.5pt"/>
    </style:style>
    <style:style style:name="P105" style:family="paragraph" style:parent-style-name="Standard">
      <style:text-properties fo:color="#008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106" style:family="paragraph" style:parent-style-name="Standard">
      <style:text-properties fo:color="#008000" loext:opacity="100%" style:font-name="Cascadia Mono1" fo:font-size="9.5pt" fo:language="tr" fo:country="TR" fo:font-weight="bold" officeooo:rsid="00165d04" officeooo:paragraph-rsid="00165d04" style:font-size-asian="9.5pt" style:font-weight-asian="bold" style:font-size-complex="11pt" style:font-weight-complex="bold"/>
    </style:style>
    <style:style style:name="P107" style:family="paragraph" style:parent-style-name="Standard">
      <style:text-properties fo:color="#008000" loext:opacity="100%" style:font-name="Cascadia Mono1" fo:font-size="9.5pt" fo:font-weight="normal" style:font-size-asian="9.5pt" style:font-weight-asian="normal" style:font-size-complex="11pt" style:font-weight-complex="normal"/>
    </style:style>
    <style:style style:name="P108" style:family="paragraph" style:parent-style-name="Standard">
      <style:text-properties fo:color="#008000" loext:opacity="100%" style:font-name="Cascadia Mono1" fo:font-size="9.5pt" fo:font-weight="bold" style:font-size-asian="9.5pt" style:font-weight-asian="bold" style:font-size-complex="11pt" style:font-weight-complex="bold"/>
    </style:style>
    <style:style style:name="P109" style:family="paragraph" style:parent-style-name="Standard">
      <style:text-properties fo:color="#008000" loext:opacity="100%" style:font-name="Cascadia Mono1" fo:font-size="9.5pt" style:font-size-asian="9.5pt"/>
    </style:style>
    <style:style style:name="P110" style:family="paragraph" style:parent-style-name="Standard">
      <style:text-properties fo:color="#008000" loext:opacity="100%" style:font-name="Cascadia Mono1" fo:font-size="9.5pt" officeooo:paragraph-rsid="001bbf67" style:font-size-asian="9.5pt"/>
    </style:style>
    <style:style style:name="P111" style:family="paragraph" style:parent-style-name="Standard">
      <style:text-properties fo:color="#008000" loext:opacity="100%" style:font-name="Cascadia Mono1" fo:font-size="10pt" fo:language="tr" fo:country="TR" style:font-size-asian="10pt" style:font-size-complex="10pt"/>
    </style:style>
    <style:style style:name="P112" style:family="paragraph" style:parent-style-name="Standard">
      <style:text-properties fo:color="#666666" loext:opacity="100%" style:font-name="Cascadia Mono1" fo:font-size="10pt" fo:language="tr" fo:country="TR" style:font-size-asian="10pt" style:font-size-complex="10pt"/>
    </style:style>
    <style:style style:name="P113" style:family="paragraph" style:parent-style-name="Standard">
      <style:text-properties fo:language="tr" fo:country="TR" officeooo:paragraph-rsid="00165d04"/>
    </style:style>
    <style:style style:name="P114" style:family="paragraph" style:parent-style-name="Heading_20_3">
      <style:text-properties fo:language="tr" fo:country="TR" officeooo:rsid="000a0a5d" officeooo:paragraph-rsid="000a0a5d"/>
    </style:style>
    <style:style style:name="P115"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116"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117" style:family="paragraph" style:parent-style-name="Standard" style:list-style-name="L2">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118" style:family="paragraph" style:parent-style-name="Standard" style:list-style-name="L3">
      <style:text-properties fo:color="#000000" loext:opacity="100%" style:font-name="Cascadia Mono1" fo:font-size="10pt" fo:language="tr" fo:country="TR" style:font-size-asian="10pt" style:font-size-complex="10pt"/>
    </style:style>
    <style:style style:name="P119" style:family="paragraph" style:parent-style-name="Standard" style:list-style-name="L8">
      <style:text-properties fo:color="#000000" loext:opacity="100%" style:font-name="Cascadia Mono1" fo:font-size="10pt" fo:language="tr" fo:country="TR" style:font-size-asian="10pt" style:font-size-complex="10pt"/>
    </style:style>
    <style:style style:name="P120" style:family="paragraph" style:parent-style-name="Standard" style:list-style-name="L9">
      <style:text-properties fo:color="#000000" loext:opacity="100%" style:font-name="Cascadia Mono1" fo:font-size="10pt" fo:language="tr" fo:country="TR" style:font-size-asian="10pt" style:font-size-complex="10pt"/>
    </style:style>
    <style:style style:name="P121" style:family="paragraph" style:parent-style-name="Standard" style:list-style-name="L5">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22" style:family="paragraph" style:parent-style-name="Standard" style:list-style-name="L7">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23" style:family="paragraph" style:parent-style-name="Standard" style:list-style-name="L8">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24" style:family="paragraph" style:parent-style-name="Standard">
      <style:text-properties fo:color="#000000" loext:opacity="100%" style:font-name="Cascadia Mono1" fo:font-size="9.5pt" style:font-size-asian="9.5pt"/>
    </style:style>
    <style:style style:name="P125" style:family="paragraph" style:parent-style-name="Standard">
      <style:text-properties fo:color="#000000" loext:opacity="100%" style:font-name="Cascadia Mono1" fo:font-size="9.5pt" officeooo:rsid="0027c215" officeooo:paragraph-rsid="0027c215" style:font-size-asian="9.5pt"/>
    </style:style>
    <style:style style:name="P126" style:family="paragraph" style:parent-style-name="Standard">
      <style:text-properties fo:color="#000000" loext:opacity="100%" style:font-name="Cascadia Mono1" fo:font-size="9.5pt" officeooo:paragraph-rsid="0027c215" style:font-size-asian="9.5pt"/>
    </style:style>
    <style:style style:name="P127" style:family="paragraph" style:parent-style-name="Standard">
      <style:text-properties fo:color="#000000" loext:opacity="100%" style:font-name="Cascadia Mono1" fo:font-size="9.5pt" officeooo:paragraph-rsid="002f1f63" style:font-size-asian="9.5pt"/>
    </style:style>
    <style:style style:name="P128" style:family="paragraph" style:parent-style-name="Standard">
      <style:text-properties fo:color="#000000" loext:opacity="100%" style:font-name="Cascadia Mono1" fo:font-size="9.5pt" fo:font-weight="normal" style:font-size-asian="9.5pt" style:font-weight-asian="normal" style:font-weight-complex="normal"/>
    </style:style>
    <style:style style:name="P129" style:family="paragraph" style:parent-style-name="Standard" style:list-style-name="L3">
      <style:text-properties fo:color="#000000" loext:opacity="100%" fo:font-size="10pt" fo:language="tr" fo:country="TR" style:font-size-asian="10pt" style:font-size-complex="10pt"/>
    </style:style>
    <style:style style:name="P130" style:family="paragraph" style:parent-style-name="Standard" style:list-style-name="L5">
      <style:text-properties fo:color="#000000" loext:opacity="100%" fo:font-size="10pt" fo:language="tr" fo:country="TR" officeooo:paragraph-rsid="0006e5d4" style:font-size-asian="10pt" style:font-size-complex="10pt"/>
    </style:style>
    <style:style style:name="P131" style:family="paragraph" style:parent-style-name="Standard" style:list-style-name="L6">
      <style:text-properties fo:color="#000000" loext:opacity="100%" fo:font-size="10pt" fo:language="tr" fo:country="TR" officeooo:paragraph-rsid="0006e5d4" style:font-size-asian="10pt" style:font-size-complex="10pt"/>
    </style:style>
    <style:style style:name="P132"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33"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134" style:family="paragraph" style:parent-style-name="Standard">
      <style:paragraph-properties fo:line-height="100%"/>
      <style:text-properties fo:color="#000000" loext:opacity="100%" style:font-name="Liberation Sans" fo:font-size="10pt" fo:font-weight="normal" officeooo:paragraph-rsid="0032e056" fo:background-color="#ffffff" style:font-size-asian="10pt" style:font-size-complex="10pt"/>
    </style:style>
    <style:style style:name="P135"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136"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137"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138"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139"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140" style:family="paragraph" style:parent-style-name="Standard">
      <style:text-properties fo:color="#000000" loext:opacity="100%" style:font-name="Liberation Sans" fo:font-size="9.5pt" style:font-size-asian="9.5pt"/>
    </style:style>
    <style:style style:name="P141" style:family="paragraph" style:parent-style-name="Standard" style:list-style-name="L11">
      <style:text-properties fo:color="#000000" loext:opacity="100%" style:font-name="Liberation Sans" fo:font-size="9.5pt" style:font-size-asian="9.5pt"/>
    </style:style>
    <style:style style:name="P142" style:family="paragraph" style:parent-style-name="Standard" style:list-style-name="L11">
      <style:text-properties fo:color="#000000" loext:opacity="100%" style:font-name="Liberation Sans" fo:font-size="9.5pt" officeooo:paragraph-rsid="002aa898" style:font-size-asian="9.5pt"/>
    </style:style>
    <style:style style:name="P143" style:family="paragraph" style:parent-style-name="Standard" style:list-style-name="L12">
      <style:text-properties fo:color="#000000" loext:opacity="100%" style:font-name="Liberation Sans" fo:font-size="9.5pt" style:font-size-asian="9.5pt"/>
    </style:style>
    <style:style style:name="P144" style:family="paragraph" style:parent-style-name="Standard">
      <style:text-properties fo:color="#000000" loext:opacity="100%" style:font-name="Liberation Sans" fo:font-size="9.5pt" officeooo:paragraph-rsid="0027c215" style:font-size-asian="9.5pt"/>
    </style:style>
    <style:style style:name="P145" style:family="paragraph" style:parent-style-name="Standard">
      <style:text-properties fo:color="#000000" loext:opacity="100%" style:font-name="Liberation Sans" fo:font-size="9.5pt" fo:font-weight="normal" officeooo:paragraph-rsid="0027c215" style:font-size-asian="9.5pt" style:font-weight-asian="normal" style:font-weight-complex="normal"/>
    </style:style>
    <style:style style:name="P146" style:family="paragraph" style:parent-style-name="Standard">
      <style:paragraph-properties style:line-height-at-least="0.794cm"/>
      <style:text-properties fo:color="#000000" loext:opacity="100%" style:font-name="Consolas" fo:font-size="11pt" fo:font-weight="bold" officeooo:paragraph-rsid="003bd6b0" fo:background-color="#ffffff" style:font-size-asian="11pt" style:font-size-complex="11pt"/>
    </style:style>
    <style:style style:name="P147" style:family="paragraph" style:parent-style-name="Standard">
      <style:paragraph-properties fo:line-height="100%"/>
      <style:text-properties fo:color="#000000" loext:opacity="100%" style:font-name="Consolas" fo:font-size="11pt" fo:font-weight="bold" officeooo:paragraph-rsid="003bd6b0" fo:background-color="#ffffff" style:font-size-asian="11pt" style:font-size-complex="11pt"/>
    </style:style>
    <style:style style:name="P148" style:family="paragraph" style:parent-style-name="Standard">
      <style:paragraph-properties fo:line-height="100%"/>
      <style:text-properties fo:color="#000000" loext:opacity="100%" style:font-name="Consolas" fo:font-size="12pt" fo:font-weight="bold" officeooo:paragraph-rsid="003bd6b0" fo:background-color="#ffffff" style:font-size-asian="12pt" style:font-weight-asian="bold" style:font-size-complex="12pt" style:font-weight-complex="bold"/>
    </style:style>
    <style:style style:name="P149"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150"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151"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152"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153"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154" style:family="paragraph" style:parent-style-name="Standard">
      <style:paragraph-properties fo:line-height="115%"/>
      <style:text-properties fo:color="#000000" loext:opacity="100%" style:font-name="Liberation Sans" fo:font-size="10pt" fo:language="tr" fo:country="TR" fo:font-weight="normal" fo:background-color="#ffffff" style:font-size-asian="10pt" style:font-size-complex="10pt"/>
    </style:style>
    <style:style style:name="P155" style:family="paragraph" style:parent-style-name="Standard">
      <style:paragraph-properties fo:line-height="115%"/>
      <style:text-properties fo:color="#000000" loext:opacity="100%" style:font-name="Liberation Sans" fo:font-size="12pt" fo:font-weight="bold" fo:background-color="#ffffff" style:font-size-asian="12pt" style:font-weight-asian="bold" style:font-size-complex="12pt" style:font-weight-complex="bold"/>
    </style:style>
    <style:style style:name="P156" style:family="paragraph" style:parent-style-name="Standard">
      <style:paragraph-properties style:line-height-at-least="0.635cm"/>
      <style:text-properties fo:color="#000000" loext:opacity="100%" style:font-name="Consolas" fo:font-size="10pt" fo:font-weight="bold" fo:background-color="#ffffff" style:font-size-asian="10pt" style:font-weight-asian="bold" style:font-size-complex="10pt" style:font-weight-complex="bold"/>
    </style:style>
    <style:style style:name="P157"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58" style:family="paragraph" style:parent-style-name="Standard">
      <style:paragraph-properties style:line-height-at-least="0.635cm"/>
      <style:text-properties fo:color="#000000" loext:opacity="100%" style:font-name="Consolas" fo:font-size="11pt" fo:font-weight="bold" officeooo:paragraph-rsid="003bd6b0" fo:background-color="#ffffff" style:font-size-asian="11pt" style:font-weight-asian="bold" style:font-size-complex="11pt" style:font-weight-complex="bold"/>
    </style:style>
    <style:style style:name="P159" style:family="paragraph" style:parent-style-name="Standard">
      <style:paragraph-properties style:line-height-at-least="0.635cm"/>
      <style:text-properties fo:color="#000000" loext:opacity="100%" style:font-name="Consolas" fo:font-size="11pt" fo:font-weight="bold" officeooo:paragraph-rsid="003c23cd" fo:background-color="#ffffff" style:font-size-asian="11pt" style:font-weight-asian="bold" style:font-size-complex="11pt" style:font-weight-complex="bold"/>
    </style:style>
    <style:style style:name="P160" style:family="paragraph" style:parent-style-name="Standard" style:list-style-name="L4">
      <style:text-properties fo:font-size="10pt" fo:language="tr" fo:country="TR" style:font-size-asian="10pt" style:font-size-complex="10pt"/>
    </style:style>
    <style:style style:name="P161" style:family="paragraph" style:parent-style-name="Standard" style:list-style-name="L5">
      <style:text-properties fo:font-size="10pt" fo:language="tr" fo:country="TR" officeooo:paragraph-rsid="00085738" style:font-size-asian="10pt" style:font-size-complex="10pt"/>
    </style:style>
    <style:style style:name="P162" style:family="paragraph" style:parent-style-name="Standard">
      <style:text-properties fo:color="#008000" loext:opacity="100%" style:font-name="Cascadia Mono1" fo:font-size="9.5pt" style:font-size-asian="9.5pt"/>
    </style:style>
    <style:style style:name="P163" style:family="paragraph" style:parent-style-name="Standard">
      <style:text-properties fo:color="#008000" loext:opacity="100%" style:font-name="Cascadia Mono1" fo:font-size="9.5pt" officeooo:rsid="0027c215" officeooo:paragraph-rsid="0027c215" style:font-size-asian="9.5pt"/>
    </style:style>
    <style:style style:name="P164" style:family="paragraph" style:parent-style-name="Standard">
      <style:text-properties fo:color="#008000" loext:opacity="100%" style:font-name="Cascadia Mono1" fo:font-size="9.5pt" officeooo:paragraph-rsid="0027c215" style:font-size-asian="9.5pt"/>
    </style:style>
    <style:style style:name="P165" style:family="paragraph" style:parent-style-name="Standard">
      <style:paragraph-properties fo:margin-left="0cm" fo:margin-right="0cm" fo:line-height="115%" fo:text-indent="0cm" style:auto-text-indent="false"/>
      <style:text-properties fo:color="#000000" loext:opacity="100%" style:font-name="Liberation Sans" fo:font-size="10pt" fo:background-color="#ffffff" style:font-size-asian="10pt" style:font-size-complex="10pt"/>
    </style:style>
    <style:style style:name="P166" style:family="paragraph" style:parent-style-name="Standard">
      <style:paragraph-properties fo:margin-left="0cm" fo:margin-right="0cm" fo:line-height="115%" fo:text-indent="0cm" style:auto-text-indent="false"/>
      <style:text-properties fo:color="#000000" loext:opacity="100%" style:font-name="Liberation Sans" fo:font-size="10pt" fo:font-weight="normal" fo:background-color="#ffffff" style:font-size-asian="10pt" style:font-size-complex="10pt"/>
    </style:style>
    <style:style style:name="T1" style:family="text">
      <style:text-properties fo:color="#008000" loext:opacity="100%" style:font-name="Cascadia Mono1"/>
    </style:style>
    <style:style style:name="T2" style:family="text">
      <style:text-properties fo:color="#008000" loext:opacity="100%" style:font-name="Cascadia Mono1" fo:font-size="9.5pt" style:font-size-asian="9.5pt"/>
    </style:style>
    <style:style style:name="T3" style:family="text">
      <style:text-properties fo:color="#808080" loext:opacity="100%"/>
    </style:style>
    <style:style style:name="T4" style:family="text">
      <style:text-properties fo:color="#808080" loext:opacity="100%" officeooo:rsid="00386e3e"/>
    </style:style>
    <style:style style:name="T5" style:family="text">
      <style:text-properties fo:color="#808080" loext:opacity="100%" fo:background-color="transparent" loext:char-shading-value="0"/>
    </style:style>
    <style:style style:name="T6" style:family="text">
      <style:text-properties fo:color="#808080" loext:opacity="100%" style:font-name="Consolas" fo:font-size="11pt" fo:font-weight="bold" style:font-size-asian="11pt" style:font-weight-asian="bold" style:font-size-complex="11pt" style:font-weight-complex="bold"/>
    </style:style>
    <style:style style:name="T7" style:family="text">
      <style:text-properties style:font-name="Cascadia Mono1"/>
    </style:style>
    <style:style style:name="T8" style:family="text">
      <style:text-properties style:font-name="Cascadia Mono1" fo:font-size="9.5pt" style:font-size-asian="9.5pt"/>
    </style:style>
    <style:style style:name="T9" style:family="text">
      <style:text-properties style:font-name="Cascadia Mono1" fo:font-size="9.5pt" officeooo:rsid="000fd630" style:font-size-asian="9.5pt"/>
    </style:style>
    <style:style style:name="T10" style:family="text">
      <style:text-properties style:font-name="Cascadia Mono1" fo:font-size="9.5pt" officeooo:rsid="001051dc" style:font-size-asian="9.5pt"/>
    </style:style>
    <style:style style:name="T11" style:family="text">
      <style:text-properties style:font-name="Cascadia Mono1" fo:font-size="9.5pt" officeooo:rsid="000fe702" style:font-size-asian="9.5pt"/>
    </style:style>
    <style:style style:name="T12" style:family="text">
      <style:text-properties style:font-name="Cascadia Mono1" fo:font-size="9.5pt" officeooo:rsid="001aecb7" style:font-size-asian="9.5pt"/>
    </style:style>
    <style:style style:name="T13" style:family="text">
      <style:text-properties style:font-name="Cascadia Mono1" fo:font-size="9.5pt" officeooo:rsid="0027c215" style:font-size-asian="9.5pt"/>
    </style:style>
    <style:style style:name="T14" style:family="text">
      <style:text-properties style:font-name="Cascadia Mono1" fo:font-size="9.5pt" fo:font-weight="normal" style:font-size-asian="9.5pt" style:font-weight-asian="normal" style:font-weight-complex="normal"/>
    </style:style>
    <style:style style:name="T15" style:family="text">
      <style:text-properties style:font-name="Cascadia Mono1" fo:font-size="9.5pt" fo:font-weight="bold" style:font-size-asian="9.5pt" style:font-weight-asian="bold" style:font-size-complex="11pt" style:font-weight-complex="bold"/>
    </style:style>
    <style:style style:name="T16" style:family="text">
      <style:text-properties style:font-name="Cascadia Mono1" officeooo:rsid="0006e5d4"/>
    </style:style>
    <style:style style:name="T17" style:family="text">
      <style:text-properties style:font-name="Cascadia Mono1" fo:font-style="normal" fo:font-weight="normal" officeooo:rsid="0006e5d4" style:font-style-asian="normal" style:font-weight-asian="normal" style:font-style-complex="normal" style:font-weight-complex="normal"/>
    </style:style>
    <style:style style:name="T18" style:family="text">
      <style:text-properties fo:color="#666666" loext:opacity="100%" style:font-name="Cascadia Mono1"/>
    </style:style>
    <style:style style:name="T19" style:family="text">
      <style:text-properties fo:color="#000000" loext:opacity="100%" style:font-name="Cascadia Mono1"/>
    </style:style>
    <style:style style:name="T20" style:family="text">
      <style:text-properties fo:color="#000000" loext:opacity="100%" style:font-name="Cascadia Mono1" officeooo:rsid="00085738"/>
    </style:style>
    <style:style style:name="T21" style:family="text">
      <style:text-properties fo:color="#000000" loext:opacity="100%" style:font-name="Cascadia Mono1" fo:font-weight="normal" style:font-weight-asian="normal" style:font-weight-complex="normal"/>
    </style:style>
    <style:style style:name="T22" style:family="text">
      <style:text-properties fo:color="#000000" loext:opacity="100%" style:font-name="Cascadia Mono1" fo:font-weight="normal" officeooo:rsid="00085738" style:font-weight-asian="normal" style:font-weight-complex="normal"/>
    </style:style>
    <style:style style:name="T23" style:family="text">
      <style:text-properties fo:color="#000000" loext:opacity="100%" style:font-name="Cascadia Mono1" fo:font-size="9.5pt" style:font-size-asian="9.5pt"/>
    </style:style>
    <style:style style:name="T24"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25" style:family="text">
      <style:text-properties fo:color="#000000" loext:opacity="100%" style:font-name="Liberation Sans" fo:font-size="9.5pt" style:font-size-asian="9.5pt"/>
    </style:style>
    <style:style style:name="T26" style:family="text">
      <style:text-properties fo:font-size="9.5pt" style:font-size-asian="9.5pt"/>
    </style:style>
    <style:style style:name="T27" style:family="text">
      <style:text-properties fo:font-size="9.5pt" officeooo:rsid="001493df" style:font-size-asian="9.5pt"/>
    </style:style>
    <style:style style:name="T28" style:family="text">
      <style:text-properties fo:font-size="9.5pt" style:font-size-asian="9.5pt" style:font-size-complex="11pt"/>
    </style:style>
    <style:style style:name="T29" style:family="text">
      <style:text-properties fo:font-size="9.5pt" officeooo:rsid="000d15a1" style:font-size-asian="9.5pt" style:font-size-complex="11pt"/>
    </style:style>
    <style:style style:name="T30" style:family="text">
      <style:text-properties fo:font-size="9.5pt" officeooo:rsid="00165d04" style:font-size-asian="9.5pt" style:font-size-complex="11pt"/>
    </style:style>
    <style:style style:name="T31" style:family="text">
      <style:text-properties fo:font-size="9.5pt" officeooo:rsid="001977ab" style:font-size-asian="9.5pt"/>
    </style:style>
    <style:style style:name="T32" style:family="text">
      <style:text-properties fo:font-size="9.5pt" officeooo:rsid="001bbf67" style:font-size-asian="9.5pt"/>
    </style:style>
    <style:style style:name="T33" style:family="text">
      <style:text-properties fo:font-size="9.5pt" officeooo:rsid="0027c215" style:font-size-asian="9.5pt"/>
    </style:style>
    <style:style style:name="T34" style:family="text">
      <style:text-properties fo:font-size="9.5pt" officeooo:rsid="002aa898" style:font-size-asian="9.5pt"/>
    </style:style>
    <style:style style:name="T35" style:family="text">
      <style:text-properties fo:font-size="9.5pt" fo:font-weight="normal" officeooo:rsid="000d15a1" style:font-size-asian="9.5pt" style:font-weight-asian="normal" style:font-size-complex="11pt" style:font-weight-complex="normal"/>
    </style:style>
    <style:style style:name="T36" style:family="text">
      <style:text-properties fo:font-size="9.5pt" fo:font-weight="normal" style:font-size-asian="9.5pt" style:font-weight-asian="normal" style:font-weight-complex="normal"/>
    </style:style>
    <style:style style:name="T37" style:family="text">
      <style:text-properties fo:font-size="9.5pt" fo:font-weight="bold" officeooo:rsid="000d15a1" style:font-size-asian="9.5pt" style:font-weight-asian="bold" style:font-size-complex="11pt" style:font-weight-complex="bold"/>
    </style:style>
    <style:style style:name="T38" style:family="text">
      <style:text-properties fo:font-size="9.5pt" fo:language="tr" fo:country="TR" style:font-size-asian="9.5pt"/>
    </style:style>
    <style:style style:name="T39" style:family="text">
      <style:text-properties officeooo:rsid="0006e5d4"/>
    </style:style>
    <style:style style:name="T40" style:family="text">
      <style:text-properties officeooo:rsid="001493df"/>
    </style:style>
    <style:style style:name="T41" style:family="text">
      <style:text-properties officeooo:rsid="0017b3a8"/>
    </style:style>
    <style:style style:name="T42" style:family="text">
      <style:text-properties style:font-name="Liberation Sans"/>
    </style:style>
    <style:style style:name="T43" style:family="text">
      <style:text-properties fo:font-weight="normal"/>
    </style:style>
    <style:style style:name="T44" style:family="text">
      <style:text-properties officeooo:rsid="0032e056"/>
    </style:style>
    <style:style style:name="T45" style:family="text">
      <style:text-properties style:font-name="Liberation Sans" fo:font-size="10pt" fo:font-weight="normal" style:font-size-asian="10pt" style:font-size-complex="10pt"/>
    </style:style>
    <style:style style:name="T46" style:family="text">
      <style:text-properties style:font-name="Liberation Sans"/>
    </style:style>
    <style:style style:name="T47" style:family="text">
      <style:text-properties fo:font-style="normal" style:font-style-asian="normal" style:font-weight-asian="bold" style:font-style-complex="normal" style:font-weight-complex="bold"/>
    </style:style>
    <style:style style:name="T48" style:family="text">
      <style:text-properties fo:font-style="normal" officeooo:rsid="00386e3e" style:font-style-asian="normal" style:font-weight-asian="bold" style:font-style-complex="normal" style:font-weight-complex="bold"/>
    </style:style>
    <style:style style:name="T49" style:family="text">
      <style:text-properties officeooo:rsid="003bd6b0"/>
    </style:style>
    <style:style style:name="T50" style:family="text">
      <style:text-properties style:font-name="Consolas"/>
    </style:style>
    <style:style style:name="T51" style:family="text">
      <style:text-properties style:font-name="Consolas" fo:font-weight="normal"/>
    </style:style>
    <style:style style:name="T52" style:family="text">
      <style:text-properties style:font-name="Consolas" fo:font-size="11pt" style:font-size-asian="11pt" style:font-size-complex="11pt"/>
    </style:style>
    <style:style style:name="T53" style:family="text">
      <style:text-properties style:font-name="Consolas" fo:font-size="11pt" fo:font-weight="normal" style:font-size-asian="11pt" style:font-size-complex="11pt"/>
    </style:style>
    <style:style style:name="T54" style:family="text">
      <style:text-properties style:font-name="Consolas" fo:font-size="11pt" fo:font-weight="bold" style:font-size-asian="11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Classes(Sınıflar)</text:p>
      <text:p text:style-name="P93"/>
      <text:p text:style-name="P30">ctor -&gt; constructor</text:p>
      <text:p text:style-name="P31">dtor -&gt; destructor</text:p>
      <text:p text:style-name="P31"/>
      <text:p text:style-name="P34">Ctor'lar overload edilebilir.</text:p>
      <text:p text:style-name="P34">Eğer ctor'un parametresi yoksa buna "default" ctor denir ve "special member function"'dur.</text:p>
      <text:p text:style-name="P34">Eğer ctor yazılmamış ise ve bir parametre ile overload edilmemiş ise derleyici bunu implicty olarak kendi yazar. Eğer overload edilmiş ise derleyici yazmaz.</text:p>
      <text:p text:style-name="P29"/>
      <text:p text:style-name="P96">class MyClass{</text:p>
      <text:p text:style-name="P96">public:</text:p>
      <text:p text:style-name="P96"><text:s text:c="2"/>MyClass(); <text:s text:c="3"/><text:span text:style-name="T3">//default ctor</text:span></text:p>
      <text:p text:style-name="P96"><text:s text:c="2"/>MyClass(int); <text:span text:style-name="T3">//overload ctor</text:span></text:p>
      <text:p text:style-name="P96"><text:s text:c="2"/>~MyClass(); <text:s text:c="2"/><text:span text:style-name="T3">//default dtor</text:span></text:p>
      <text:p text:style-name="P97">};</text:p>
      <text:p text:style-name="P95"/>
      <text:list xml:id="list873729918" text:style-name="L1">
        <text:list-item>
          <text:p text:style-name="P116"><text:span text:style-name="T39">dtor'lar ismi ile çağırılamaz.Yani nokta(.) operatörünün, ok (-&gt;) operatörünün veya </text:span>çözünürlük(::) operatörü ile çağırılamaz.</text:p>
        </text:list-item>
        <text:list-item>
          <text:p text:style-name="P115">dtor ise çağırılabilir. Syntax hatası olmaz legaldir. Fakat kesinlikle tavsiye edilmez. Sadece<text:span text:style-name="T39"> bir Placement new operatörü için kullanılır.</text:span></text:p>
        </text:list-item>
      </text:list>
      <text:p text:style-name="P98"/>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78"><text:span text:style-name="T7"><text:s text:c="2"/>m1.MyClass(); </text:span><text:span text:style-name="T18">// Gercersiz (Syntax Hatası)</text:span></text:p>
      <text:p text:style-name="P78"><text:span text:style-name="T7"><text:s text:c="2"/>m1.~MyClass() </text:span><text:span text:style-name="T18">// Gecerli (sadece Placement new operatörü ile çağrılır) kullanımı <text:tab/><text:tab/>tavsiye edilmez</text:span></text:p>
      <text:p text:style-name="P3">}</text:p>
      <text:p text:style-name="P5"/>
      <text:list xml:id="list338719301" text:style-name="L2">
        <text:list-item>
          <text:p text:style-name="P117">Class elemanlarına ilk değer vermek için Constructor Initializer List diğer adıyla</text:p>
        </text:list-item>
      </text:list>
      <text:list xml:id="list2786486974" text:style-name="L3">
        <text:list-header>
          <text:p text:style-name="P118">Member Initializer List(MIL) kullanılır.</text:p>
        </text:list-header>
        <text:list-item>
          <text:p text:style-name="P118">Sadece parantez atomu ile değil küme parantezi ile de ilk değer verileblir. Bu durum modern C++ için geçerlidir.</text:p>
        </text:list-item>
        <text:list-item>
          <text:p text:style-name="P129"><text:span text:style-name="T16">C</text:span><text:span text:style-name="T7">onstructor Initializer List her zaman birinci tercih olmalıdır.</text:span></text:p>
        </text:list-item>
      </text:list>
      <text:p text:style-name="P6"/>
      <text:p text:style-name="P4">class MyClass{</text:p>
      <text:p text:style-name="P4">public:</text:p>
      <text:p text:style-name="P79"><text:span text:style-name="T7"><text:s text:c="2"/>MyClass() : mx(10), my{20} {} </text:span><text:span text:style-name="T18">// Constructor Initializer List</text:span></text:p>
      <text:p text:style-name="P4"/>
      <text:p text:style-name="P4">private:</text:p>
      <text:p text:style-name="P4"><text:s text:c="2"/>int mx, my;<text:tab/></text:p>
      <text:p text:style-name="P4">};</text:p>
      <text:p text:style-name="P6"/>
      <text:list xml:id="list2643632884" text:style-name="L4">
        <text:list-item>
          <text:p text:style-name="P160"><text:span text:style-name="T19">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79"><text:span text:style-name="T7"><text:tab/>mx = 10;<text:tab/></text:span><text:span text:style-name="T18">// Bu ilk değer verme değildir. Atamadır.</text:span></text:p>
      <text:p text:style-name="P79"><text:span text:style-name="T7"><text:tab/>my = 20;<text:tab/></text:span><text:span text:style-name="T18">// Not initializer .This is a assigment</text:span></text:p>
      <text:p text:style-name="P4"><text:s text:c="2"/>}</text:p>
      <text:p text:style-name="P4">private:</text:p>
      <text:p text:style-name="P4"><text:s text:c="2"/>int my, mx;</text:p>
      <text:p text:style-name="P3">};</text:p>
      <text:list xml:id="list2210125564" text:style-name="L5">
        <text:list-header>
          <text:p text:style-name="P121"/>
        </text:list-header>
        <text:list-item>
          <text:p text:style-name="P130"><text:span text:style-name="T17">İlk yazılan değişken her zaman ilk olarak hayata gelir. "int mx, my " örneğinde mx değişkeni </text:span><text:span text:style-name="T7">önce hayata gelir. Ctor init list ile ilk değer verme sırası değişkenin hayata gelmesi için önemli değildir.</text:span></text:p>
        </text:list-item>
        <text:list-item>
          <text:p text:style-name="P161"><text:span text:style-name="T19">Tavsiye edilen ilk hangi değişken hayata gelmiş ise o değişkenin init edilirken ilk sıraya ya</text:span><text:span text:style-name="T20">z</text:span><text:span text:style-name="T19">ılması</text:span><text:span text:style-name="T21">dı</text:span><text:span text:style-name="T22">z.</text:span></text:p>
        </text:list-item>
      </text:list>
      <text:p text:style-name="P111"/>
      <text:p text:style-name="P6">class MyClass{</text:p>
      <text:p text:style-name="P6">public:</text:p>
      <text:p text:style-name="P80"><text:span text:style-name="T7"><text:s text:c="2"/>MyClass() : my(mx*5), mx{20} {} // </text:span><text:span text:style-name="T18">Geçerlidir. Çünkü önce mx hayata geldiği için my <text:tab/><text:tab/><text:tab/> <text:s text:c="7"/>de mx'in 5 katı değerini alır.</text:span></text:p>
      <text:p text:style-name="P80"><text:span text:style-name="T7"><text:s text:c="2"/>MyClass() : mx(my*5), my{20} {} </text:span><text:span text:style-name="T18">// Tanımsız davranışdır. Çünkü mx,my'nin çöp değeri <text:tab/><text:tab/><text:tab/> <text:s text:c="7"/>ile hayata gelir.</text:span></text:p>
      <text:p text:style-name="P6">private:</text:p>
      <text:p text:style-name="P80"><text:span text:style-name="T7"><text:s text:c="2"/>int mx, my; <text:s/></text:span><text:span text:style-name="T18">//ilk mx sonra my hayata gelir.</text:span></text:p>
      <text:p text:style-name="P3">};</text:p>
      <text:p text:style-name="P3"/>
      <text:p text:style-name="P3"/>
      <text:list xml:id="list620058115" text:style-name="L6">
        <text:list-item>
          <text:p text:style-name="P131"><text:span text:style-name="T17">Bazı durumlarda değişkenler ilk değer vermek bir mecburiyet. Örneğin sınıfın veri elemenının const </text:span><text:span text:style-name="T7">veya referans olması.</text:span></text:p>
        </text:list-item>
      </text:list>
      <text:p text:style-name="P6"/>
      <text:p text:style-name="P6">class MyClass{</text:p>
      <text:p text:style-name="P6">public:</text:p>
      <text:p text:style-name="P80"><text:span text:style-name="T7"><text:s text:c="2"/>MyClass() : mx(10) , mref(my) </text:span><text:span text:style-name="T18">//olması gereken tanımlama</text:span></text:p>
      <text:p text:style-name="P6"><text:s text:c="2"/>{</text:p>
      <text:p text:style-name="P112"><text:tab/>//mx = 10; //syntax hatası.</text:p>
      <text:p text:style-name="P112"><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xml:id="list2282380829" text:style-name="L7">
        <text:list-item>
          <text:p text:style-name="P122">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xml:id="list2260311437" text:style-name="L8">
        <text:list-item>
          <text:p text:style-name="P123">in-class initializer veya default member initializer olarak bilinen yöntem modern C++ ile gelmiştir. </text:p>
        </text:list-item>
        <text:list-item>
          <text:p text:style-name="P119">Default member init aslında ilk değer vermez. Derleyiciye ctor'da ctor init <text:soft-page-break/>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80"><text:span text:style-name="T7"><text:s/>std::cout &lt;&lt; my &lt;&lt; "\n";<text:tab/></text:span><text:span text:style-name="T18">// my nin değeri 30 olur. Çünkü ctor init list ile zaten</text:span><text:span text:style-name="T7"> <text:tab/><text:tab/><text:tab/></text:span><text:span text:style-name="T18">// değişkene ilk değer</text:span></text:p>
      <text:p text:style-name="P80"><text:span text:style-name="T7"><text:tab/><text:tab/><text:tab/></text:span><text:span text:style-name="T18">// verildiği için default member init geçersiz oldu.</text:span></text:p>
      <text:p text:style-name="P80"><text:span text:style-name="T7"><text:s/>std::cout &lt;&lt; mx &lt;&lt; "\n";<text:tab/></text:span><text:span text:style-name="T18">// mx değeri ise 20 olur</text:span></text:p>
      <text:p text:style-name="P6">}</text:p>
      <text:p text:style-name="P6"/>
      <text:p text:style-name="P6">private:</text:p>
      <text:p text:style-name="P80"><text:span text:style-name="T7"><text:s text:c="2"/>int my = 10; <text:tab/></text:span><text:span text:style-name="T18">//geçerli. //in-class veya default member init</text:span></text:p>
      <text:p text:style-name="P80"><text:span text:style-name="T7"><text:s text:c="2"/>int mx{20}; <text:s/><text:tab/></text:span><text:span text:style-name="T18">// geçerli //in-class veya default member init</text:span></text:p>
      <text:p text:style-name="P80"><text:span text:style-name="T7"><text:s/></text:span><text:span text:style-name="T18"><text:s/>//int mz(30); <text:s/><text:tab/>//geçersiz syntax hatası. normal parantez kullanılamıyor.</text:span></text:p>
      <text:p text:style-name="P3">};</text:p>
      <text:p text:style-name="P3"/>
      <text:list xml:id="list2142591776" text:style-name="L9">
        <text:list-item>
          <text:p text:style-name="P132">Default ctor class da bulunmak zorunda değil. Ama bulunması kısıtlayıcılığı gidermek açısından önemli. Mücbir bir sebep yoksa bulunmalı.</text:p>
        </text:list-item>
      </text:list>
      <text:p text:style-name="P33"/>
      <text:list xml:id="list191238035632001" text:continue-numbering="true" text:style-name="L9">
        <text:list-item>
          <text:p text:style-name="P132">Bir ctor'u başka bir ctor ile init edilebilir. Bu durumu delegating constructor denir.</text:p>
          <text:p text:style-name="P120"/>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114" text:outline-level="3">Special Member Function</text:h>
      <text:p text:style-name="P42">C++ 'da 6 adet özel üye fonksiyonu vardır. Özel üye fonksiyonlarını siz yazmasanızda kullanıldığı zaman derleyici bunlar kullanmak için kendi kodunu yazar.</text:p>
      <text:p text:style-name="P42"/>
      <text:p text:style-name="P42">Special Member Functions ( Özel üye fonksiyonları )</text:p>
      <text:list xml:id="list1108530635" text:style-name="L10">
        <text:list-item>
          <text:p text:style-name="P138">default constructor</text:p>
        </text:list-item>
        <text:list-item>
          <text:p text:style-name="P138">destructor</text:p>
        </text:list-item>
        <text:list-item>
          <text:p text:style-name="P138">copy constructor</text:p>
        </text:list-item>
        <text:list-item>
          <text:p text:style-name="P138">move constructor (C++ ile eklendi)</text:p>
        </text:list-item>
        <text:list-item>
          <text:p text:style-name="P138">copy assignment</text:p>
        </text:list-item>
        <text:list-item>
          <text:p text:style-name="P139">move assignment (C++ ile eklendi)</text:p>
        </text:list-item>
      </text:list>
      <text:p text:style-name="P42"/>
      <text:p text:style-name="P9">class MyClass {</text:p>
      <text:p text:style-name="P17">public:</text:p>
      <text:p text:style-name="P17"><text:s text:c="2"/>MyClass();<text:tab/><text:tab/>//user-declared (define) burada ctor'dan <text:tab/><text:tab/><text:tab/><text:tab/>kullanıca sorumlu. Derleyici yazmaz.</text:p>
      <text:p text:style-name="P17"><text:s text:c="2"/>MyClass() = default;<text:tab/>// user-declared (defaulted) burada sadece bildirim var. K<text:tab/><text:tab/><text:tab/>odu derleyici yazar.</text:p>
      <text:p text:style-name="P17"><text:s text:c="2"/>MyClass() = delete;<text:tab/>// user-declared (deleted) burada ctor kullanıcı tarafından <text:tab/><text:tab/><text:tab/>siliniyor.</text:p>
      <text:p text:style-name="P18"><text:tab/><text:tab/><text:tab/>// <text:s/>Buna herhangi bir çağrı artık syntax hatası olur</text:p>
      <text:p text:style-name="P9">};</text:p>
      <text:p text:style-name="P42">Sadece Özel üye fonksiyonlar default edilebilir. Herhangi bir fonksiyon ise delete edilebilir.</text:p>
      <text:p text:style-name="P41"/>
      <text:p text:style-name="P41"><text:soft-page-break/>Eğer derleyici sınıfın bir özel üye fonksiyonunu default edecek ise fakat derleyicinin</text:p>
      <text:p text:style-name="P41">özel üye fonksiyonunu oluşturması sürecinde bir sentaks hatası oluşursa derleyici</text:p>
      <text:p text:style-name="P42">default edeceği özel üye fonksiyonunu delete eder.</text:p>
      <text:p text:style-name="P42"/>
      <text:p text:style-name="P9">class MyClass {</text:p>
      <text:p text:style-name="P17">private:</text:p>
      <text:p text:style-name="P17"><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42">Eğer bir sınıdın ctor 'u kullanıcı tarafından private kısma konulursa dışarıdan erişime kapalı olduğu için o nesne oluşturulduğu an sentaks hatası oluşur.</text:p>
      <text:p text:style-name="P42"/>
      <text:p text:style-name="P9">class MyClass {</text:p>
      <text:p text:style-name="P17">private:</text:p>
      <text:p text:style-name="P17"><text:s text:c="2"/>MyClass();</text:p>
      <text:p text:style-name="P17">};</text:p>
      <text:p text:style-name="P17"/>
      <text:p text:style-name="P17">int main()</text:p>
      <text:p text:style-name="P17">{</text:p>
      <text:p text:style-name="P17"><text:s text:c="2"/>MyClass m; <text:s/>//sentaks hatası</text:p>
      <text:p text:style-name="P9">}</text:p>
      <text:p text:style-name="P9"/>
      <text:p text:style-name="P62">COPY CONSTRUCTOR</text:p>
      <text:p text:style-name="P44">Eğer bir sınıf aynı sınıf türünden başka bir nesne ile init edilirse burada Copy Constructor özel üye fonksiyonu çağırılır.</text:p>
      <text:p text:style-name="P44"/>
      <text:p text:style-name="P44"/>
      <text:p text:style-name="P14"><text:s text:c="2"/>class MyClass {};</text:p>
      <text:p text:style-name="P17"/>
      <text:p text:style-name="P17"><text:s text:c="2"/>void Func(MyClass m){}</text:p>
      <text:p text:style-name="P17"/>
      <text:p text:style-name="P17"><text:s text:c="2"/>int main()</text:p>
      <text:p text:style-name="P17"><text:s text:c="2"/>{</text:p>
      <text:p text:style-name="P17"><text:tab/>MyClass m1;</text:p>
      <text:p text:style-name="P17"><text:tab/>MyClass m2{m1};<text:tab/> <text:s/>//Copy ctor</text:p>
      <text:p text:style-name="P17"><text:tab/>MyClass m3(m1);<text:tab/> <text:s/>//Copy ctor</text:p>
      <text:p text:style-name="P17"><text:tab/>MyClass m4 = m1; <text:tab/> <text:s/>//Copy ctor</text:p>
      <text:p text:style-name="P17"/>
      <text:p text:style-name="P17"><text:tab/>Func(m1);<text:tab/><text:tab/> <text:s/>//Copy ctor</text:p>
      <text:p text:style-name="P17"><text:s text:c="2"/>}</text:p>
      <text:p text:style-name="P17"/>
      <text:p text:style-name="P17"><text:s text:c="2"/>class MyClass{</text:p>
      <text:p text:style-name="P17"><text:s text:c="2"/>public:</text:p>
      <text:p text:style-name="P17"><text:s text:c="2"/>MyClass(const MyClass&amp;){} //derleyicinin yazdığı copy ctor sentaksı</text:p>
      <text:p text:style-name="P14"><text:s text:c="2"/>};</text:p>
      <text:p text:style-name="P14"/>
      <text:p text:style-name="P44">Derleyicinin yazdığı copy ctor, sınıfın non-static,public ve inline fonksiyonudur. Elemanı olan bir sınıfın derleyici tarafından yazılan copy ctor'ı aşağıdaki gibidir.</text:p>
      <text:p text:style-name="P44"/>
      <text:p text:style-name="P14"><text:s text:c="2"/>class MyClass{</text:p>
      <text:p text:style-name="P17"><text:s text:c="2"/>public:</text:p>
      <text:p text:style-name="P17"><text:soft-page-break/><text:tab/>MyClass(const MyClass&amp; other) : mx(other.mx), my(other.my){}</text:p>
      <text:p text:style-name="P17"><text:s text:c="2"/>private:</text:p>
      <text:p text:style-name="P17"><text:s text:c="2"/>int mx;</text:p>
      <text:p text:style-name="P17"><text:s text:c="2"/>int my;</text:p>
      <text:p text:style-name="P14"><text:s text:c="2"/>};</text:p>
      <text:p text:style-name="P14"/>
      <text:p text:style-name="P66"><text:span text:style-name="T37">rule of zero(sıfır kuralı):</text:span><text:span text:style-name="T35"> sınıfın özel üye fonksiyonlarının derleyici tarafından yazılması </text:span><text:span text:style-name="T26">(default ctor hariç). </text:span></text:p>
      <text:p text:style-name="P47"><text:tab/><text:tab/><text:tab/><text:tab/><text:tab/><text:tab/><text:tab/> <text:s/></text:p>
      <text:p text:style-name="P47">Eğer özel bir durum oluşmadığı sürece rule of zero ya uyuymalı.</text:p>
      <text:p text:style-name="P47"/>
      <text:p text:style-name="P44">Aşağıda bir copy ctor örneği bulunmaktadır.</text:p>
      <text:p text:style-name="P44"/>
      <text:p text:style-name="P14"><text:s text:c="2"/>class Date{</text:p>
      <text:p text:style-name="P17"><text:s text:c="2"/>private:</text:p>
      <text:p text:style-name="P17"><text:tab/>int m_Day, m_Mon, m_Year;</text:p>
      <text:p text:style-name="P17"><text:s text:c="2"/>public:</text:p>
      <text:p text:style-name="P17"><text:tab/>Date(int d, int m, int y) : m_Day(d), m_Mon(m), m_Year(y){}</text:p>
      <text:p text:style-name="P17"/>
      <text:p text:style-name="P17"><text:tab/>void print()const</text:p>
      <text:p text:style-name="P17"><text:tab/>{</text:p>
      <text:p text:style-name="P17"><text:tab/> <text:s/>std::cout &lt;&lt; m_Day &lt;&lt; '/' &lt;&lt; m_Mon &lt;&lt; '/' &lt;&lt; m_Year &lt;&lt; '\n';</text:p>
      <text:p text:style-name="P17"><text:tab/>}</text:p>
      <text:p text:style-name="P14"><text:s text:c="2"/>};</text:p>
      <text:p text:style-name="P14"/>
      <text:p text:style-name="P14"><text:s text:c="2"/>int main()</text:p>
      <text:p text:style-name="P17"><text:s text:c="2"/>{</text:p>
      <text:p text:style-name="P17"><text:tab/>Date today(5, 22, 2022);</text:p>
      <text:p text:style-name="P17"><text:tab/>Date x{ today }; //copy ctor</text:p>
      <text:p text:style-name="P17"/>
      <text:p text:style-name="P17"><text:tab/>//iki çıkta da aynı değeri gösterir</text:p>
      <text:p text:style-name="P17"><text:tab/>today.print();</text:p>
      <text:p text:style-name="P17"><text:tab/>x.print();</text:p>
      <text:p text:style-name="P14"><text:s text:c="2"/>}</text:p>
      <text:p text:style-name="P99"/>
      <text:p text:style-name="P66"><text:span text:style-name="T35">Copy ctor yaptığı iş sınıfın elemanlarını kopyalamak. Fakat bazı durumlarda </text:span><text:span text:style-name="T26">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47"/>
      <text:p text:style-name="P48">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67"><text:span text:style-name="T26">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35">durumlarda kendi copy ctor umuzu yazmamız gerekiyor.</text:span></text:p>
      <text:p text:style-name="P103"/>
      <text:p text:style-name="P10">class Sentence {</text:p>
      <text:p text:style-name="P8"><text:s/>public:</text:p>
      <text:p text:style-name="P81"><text:span text:style-name="T9"><text:s text:c="2"/>S</text:span><text:span text:style-name="T8">entence(const char* p) : m_len{ std::strlen(p) },<text:tab/><text:tab/><text:tab/><text:tab/><text:tab/> <text:s text:c="7"/>m_ptr{ static_cast&lt;char*&gt;(std::malloc(m_len + 1)) }</text:span></text:p>
      <text:p text:style-name="P8"><text:s text:c="2"/>{</text:p>
      <text:p text:style-name="P81"><text:span text:style-name="T8"><text:s text:c="4"/></text:span><text:span text:style-name="T9">i</text:span><text:span text:style-name="T8">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69"><text:span text:style-name="T8"><text:s/></text:span><text:span text:style-name="T10">}</text:span></text:p>
      <text:p text:style-name="P10">//Hata olmaması için kendi ctor umuzu yazmamız gerekecek</text:p>
      <text:p text:style-name="P8">//------------------------</text:p>
      <text:p text:style-name="P10"><text:soft-page-break/>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81"><text:span text:style-name="T8"><text:s text:c="2"/></text:span><text:span text:style-name="T11">return 0;</text:span></text:p>
      <text:p text:style-name="P10">}</text:p>
      <text:p text:style-name="P10"/>
      <text:p text:style-name="P10"/>
      <text:p text:style-name="P10"/>
      <text:p text:style-name="P63">COPY <text:span text:style-name="T40">ASSIGMENT</text:span></text:p>
      <text:p text:style-name="P63"/>
      <text:p text:style-name="P45">Bir sınıf nesnesine aynı türden başka bir nesne atama operatörü ile atanırsa burada copy assigment(kopyalayan atama operatörü) </text:p>
      <text:p text:style-name="P41">çağırılır. Bu sınıfın özel üye fonksiyonudur fakat bir constructor değildir. Yani çağırıldığı zaman sınıfın üye elemanları</text:p>
      <text:p text:style-name="P41">zaten oluşturulmuş durumdadır. Bu sadece kopyalama işlemi yapar.</text:p>
      <text:p text:style-name="P41"/>
      <text:p text:style-name="P45">Copy assigment da sınıfın non-static public inline fonksiyonudur.</text:p>
      <text:p text:style-name="P105"/>
      <text:p text:style-name="P15">class Myclass{</text:p>
      <text:p text:style-name="P8">public:</text:p>
      <text:p text:style-name="P8"><text:s text:c="2"/>Myclass&amp; operator=(const Myclass&amp; other);</text:p>
      <text:p text:style-name="P12">};</text:p>
      <text:p text:style-name="P17"/>
      <text:p text:style-name="P102"/>
      <text:p text:style-name="P65"><text:soft-page-break/><text:span text:style-name="T27">D</text:span><text:span text:style-name="T26">erleyici elemanları olan bir copy assigment'ı kullanıcı yazmadığı takdirde şu şeklide oluşturur.</text:span></text:p>
      <text:p text:style-name="P17"/>
      <text:p text:style-name="P17">class Myclass{</text:p>
      <text:p text:style-name="P17">public:</text:p>
      <text:p text:style-name="P17"><text:s text:c="2"/>Myclass&amp; operator=(const Myclass&amp; other) </text:p>
      <text:p text:style-name="P17"><text:s text:c="2"/>{</text:p>
      <text:p text:style-name="P17"><text:tab/>m_a = other.m_a;</text:p>
      <text:p text:style-name="P17"><text:tab/>m_b = other.m_b;</text:p>
      <text:p text:style-name="P17"><text:s text:c="2"/>}</text:p>
      <text:p text:style-name="P17"/>
      <text:p text:style-name="P17"><text:s/>private:</text:p>
      <text:p text:style-name="P17"><text:s text:c="2"/>int m_a;</text:p>
      <text:p text:style-name="P17"><text:s text:c="2"/>int m_b;</text:p>
      <text:p text:style-name="P20"><text:s/>};</text:p>
      <text:p text:style-name="P105"/>
      <text:p text:style-name="P105"/>
      <text:p text:style-name="P70"><text:span text:style-name="T29">Eğer class pointer veri elemanına sahip ise derleyicinin yazdığı copy assigment tanımsız davranış oluşmasına </text:span><text:span text:style-name="T26">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7"/>
      <text:p text:style-name="P68"><text:span text:style-name="T26">copy assigmentı yazarken daha önce copy ctor ile oluşşan s2 nesnesinin alınını temizliyoruz. Sebebikopyalanan nesne ile boyutları uyumsuz olabilir. Daha sonra nesneye kopyalanacak boyut kadar bir </text:span><text:span text:style-name="T29">alan açıp kopyalama işlemini yapıyoruz.</text:span></text:p>
      <text:p text:style-name="P105"/>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text:p>
      <text:p text:style-name="P13"><text:soft-page-break/>~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105"/>
      <text:p text:style-name="P45">C++ dilinde atama operatörleri ile oluşturulan ifadelerin değer kategorisi lvalue expression 'dır.</text:p>
      <text:p text:style-name="P41">Eğer atama operatörü s1 = s2 ifadesi gibi fonksiyon çağrısına karşılık geliyorsa. Bir fonksiyon çağrısı</text:p>
      <text:p text:style-name="P41">ifadesinin lvalue expr. olması için fonksiyonun geri dönüş değerinin lvalue olması gerekiyor. Bu sebeple</text:p>
      <text:p text:style-name="P41">copy assigment fonksiyonları &amp;myclass benzeri ifade ile oluşturulurlar ve geri dönüş değerleri de </text:p>
      <text:p text:style-name="P45">*this olur.</text:p>
      <text:p text:style-name="P45"/>
      <text:p text:style-name="P45">Bir nesneye kendisinin ataması durumuna self assigment denir. Nadir durumlarda bu gerçekleşebilir. Örneğin</text:p>
      <text:p text:style-name="P41">aynı nesneyi gösteren iki farklı isimli *p1 ve *p2 pointerları birbirine atanması durumu gerçekleşir.</text:p>
      <text:p text:style-name="P41">Yada aynı nesneyi gösteren bir referans ve pointer da benzer şekilde kullanılabilir. Bu durumdu copy assigment</text:p>
      <text:p text:style-name="P41">fonksiyonuna adres kontrol yapısı eklenmesi gerekir. Yani herhangi bir copy assigmentın çalışması engellenir. </text:p>
      <text:p text:style-name="P41">Eğer bunu yapılmazsa kopyalama öncesi nesne kendi pointer elemanını free edecek ve tüm bilgilerini</text:p>
      <text:p text:style-name="P45">kaybedecekti bu durumda bir tanımsız davranış olacaktı.</text:p>
      <text:p text:style-name="P105"/>
      <text:p text:style-name="P45">Sentence&amp; operator=(const Sentence&amp; other)</text:p>
      <text:p text:style-name="P47">{</text:p>
      <text:p text:style-name="P47">//Nesnenin adresi "this" kopyalanan nesnenin adresi "other" </text:p>
      <text:p text:style-name="P65"><text:span text:style-name="T27"><text:s text:c="3"/>i</text:span><text:span text:style-name="T26">f (this == &amp;other)</text:span></text:p>
      <text:p text:style-name="P47"><text:s text:c="3"/>{</text:p>
      <text:p text:style-name="P47"><text:s text:c="5"/>return *this; <text:s/>//aynı nesne ise atama yapma geri dön</text:p>
      <text:p text:style-name="P47"><text:s text:c="3"/>}</text:p>
      <text:p text:style-name="P47"/>
      <text:p text:style-name="P47"><text:s text:c="3"/>free(m_ptr);</text:p>
      <text:p text:style-name="P47"><text:s text:c="3"/>m_len = other.m_len;</text:p>
      <text:p text:style-name="P47"><text:s text:c="3"/>m_ptr = static_cast&lt;char*&gt;(std::malloc(m_len + 1));</text:p>
      <text:p text:style-name="P47"/>
      <text:p text:style-name="P47"><text:s text:c="3"/>if (m_ptr == nullptr){</text:p>
      <text:p text:style-name="P47"><text:s text:c="5"/>std::cerr &lt;&lt; "bellek yetersiz\n";</text:p>
      <text:p text:style-name="P47"><text:s text:c="5"/>exit(EXIT_FAILURE);</text:p>
      <text:p text:style-name="P47"><text:s text:c="3"/>}</text:p>
      <text:p text:style-name="P47"><text:s text:c="3"/>strcpy(m_ptr,other.m_ptr);</text:p>
      <text:p text:style-name="P47"><text:tab/>return *this;</text:p>
      <text:p text:style-name="P50"><text:s/>}</text:p>
      <text:p text:style-name="P70"><text:soft-page-break/><text:span text:style-name="T29">Eğer user bir destructor oluşturma gereği duyuyorsa bu durumda çok büyük ihtimalle bir kaynağı </text:span><text:span text:style-name="T26">geri verme ihtiyacı duyuyordur. Bu durumda user copy ctor ve copy assigment ıda büyük ihtimalle user ın kendi yazması gerekecektir. Eğer yazılmazsa derleyicinin yazdığı copy ctor ve copy assigment tanımsız davranışa sebebiyet verir.</text:span></text:p>
      <text:p text:style-name="P41"/>
      <text:p text:style-name="P41">Kısaca dtor varsa copy ctor ve copy assigment da olmalı denilebilir. Eğer copy ctor ve copy assigment'ı</text:p>
      <text:p text:style-name="P41">kullanıcı tarafında yazılması gerekiyorsa taşıma semantiğinden de yararlanabilmek adına move assigment</text:p>
      <text:p text:style-name="P41">ve move ctor de kullanıcı tarafından büyük ihtimalle yazılmanası gerekecektir. Bu duruma "big 5" veya "rule of five" denir.</text:p>
      <text:p text:style-name="P41"/>
      <text:p text:style-name="P41">Not: Eğer bir sınıfın ctor u bir bellek bölgesi allocate etmişse ve dtor tarafında bu geri verilmemiş</text:p>
      <text:p text:style-name="P41">ise bu memory leakagedır. Ama genel olarak bu bir resource leakage. Kısace kaynağın edinilip </text:p>
      <text:p text:style-name="P41">geri verilmemesi durumuna resource leakage denir. Memory leakage resource leakage ın bir alt kümesidir.</text:p>
      <text:p text:style-name="P17"/>
      <text:p text:style-name="P41">Rule of Five</text:p>
      <text:p text:style-name="P43">destructor -&gt; kaynakları geri verir(release resources)</text:p>
      <text:p text:style-name="P43">copy ctor -&gt; deep copy yapar</text:p>
      <text:p text:style-name="P45">copy assigment -&gt; önce kaynakları geri verir(release resources) sonra deep copy yapar.</text:p>
      <text:p text:style-name="P45"/>
      <text:p text:style-name="P49"><text:span text:style-name="T40">M</text:span>OVE CONSTRUCTER</text:p>
      <text:p text:style-name="P49"/>
      <text:p text:style-name="P47">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47"/>
      <text:p text:style-name="P47"><text:s/>Bu durum önceden semantik olarak mümkün değildi. Bu durumu mümkün hale getirebilmek için sağ taraf referansı (rValue)(&amp;&amp;) eklendi.</text:p>
      <text:p text:style-name="P47"/>
      <text:p text:style-name="P47">Bir sınıf nesnesi lvalue expr ise bu kullanılan ve hayatı devam eden bir nesne demektir. Fakat bir sınıf nesnesi rvalue expr ise artık bu sınıfın kaynağını çalabilirsiniz.</text:p>
      <text:p text:style-name="P17"/>
      <text:p text:style-name="P46">Derleyici tarafından yazılan move ctor'u şu şekildedir.</text:p>
      <text:p text:style-name="P106"/>
      <text:p text:style-name="P16">class Myclass{</text:p>
      <text:p text:style-name="P8">public:</text:p>
      <text:p text:style-name="P8"><text:s text:c="3"/>Myclass (Myclass &amp;&amp;){}</text:p>
      <text:p text:style-name="P8">};</text:p>
      <text:p text:style-name="P102"/>
      <text:p text:style-name="P71"><text:span text:style-name="T30">Move assigment ı kullanabilmek için nesnenin rvalue expr olması lazım. Normal bir "Myclass m2 = m1" atamasında m1 nesnesini rvalue expr a çevirmek </text:span><text:span text:style-name="T26">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41"/>
      <text:p text:style-name="P41">Move assigment Copy assigmentın rvalue expression durumunda kaynak atama işlemi için oluşturulan özel üye fonksiyonudur.</text:p>
      <text:p text:style-name="P41"/>
      <text:p text:style-name="P113"><text:span text:style-name="T24">Derleyici tarafından yazılan move assigment 'u şu şekildedir.</text:span><text:span text:style-name="T2"> <text:s/></text:span></text:p>
      <text:p text:style-name="P104"/>
      <text:p text:style-name="P19">class Myclass{</text:p>
      <text:p text:style-name="P17"><text:s text:c="2"/>public:</text:p>
      <text:p text:style-name="P17"><text:tab/>Myclass&amp; operator=(Myclass &amp;&amp;){}</text:p>
      <text:p text:style-name="P16"><text:s/>};</text:p>
      <text:p text:style-name="P101"/>
      <text:p text:style-name="P71"><text:span text:style-name="T30">std::move fonksiyonu için "move doesn't move" denir. Yani std::move fonsiyonu çağırıldığı zaman bu fonksiyona gönderilen nesnenin kaynağı </text:span><text:span text:style-name="T26">çalınmış olmuyor. Ne zaman ki geri dönüş değeri bir nesneye atanırsa o zaman kaynağı çalınmış olur.</text:span></text:p>
      <text:p text:style-name="P41"/>
      <text:p text:style-name="P68"><text:span text:style-name="T26">m1 = std::move(m2) örneğinde m2 move fonskiyonuna gönderildiği zaman henüz kaynağını kaybetmedi. Ne zaman ki m1 nesnesine atandı o zaman </text:span><text:span text:style-name="T30">kaynağını kaybetmiş oldu.</text:span></text:p>
      <text:p text:style-name="P100"/>
      <text:p text:style-name="P101"><text:s text:c="2"/></text:p>
      <text:p text:style-name="P104"><text:soft-page-break/>örneğin;</text:p>
      <text:p text:style-name="P17"/>
      <text:p text:style-name="P17">void foo(Myclass&amp;&amp; a) //r sınıfı bir r value expr</text:p>
      <text:p text:style-name="P17">{</text:p>
      <text:p text:style-name="P19"><text:s text:c="3"/>Myclass m = a; <text:s/>//Bu şekilde bir ilk değer verme yapılırsa bu copy ctor'u çağırır. <text:tab/> <text:s text:c="8"/>//Çünkü isim formundaki tüm herşey lvalue expr'dir. Ve lvalue</text:p>
      <text:p text:style-name="P17"><text:tab/> <text:s text:c="8"/>//expr ile bir ilk değer verme işlemi de copy ctor'u çağırır.</text:p>
      <text:p text:style-name="P17"/>
      <text:p text:style-name="P17"><text:s text:c="3"/>Myclass m = std::move(a);<text:tab/>//Bu şekilde a nesnesi rvalue expr 'ine çevirilir ve move <text:tab/><text:tab/><text:tab/>ctor çağırılmış olur.</text:p>
      <text:p text:style-name="P17">}</text:p>
      <text:p text:style-name="P17"/>
      <text:p text:style-name="P17">int main()</text:p>
      <text:p text:style-name="P17">{</text:p>
      <text:p text:style-name="P17"><text:s text:c="3"/>Myclass x;</text:p>
      <text:p text:style-name="P17"/>
      <text:p text:style-name="P17"><text:s text:c="3"/>foo(std::move(x));</text:p>
      <text:p text:style-name="P17">}</text:p>
      <text:p text:style-name="P102"/>
      <text:p text:style-name="P47">Sınıfın özel üye fonksiyonun user declared(kullanıcı tarafından bildirilmiş) olması 3 durumda mümkündür.</text:p>
      <text:p text:style-name="P102"><text:s text:c="2"/></text:p>
      <text:p text:style-name="P17"><text:s text:c="2"/>Myclass();</text:p>
      <text:p text:style-name="P17"><text:s text:c="2"/>Myclass() = default;</text:p>
      <text:p text:style-name="P17"><text:s text:c="2"/>Myclass() = delete;</text:p>
      <text:p text:style-name="P17"/>
      <text:p text:style-name="P47">Eğer sınıfa özel üye fonksiyonu tanımlanmamışsa derleyici tüm özel üye fonksiyounlarını implicty declared olarak default olarak derleyici tarafından tanımlanır.</text:p>
      <text:p text:style-name="P17"/>
      <text:p text:style-name="P47">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41">c</text:span>opy assigment ın derleyici tarafından default olarak yazılması çok tehlikeli bir durumdur. Bunların kullanıcı tarafından tanımlanması gerekmektedir. Kısaca sadece destructor yazmayın.</text:p>
      <text:p text:style-name="P47"/>
      <text:p text:style-name="P47">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47"/>
      <text:p text:style-name="P47">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47"/>
      <text:p text:style-name="P47">Sadece Move ctor veya move assigmentdan herhangi biri tanımlanırsa, derleyici copy ctor ve copy assigmentı delete edilir. Eğer kullanmak istiyorsanız kendinizin yazması gerekmektedir.</text:p>
      <text:p text:style-name="P47"/>
      <text:p text:style-name="P61">DİNAMİK ÖMÜRLÜ NESNELER</text:p>
      <text:p text:style-name="P8"/>
      <text:p text:style-name="P72"><text:span text:style-name="T38">Dinamik ömürlü nesnelerin maliyeti çok daha fazladır. Bu sebeple ihtiyaç olmadıkça kullanılmamalı. Bunların yerine otomatik ömürlü </text:span><text:span text:style-name="T26">nesneler kullanılmalı.</text:span></text:p>
      <text:p text:style-name="P51"/>
      <text:p text:style-name="P51">Hata yapılma riskleri fazladır. Memory link, resource link veya dangling pointer hatalarına neden olabilir. Bu sebeple çok daha dikkatli kullanılmalı.</text:p>
      <text:p text:style-name="P51"/>
      <text:p text:style-name="P51">Kodun okunabilirliğini yazılabilirliğini ve teslerini zorlaştırır.</text:p>
      <text:p text:style-name="P51"/>
      <text:p text:style-name="P51">Bir dinamik ömürlü nesne üretmek için "new" operatörü , nesneyi silmek için "delete" operatörü kullanılır.</text:p>
      <text:p text:style-name="P51">new ifadesi bir adres üretir. Üretilen adreste hayata gelen nesnenin adresidir.</text:p>
      <text:p text:style-name="P51"/>
      <text:p text:style-name="P51">derleyici new ifadesi karşılığı önce standart kütüphanenin operator new isimli fonksiyonunu çağırır. Derleyici çağırdığı</text:p>
      <text:p text:style-name="P72"><text:span text:style-name="T26">operator new fonksiyonuna ise sizeof değerinin argüman olarak gönderiyor. Çağrılan bu fonksiyonun parametresine aktarılan </text:span><text:span text:style-name="T31">b</text:span><text:span text:style-name="T38">üyüklükte bir alanı allocate edemezse exeption throw eder.</text:span></text:p>
      <text:p text:style-name="P41"><text:soft-page-break/>void* operator new( std::size_t )</text:p>
      <text:p text:style-name="P54"/>
      <text:p text:style-name="P54">malloc başarısız olursa null pointer gönderirken new exeption throw eder.</text:p>
      <text:p text:style-name="P54"/>
      <text:p text:style-name="P54">Eğer hayata getirilen dinamik ömürlü nesne delete edilmezse iki durum ortaya çıkar.</text:p>
      <text:p text:style-name="P54"><text:s/>- dinamik ömürlü nesnenin destructer ı çağırılmaz. </text:p>
      <text:p text:style-name="P54"><text:s/>- operator new fonksiyonu ile elde edilmiş size büuüklüğündeki alan deallocate edilmez.</text:p>
      <text:p text:style-name="P54"/>
      <text:p text:style-name="P32"><text:span text:style-name="T26">Eğer delete edilmezse yani destructor çağırolmazsa, Eğer kaynak kullanılırsa kaynak sızıntısı (resource leakage) olur. Ama kesinlikle </text:span><text:span text:style-name="T36">Memory leakage olur.</text:span></text:p>
      <text:p text:style-name="P51"/>
      <text:p text:style-name="P64">Temperory Object</text:p>
      <text:p text:style-name="P64"/>
      <text:p text:style-name="P53">Temperory Object bir PR Value expression'dır. LValue expression lara bağlanamaz.</text:p>
      <text:p text:style-name="P53"/>
      <text:p text:style-name="P64"><text:span text:style-name="T14">class MyClass</text:span><text:span text:style-name="T8">{</text:span></text:p>
      <text:p text:style-name="P21">public:</text:p>
      <text:p text:style-name="P21"><text:s text:c="2"/>MyClass();</text:p>
      <text:p text:style-name="P25">};</text:p>
      <text:p text:style-name="P26"/>
      <text:p text:style-name="P26">void f1(MyClass);</text:p>
      <text:p text:style-name="P21">void f2(const MyClass&amp;)</text:p>
      <text:p text:style-name="P21">void f3(MyClass&amp;&amp;)</text:p>
      <text:p text:style-name="P25">void f4(MyClass&amp;);</text:p>
      <text:p text:style-name="P26"/>
      <text:p text:style-name="P26">int main()</text:p>
      <text:p text:style-name="P21">{</text:p>
      <text:p text:style-name="P21"><text:s text:c="2"/>f1(MyClass{}); //call by value olduğundan geçerli</text:p>
      <text:p text:style-name="P21"><text:s text:c="2"/>f2(MyClass{}); // R value experression lar const lvalue referansına bağlanabilir.</text:p>
      <text:p text:style-name="P21"><text:s text:c="2"/>f3(MyClass{}); // MyClass&amp;&amp; Sağ taraf referans olduğundan zaten bağlanabilir.</text:p>
      <text:p text:style-name="P21"><text:s text:c="2"/>f4(MyClass{}); // MyClass&amp; LValue olduğundan bağlanamaz</text:p>
      <text:p text:style-name="P25">}</text:p>
      <text:p text:style-name="P107"/>
      <text:p text:style-name="P53">Geçici nesneler içinde bulunduğu ifadenin yürütüldüğü an hayata gelir ve hayatı biter. Eğer bir const referansa bağlanırsa o zaman hayatı referansla bağlantılı olarak devam eder.</text:p>
      <text:p text:style-name="P108"/>
      <text:p text:style-name="P53">örneğin;</text:p>
      <text:p text:style-name="P21"/>
      <text:p text:style-name="P21">MyClass m;</text:p>
      <text:p text:style-name="P21"/>
      <text:p text:style-name="P22">m = MyClass{} <text:tab/><text:tab/>// bu satır işlenirken nesne oluşur ve<text:tab/>geçici <text:tab/><text:tab/><text:tab/><text:tab/>// işlendikten sonra geçici nesnenin hayatı sonlanır.</text:p>
      <text:p text:style-name="P21"><text:tab/><text:tab/><text:tab/><text:tab/><text:tab/><text:tab/><text:tab/><text:tab/> <text:s/></text:p>
      <text:p text:style-name="P82"><text:span text:style-name="T8">const MyClass &amp;m = MyClass{};<text:tab/> // bu satır işlenirken geçici nesne oluşur. Fakat satır <text:tab/><text:tab/><text:tab/> // </text:span><text:span text:style-name="T12">i</text:span><text:span text:style-name="T8">şlenince hayatı sonlanmaz. Referans yani &amp;m <text:tab/><text:tab/><text:tab/><text:tab/> // değerine bağlı olarak hayatı devam eder.</text:span></text:p>
      <text:p text:style-name="P21"><text:tab/><text:tab/><text:tab/><text:tab/><text:tab/><text:tab/><text:tab/><text:tab/></text:p>
      <text:p text:style-name="P21"/>
      <text:p text:style-name="P21">const MyClass &amp;&amp;m = MyClass{};<text:tab/> // burada da üsteki referansdaki durumun aynısı geçerli</text:p>
      <text:p text:style-name="P21"/>
      <text:p text:style-name="P21"/>
      <text:p text:style-name="P72"><text:span text:style-name="T26">Copy Elision: Bazı durumlarda derleyici optimizasyon amaçlı gereksiz kopyalama işleminden kaçınabilir.Bu duruma </text:span><text:span text:style-name="T28">kopyalamanın elemine edilmesi yani copy elision denir.</text:span></text:p>
      <text:p text:style-name="P108"/>
      <text:p text:style-name="P26">void func(MyClass x)</text:p>
      <text:p text:style-name="P27">{</text:p>
      <text:p text:style-name="P27">}</text:p>
      <text:p text:style-name="P27">int main()</text:p>
      <text:p text:style-name="P27">{</text:p>
      <text:p text:style-name="P27"><text:s text:c="2"/>func(MyClass{}) // fonksiyonu parametresi temperory object</text:p>
      <text:p text:style-name="P28">}</text:p>
      <text:p text:style-name="P52"><text:soft-page-break/>Yukarıdaki kod buloğunda normalde beklenen durum;</text:p>
      <text:p text:style-name="P51"><text:s text:c="2"/>MyClass-&gt;ctor , MyClass-&gt;copy ctor , MyClass-&gt;dtor , MyClass-&gt;dtor</text:p>
      <text:p text:style-name="P51"/>
      <text:p text:style-name="P51">Fakat derleyici burada copy elision yapıyor ve sadece;</text:p>
      <text:p text:style-name="P51"><text:s text:c="2"/>MyClass-&gt;ctor , MyClass-&gt;dtor</text:p>
      <text:p text:style-name="P51">olarak çağırılıyor.</text:p>
      <text:p text:style-name="P53"/>
      <text:p text:style-name="P72"><text:span text:style-name="T28">copy elison 3 tipik yerde kar</text:span><text:span text:style-name="T26">şımıza çıkar</text:span></text:p>
      <text:p text:style-name="P51"/>
      <text:p text:style-name="P58">Senaryo - 1</text:p>
      <text:p text:style-name="P21"/>
      <text:p text:style-name="P21"><text:s/>func(MyClass{})<text:tab/><text:tab/>//Fonksiyona parametre olarak temperory object gönderilmesi</text:p>
      <text:p text:style-name="P21"><text:s/>MyClass x = MyClass{} <text:s/><text:tab/>//x nesnesinin temperory object ile init edilmesi</text:p>
      <text:p text:style-name="P21"/>
      <text:p text:style-name="P109"><text:s/></text:p>
      <text:p text:style-name="P59">Senaryo - 2</text:p>
      <text:p text:style-name="P54"/>
      <text:p text:style-name="P54">Bu duruma Return Value Optimisation (RVO) denir. Geri dönüş değeri optimizasyonu</text:p>
      <text:p text:style-name="P21"/>
      <text:p text:style-name="P21"><text:s/>MyClass foo()</text:p>
      <text:p text:style-name="P21"><text:s/>{</text:p>
      <text:p text:style-name="P21"><text:s text:c="2"/>return MyClass{};</text:p>
      <text:p text:style-name="P21"><text:s/>}</text:p>
      <text:p text:style-name="P21"/>
      <text:p text:style-name="P21"><text:s/>int main()</text:p>
      <text:p text:style-name="P21"><text:s/>{</text:p>
      <text:p text:style-name="P21"><text:s text:c="2"/>MyClass x = foo();</text:p>
      <text:p text:style-name="P21"><text:s/>}</text:p>
      <text:p text:style-name="P21"/>
      <text:p text:style-name="P59">Senaryo-3</text:p>
      <text:p text:style-name="P109"/>
      <text:p text:style-name="P54">Bu duruma Named Return Value Optimisation denir.</text:p>
      <text:p text:style-name="P21"/>
      <text:p text:style-name="P21"><text:s/>MyClass foo()</text:p>
      <text:p text:style-name="P21"><text:s/>{</text:p>
      <text:p text:style-name="P21"><text:s text:c="2"/>MyClass x;</text:p>
      <text:p text:style-name="P21"><text:s text:c="2"/></text:p>
      <text:p text:style-name="P21"><text:s text:c="2"/>return x;</text:p>
      <text:p text:style-name="P21"><text:s/>}</text:p>
      <text:p text:style-name="P21"/>
      <text:p text:style-name="P21"><text:s/>int main()</text:p>
      <text:p text:style-name="P21"><text:s/>{</text:p>
      <text:p text:style-name="P21"><text:s text:c="2"/>MyClass x = foo();</text:p>
      <text:p text:style-name="P21"><text:s/>}</text:p>
      <text:p text:style-name="P108"/>
      <text:p text:style-name="P72"><text:span text:style-name="T28">Yukar</text:span><text:span text:style-name="T26">ıdaki tüm senaryolar derleyicinin optimizasyonuna bağlıdır. Genelde çoğu derleyici optimizasyonlar açıksa copy elision durumları geçerli olur.</text:span></text:p>
      <text:p text:style-name="P51">C++17 ile beraber bazı durumlarda değişiklik oldu. Yukarıdaki senaryolardan senaryo-1 ve senaryo-2 de optimizasyonlar kapalı olsa bile kod optimize edilir. Bu duruma mandatory copy elision denir. Yani mecburi.</text:p>
      <text:p text:style-name="P51">Eğer copy ctor delete edilse bile mandatory copy elision geçerlidir. Yani senaryo-1 ve senaryo-2 için geçerli.</text:p>
      <text:p text:style-name="P108"/>
      <text:p text:style-name="P108"/>
      <text:p text:style-name="P108"/>
      <text:p text:style-name="P108"/>
      <text:p text:style-name="P64">Conversion Constructer(Dönüştüren Kurucu İşlev)</text:p>
      <text:p text:style-name="P109"/>
      <text:p text:style-name="P54">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108"/>
      <text:p text:style-name="P108"/>
      <text:p text:style-name="P1"><text:soft-page-break/><text:span text:style-name="T15">class MyClass</text:span><text:span text:style-name="T8">{</text:span></text:p>
      <text:p text:style-name="P21">public:</text:p>
      <text:p text:style-name="P21"><text:s text:c="2"/>MyClass() = default;</text:p>
      <text:p text:style-name="P21"/>
      <text:p text:style-name="P21"><text:s text:c="2"/>MyClass(int){}</text:p>
      <text:p text:style-name="P21">};</text:p>
      <text:p text:style-name="P21"/>
      <text:p text:style-name="P21">int main()</text:p>
      <text:p text:style-name="P21">{</text:p>
      <text:p text:style-name="P21"><text:s text:c="2"/>MyClass x;</text:p>
      <text:p text:style-name="P21"/>
      <text:p text:style-name="P21"><text:s text:c="2"/>x = 10; // bu aslında x = MyClass{10} demek oluyor.</text:p>
      <text:p text:style-name="P21">}</text:p>
      <text:p text:style-name="P108"/>
      <text:p text:style-name="P72"><text:span text:style-name="T28">Yukar</text:span><text:span text:style-name="T26">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53"/>
      <text:p text:style-name="P72"><text:span text:style-name="T28">Bu durum </text:span><text:span text:style-name="T26">çeşitli senaryolarda da syntax hatasına neden olmaz ve geçerli olur. Örneğin MyClass parametresi olan bir fonksiyonda veya const sağ taraf referanslı bir fonksiyonda geçerlidir.</text:span></text:p>
      <text:p text:style-name="P51"/>
      <text:p text:style-name="P27">class MyClass {</text:p>
      <text:p text:style-name="P21">public:</text:p>
      <text:p text:style-name="P21"><text:s text:c="2"/>MyClass() = default;</text:p>
      <text:p text:style-name="P21"/>
      <text:p text:style-name="P21"><text:s text:c="2"/>MyClass(int) {}</text:p>
      <text:p text:style-name="P21">};</text:p>
      <text:p text:style-name="P21"/>
      <text:p text:style-name="P21"/>
      <text:p text:style-name="P21">void func(MyClass m) {</text:p>
      <text:p text:style-name="P21"/>
      <text:p text:style-name="P21">}</text:p>
      <text:p text:style-name="P21">void foo(const MyClass&amp; m) {</text:p>
      <text:p text:style-name="P21"/>
      <text:p text:style-name="P21">}</text:p>
      <text:p text:style-name="P21"/>
      <text:p text:style-name="P21">int main()</text:p>
      <text:p text:style-name="P21">{</text:p>
      <text:p text:style-name="P21"><text:s text:c="2"/>func(12);</text:p>
      <text:p text:style-name="P21"><text:s text:c="2"/>foo(1.7);</text:p>
      <text:p text:style-name="P27">}</text:p>
      <text:p text:style-name="P27"/>
      <text:p text:style-name="P51">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51"/>
      <text:p text:style-name="P51">Örneğin;</text:p>
      <text:p text:style-name="P21"/>
      <text:p text:style-name="P21"/>
      <text:p text:style-name="P21">class MyClass{</text:p>
      <text:p text:style-name="P21">public:</text:p>
      <text:p text:style-name="P21"><text:s text:c="2"/>MyClass() = default;</text:p>
      <text:p text:style-name="P21"/>
      <text:p text:style-name="P21"><text:s text:c="2"/>explicit MyClass(int){}</text:p>
      <text:p text:style-name="P21">};</text:p>
      <text:p text:style-name="P21"/>
      <text:p text:style-name="P21">void func(MyClass m) {</text:p>
      <text:p text:style-name="P21"/>
      <text:p text:style-name="P23">}</text:p>
      <text:p text:style-name="P23">int main(){</text:p>
      <text:p text:style-name="P23"><text:soft-page-break/>MyClass x;</text:p>
      <text:p text:style-name="P21"/>
      <text:p text:style-name="P21"><text:s text:c="2"/>x = 10;<text:tab/><text:tab/> <text:s/>// Geçersiz</text:p>
      <text:p text:style-name="P21"><text:s text:c="2"/>x = MyClass{10};<text:tab/> <text:s/>// Geçerli</text:p>
      <text:p text:style-name="P21"/>
      <text:p text:style-name="P21"><text:s text:c="2"/>func(20);<text:tab/> <text:s/>//Geçersiz</text:p>
      <text:p text:style-name="P21"><text:s text:c="2"/>func(MyClass{20}); <text:s/>//Geçerli</text:p>
      <text:p text:style-name="P27">}</text:p>
      <text:p text:style-name="P27"/>
      <text:p text:style-name="P32"><text:span text:style-name="T36">Yukaridaki geçersiz durumları geçerli etmek de mümkündür. Explicit olarak tanımlanmış constructer ı kullanabilmek</text:span><text:span text:style-name="T32">i</text:span><text:span text:style-name="T26">çin cast nesneyi ilgili türe cast etmek gerekmektedir. Böylece hem güvenli hem de kısıtlamalar olamadan </text:span><text:span text:style-name="T36">kullanılabilir. Bu şekilde tanımlanmış olan ctor'lara explicit constructer denir.</text:span></text:p>
      <text:p text:style-name="P51"/>
      <text:p text:style-name="P27"><text:s text:c="2"/>x = 10;<text:tab/>-&gt;<text:tab/> <text:s/>x = static_cast&lt;MyClass&gt;(10);</text:p>
      <text:p text:style-name="P21"><text:s text:c="2"/>func(20); -&gt;<text:tab/> <text:s/>func(static_cast&lt;MyClass&gt;(20));</text:p>
      <text:p text:style-name="P27"/>
      <text:p text:style-name="P32"><text:span text:style-name="T36">Explicit anahtar s</text:span><text:span text:style-name="T26">özcüğü sadece class içerisindeki bildirimde olmalıdır. Tanımlaması dışarıda ise explicit anahtar sözcüğü kullanılması syntax hatasına sebebiyet verir.</text:span></text:p>
      <text:p text:style-name="P54"/>
      <text:p text:style-name="P21">class MyClass {</text:p>
      <text:p text:style-name="P21">public:</text:p>
      <text:p text:style-name="P21"><text:s text:c="2"/>MyClass() = default;</text:p>
      <text:p text:style-name="P21"/>
      <text:p text:style-name="P21"><text:s text:c="2"/>explicit MyClass(int);</text:p>
      <text:p text:style-name="P21">};</text:p>
      <text:p text:style-name="P21"/>
      <text:p text:style-name="P21">// explicit MyClass::MyClass(int x) -&gt; sytax hatası</text:p>
      <text:p text:style-name="P21"/>
      <text:p text:style-name="P21">MyClass::MyClass(int x)<text:tab/> <text:s/></text:p>
      <text:p text:style-name="P21">{</text:p>
      <text:p text:style-name="P21"/>
      <text:p text:style-name="P21">}</text:p>
      <text:p text:style-name="P54"/>
      <text:p text:style-name="P55">Bir ctor'un explicit olmasının bir başka etkisi copy init'e kullanılamaz. <text:s/></text:p>
      <text:p text:style-name="P55">Örneğin;</text:p>
      <text:p text:style-name="P110"/>
      <text:p text:style-name="P23">class MyClass {</text:p>
      <text:p text:style-name="P21">public:</text:p>
      <text:p text:style-name="P21"><text:s text:c="2"/>explicit MyClass(int);</text:p>
      <text:p text:style-name="P21">};</text:p>
      <text:p text:style-name="P21"/>
      <text:p text:style-name="P21">int main()</text:p>
      <text:p text:style-name="P21">{</text:p>
      <text:p text:style-name="P21"><text:s text:c="2"/>MyClass m = 10; <text:s/>//explicit tanımlamadan dolayı copy init devre dışıdır.Yani bu <text:tab/> <text:s text:c="8"/>//tanımlama syntax hatası.</text:p>
      <text:p text:style-name="P21">}</text:p>
      <text:p text:style-name="P21"/>
      <text:p text:style-name="P55">explicit constructer overload setine girmez. </text:p>
      <text:p text:style-name="P55">Örneğin;</text:p>
      <text:p text:style-name="P54"/>
      <text:p text:style-name="P21">class MyClass {</text:p>
      <text:p text:style-name="P21">public:</text:p>
      <text:p text:style-name="P21"><text:s text:c="2"/>explicit MyClass(int){}</text:p>
      <text:p text:style-name="P21"><text:s text:c="2"/>MyClass(double);</text:p>
      <text:p text:style-name="P21">};</text:p>
      <text:p text:style-name="P110"/>
      <text:p text:style-name="P23">int main()</text:p>
      <text:p text:style-name="P21">{</text:p>
      <text:p text:style-name="P21"><text:s text:c="2"/>MyClass m = 10; <text:s/>// Tanımlama geçerli çünkü explicit olan overload olmaz ve double <text:tab/> <text:s text:c="8"/>// parametreli fonksiyon çağrılır.</text:p>
      <text:p text:style-name="P23">}</text:p>
      <text:p text:style-name="P73"><text:soft-page-break/>Static</text:p>
      <text:p text:style-name="P21"/>
      <text:p text:style-name="P54">Sınıflarda üye elemanları 2 kategoriye ayrılır</text:p>
      <text:p text:style-name="P54"><text:s text:c="2"/>-non-static data members</text:p>
      <text:p text:style-name="P54"><text:s text:c="2"/>-static data members</text:p>
      <text:p text:style-name="P54"/>
      <text:p text:style-name="P54">Sınıflarda üye fonksiyonları 2 kategoriye ayrılır</text:p>
      <text:p text:style-name="P54"><text:s text:c="2"/>-non-static function members</text:p>
      <text:p text:style-name="P54"><text:s text:c="2"/>-static function members</text:p>
      <text:p text:style-name="P54"/>
      <text:p text:style-name="P54">Sınıf içinde tanımlanmış <text:s/>static veri elemanları sınıfın tüm nesneleri tarafından kullanılır ama nesnelerden bağımsız</text:p>
      <text:p text:style-name="P54">bir global değişken gibi davranır. Kısaca global değişkenleri sınıfa uyumlu hale getirilmiş hali denilebilir.</text:p>
      <text:p text:style-name="P54"/>
      <text:p text:style-name="P21">class MyClass {</text:p>
      <text:p text:style-name="P21"/>
      <text:p text:style-name="P21">public:</text:p>
      <text:p text:style-name="P21"/>
      <text:p text:style-name="P21"><text:s text:c="2"/>static int val; <text:s/>//declaration. yani derleyici bu bildirim yapınca static değişkene yer <text:tab/> <text:s text:c="8"/>//ayırmaz.</text:p>
      <text:p text:style-name="P21">};</text:p>
      <text:p text:style-name="P21"/>
      <text:p text:style-name="P21">int MyClass::val;<text:tab/> // definition. Tanımı bu şekilde yapılır. Tanımı yapılmazsa program <text:tab/><text:tab/> // link aşamasında syntax hatası verir.</text:p>
      <text:p text:style-name="P21"><text:tab/><text:tab/> // Çünkü değişkene yer burada ayrılır. Tanımda static anahrat <text:tab/><text:tab/> // sözcüğü yazılmaz syntax hatası olur.</text:p>
      <text:p text:style-name="P21"><text:tab/><text:tab/> // Herhangi bir değer atanmazsa val değeri 0 ile başlar. Tanım .cpp <text:tab/><text:tab/> // dosyasında yapılır.</text:p>
      <text:p text:style-name="P21"/>
      <text:p text:style-name="P21">int MyClass::val = 10; //Bu şekilde başlangıç değeri verilebilir.</text:p>
      <text:p text:style-name="P21"/>
      <text:p text:style-name="P54">val değerini kullanabilmek için herhangi bir sınıf nesnesinin oluşmasına gerek yok. Bu val değeri program çalışmaya başlayınca hayata başlar. Program devam ettikçe hayatına devam eder. </text:p>
      <text:p text:style-name="P54"/>
      <text:p text:style-name="P54">Val değişkenine 2 şekilde ulaşmak mümkündür. </text:p>
      <text:p text:style-name="P21"/>
      <text:p text:style-name="P21">int main()</text:p>
      <text:p text:style-name="P21">{</text:p>
      <text:p text:style-name="P21"><text:tab/>MyClass::val = 5; //Çözünürlük operatörü ile ulaşmak. Tavsiye edilen.</text:p>
      <text:p text:style-name="P21"/>
      <text:p text:style-name="P21"><text:tab/>MyClass x;</text:p>
      <text:p text:style-name="P21"/>
      <text:p text:style-name="P21"><text:tab/>x.Val = 5;<text:tab/><text:tab/>//Nesne elemanı ulaşmaç Tavsiye edilmez.</text:p>
      <text:p text:style-name="P21">}</text:p>
      <text:p text:style-name="P21"/>
      <text:p text:style-name="P21">class MyClass {</text:p>
      <text:p text:style-name="P21"/>
      <text:p text:style-name="P21">public:</text:p>
      <text:p text:style-name="P21"><text:s text:c="2"/>const static int val = 5;<text:tab/> <text:s text:c="3"/>//Eğer static değişken const ve gerçek sayı <text:tab/><text:tab/><text:tab/><text:tab/> <text:s text:c="3"/>//türünden ise ilk değer verme bu şekilde yapılmalı.</text:p>
      <text:p text:style-name="P21"><text:s text:c="2"/>const static double dval = 1.5; //Hatalı tanımlama. Sebebi dval gerçek sayı türü değil.</text:p>
      <text:p text:style-name="P21">};</text:p>
      <text:p text:style-name="P21"/>
      <text:p text:style-name="P54">C++17 ile getirilen yenilikle sınıf içinde tanımlama yapabilmek için const ve gerçek sayı olma mecburiyeti kalktı ve inline anahtar</text:p>
      <text:p text:style-name="P54">sözcüğü kullanılarak sınıf içinde tanımlama yapılabiliyor. Bu şekilde header dosyası içerisinde de tanımlamalar yapılabilir.</text:p>
      <text:p text:style-name="P21"/>
      <text:p text:style-name="P21">class MyClass {</text:p>
      <text:p text:style-name="P21">public:</text:p>
      <text:p text:style-name="P21"><text:s text:c="2"/>inline static int val = 5;</text:p>
      <text:p text:style-name="P24">};</text:p>
      <text:p text:style-name="P56"><text:soft-page-break/>Sınıfın static üye elemanı sınıf namespace i içerisinde olması onun nesneye bağımlı yapmaz. Yani static üye fonksiyonu const tanımlı bir nesne fonksiyonu içerisinde değiştirilebilir. Çünkü o nesneye ait değil.,</text:p>
      <text:p text:style-name="P21"/>
      <text:p text:style-name="P21">class MyClass {</text:p>
      <text:p text:style-name="P21"/>
      <text:p text:style-name="P21"><text:s text:c="2"/>void func()const</text:p>
      <text:p text:style-name="P21"><text:s text:c="2"/>{</text:p>
      <text:p text:style-name="P21"><text:s text:c="5"/>val = 10;<text:tab/>//Geçerli</text:p>
      <text:p text:style-name="P21"><text:s text:c="2"/>}</text:p>
      <text:p text:style-name="P21"/>
      <text:p text:style-name="P21">private:</text:p>
      <text:p text:style-name="P21"><text:s text:c="2"/>static int val;</text:p>
      <text:p text:style-name="P21">};</text:p>
      <text:p text:style-name="P21"/>
      <text:p text:style-name="P54">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54"/>
      <text:p text:style-name="P21">class MyClass {</text:p>
      <text:p text:style-name="P21"/>
      <text:p text:style-name="P21">public:</text:p>
      <text:p text:style-name="P21"><text:s/>constexpr static int val = 10;</text:p>
      <text:p text:style-name="P21">};</text:p>
      <text:p text:style-name="P21"/>
      <text:p text:style-name="P54">Bir sınıfın veya struct ın kendi içinde kendi türünden bir değişken tanımlanamaz. Sadece pointer veya referans tanımlanabilir. Bu şekilde tanımlanmış olan structer lara self referencal structer denir. C ve C++ da da durum aynı.</text:p>
      <text:p text:style-name="P21"/>
      <text:p text:style-name="P21">struct Data</text:p>
      <text:p text:style-name="P21">{</text:p>
      <text:p text:style-name="P21"><text:s text:c="2"/>struct Data Val;<text:tab/> <text:s/>//Geçersiz</text:p>
      <text:p text:style-name="P21"><text:s text:c="2"/>struct Data *pVal;<text:tab/> <text:s/>//Geçerli</text:p>
      <text:p text:style-name="P21">};</text:p>
      <text:p text:style-name="P21"/>
      <text:p text:style-name="P21">class Data</text:p>
      <text:p text:style-name="P21">{</text:p>
      <text:p text:style-name="P21"><text:s text:c="2"/>Data Val;<text:tab/>//Geçersiz</text:p>
      <text:p text:style-name="P21"><text:s text:c="2"/>Data* Val;<text:tab/>//Geçerli</text:p>
      <text:p text:style-name="P21">};</text:p>
      <text:p text:style-name="P54"/>
      <text:p text:style-name="P54">Bunun bu şekilde olabilmesinin sebebi derleyici compile time da Data struct ı veya class ı nın sizeof unu henüz bilmediği için bir yer ayıramaz fakat pointer ıçin ne kadar yer ayıracağını bilir. </text:p>
      <text:p text:style-name="P54"/>
      <text:p text:style-name="P54">Fakat eğer static anahtar sözcüğü ile tanımlanırsa syntax hatası olmaz. Çünkü orada sadece bir bildirim yapılır yani derleyici bir yer ayırmaz. Kısaca bir sınıfın kendi türünden static veri elemanı olabilir.</text:p>
      <text:p text:style-name="P21"/>
      <text:p text:style-name="P21">class Data</text:p>
      <text:p text:style-name="P21">{</text:p>
      <text:p text:style-name="P21"><text:s text:c="2"/>static Data Val;<text:tab/>//Geçerli</text:p>
      <text:p text:style-name="P21">};</text:p>
      <text:p text:style-name="P21"/>
      <text:p text:style-name="P54">const olmayan static veri elemanları genelde private bölümünde kullanılır. Çünkü public bölümünde kullanılırsa global değişkenden pek bir farkı kalmaz. Public kısmında genelde const ve constexpr kullanılır.</text:p>
      <text:p text:style-name="P54"/>
      <text:p text:style-name="P64"/>
      <text:p text:style-name="P64"/>
      <text:p text:style-name="P64"/>
      <text:p text:style-name="P64"/>
      <text:p text:style-name="P64"/>
      <text:p text:style-name="P64"/>
      <text:p text:style-name="P64"/>
      <text:p text:style-name="P64"><text:soft-page-break/>Static Function Members</text:p>
      <text:p text:style-name="P54"/>
      <text:p text:style-name="P54">Static üye fonksiyonlar sınıfın içerisinde bildirilebilir.Cpp dosyasında tanımlanabilir.</text:p>
      <text:p text:style-name="P21"/>
      <text:p text:style-name="P21">//.h dosyası</text:p>
      <text:p text:style-name="P21">class MyClass {</text:p>
      <text:p text:style-name="P21"/>
      <text:p text:style-name="P21"><text:s text:c="2"/>static void func(); //bildirim</text:p>
      <text:p text:style-name="P21">};</text:p>
      <text:p text:style-name="P21"/>
      <text:p text:style-name="P21">//.cpp dosyası</text:p>
      <text:p text:style-name="P21">void MyClass::func() //tanımlama</text:p>
      <text:p text:style-name="P21">{</text:p>
      <text:p text:style-name="P21">}</text:p>
      <text:p text:style-name="P21"/>
      <text:p text:style-name="P54">Sınıfın içerisinde inline olarak tanımlanabilir.</text:p>
      <text:p text:style-name="P21"/>
      <text:p text:style-name="P21">class MyClass {</text:p>
      <text:p text:style-name="P21"/>
      <text:p text:style-name="P21"><text:s text:c="2"/>static void func()</text:p>
      <text:p text:style-name="P21"><text:s text:c="2"/>{</text:p>
      <text:p text:style-name="P21"><text:s text:c="2"/>}</text:p>
      <text:p text:style-name="P21">};</text:p>
      <text:p text:style-name="P21"/>
      <text:p text:style-name="P54">static üye fonksiyonları this pointerı içermez bu sebeple direk olarak sınıftaki elemana ulaşamaz. </text:p>
      <text:p text:style-name="P54">Çünkü sınıfın üye fonksiyonu olmasına rağmen nesneye ait değildir. Aynı durum non-static üye fonskiyonu içerisinde geçerlidir.</text:p>
      <text:p text:style-name="P21"/>
      <text:p text:style-name="P21">class MyClass {</text:p>
      <text:p text:style-name="P21">public:</text:p>
      <text:p text:style-name="P21"><text:s text:c="2"/>static void func()</text:p>
      <text:p text:style-name="P21"><text:s text:c="2"/>{</text:p>
      <text:p text:style-name="P21"><text:s text:c="4"/>mx = 5; <text:s text:c="2"/>// Geçersiz</text:p>
      <text:p text:style-name="P21"><text:s text:c="4"/>foo();<text:tab/> <text:s text:c="3"/>// Geçersiz</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 text:c="2"/>int mx;</text:p>
      <text:p text:style-name="P21">};</text:p>
      <text:p text:style-name="P21"/>
      <text:p text:style-name="P54">sınıfın statik üye fonksiyonlarının global fonksiyonlardan farkı ise nesne üzerinden sınıfın private </text:p>
      <text:p text:style-name="P54">bölümüne erişim imkanı olmasıdır.</text:p>
      <text:p text:style-name="P21"/>
      <text:p text:style-name="P21">class MyClass {</text:p>
      <text:p text:style-name="P21">public:</text:p>
      <text:p text:style-name="P21"><text:s text:c="2"/>static void func()</text:p>
      <text:p text:style-name="P21"><text:s text:c="2"/>{</text:p>
      <text:p text:style-name="P21"><text:tab/>MyClass m;</text:p>
      <text:p text:style-name="P21"><text:tab/></text:p>
      <text:p text:style-name="P21"><text:tab/>m.mx = 5; // Geçerli.Nesne üzerinden private bölüme erişti.</text:p>
      <text:p text:style-name="P21"><text:tab/>m.foo(); <text:s/>//Geçerli</text:p>
      <text:p text:style-name="P21"><text:s text:c="2"/>}</text:p>
      <text:p text:style-name="P21"/>
      <text:p text:style-name="P21"><text:s text:c="2"/>void foo()</text:p>
      <text:p text:style-name="P21"><text:s text:c="2"/>{</text:p>
      <text:p text:style-name="P21"><text:s text:c="2"/>}</text:p>
      <text:p text:style-name="P21"/>
      <text:p text:style-name="P21"><text:soft-page-break/>private:</text:p>
      <text:p text:style-name="P21"><text:s text:c="2"/>int mx;</text:p>
      <text:p text:style-name="P21">};</text:p>
      <text:p text:style-name="P21"/>
      <text:p text:style-name="P54">static üye fonksiyonlar aşağıdaki gibi const tanımlanamazlar. Sebebi oradaki const nesnenin gizli </text:p>
      <text:p text:style-name="P54">this pointerını const yapar. Fakat static üye fonksiyonlarda ise this pointer bulunmaz.</text:p>
      <text:p text:style-name="P21"/>
      <text:p text:style-name="P21">class MyClass {</text:p>
      <text:p text:style-name="P21">public:</text:p>
      <text:p text:style-name="P21"><text:s text:c="2"/>static void func()const;<text:tab/>//Geçersiz</text:p>
      <text:p text:style-name="P21">};</text:p>
      <text:p text:style-name="P21"/>
      <text:p text:style-name="P21"/>
      <text:p text:style-name="P54"><text:s/>statik üye elemanlarına ilk değer atamalarında atanan eğer bir değişken veya fonsksiyonsa önce ismi class </text:p>
      <text:p text:style-name="P54"><text:s/>scope da aranır.</text:p>
      <text:p text:style-name="P21"/>
      <text:p text:style-name="P21"><text:s/>class MyClass {</text:p>
      <text:p text:style-name="P21"/>
      <text:p text:style-name="P21">public:</text:p>
      <text:p text:style-name="P21"/>
      <text:p text:style-name="P21"><text:s text:c="2"/>static int func();</text:p>
      <text:p text:style-name="P21"/>
      <text:p text:style-name="P21">private:</text:p>
      <text:p text:style-name="P21"><text:s text:c="2"/>static int y;</text:p>
      <text:p text:style-name="P21"/>
      <text:p text:style-name="P21">};</text:p>
      <text:p text:style-name="P21"/>
      <text:p text:style-name="P21">int func(int);</text:p>
      <text:p text:style-name="P21"/>
      <text:p text:style-name="P21">int MyClass::y = func();<text:tab/> <text:s/>//Geçerli</text:p>
      <text:p text:style-name="P21">int MyClass::y = func(10);<text:tab/> <text:s/>//Geçersiz syntax hatası, Geçerli olması için ::func(10) <text:s text:c="11"/><text:tab/><text:tab/><text:tab/> <text:s/>//olması lazımdı</text:p>
      <text:p text:style-name="P21"/>
      <text:p text:style-name="P21"/>
      <text:p text:style-name="P54">Bazen statik fonksiyonlar nesne oluşturma amaçlı da kullanılabilir. Bunun sebebi aynı imza türüne sahip ctor </text:p>
      <text:p text:style-name="P54">fakat farklı işlemler yapacak nesneler oluşturulurken kullanılabilir. Aşağıdaki örnek bu durum içindir.</text:p>
      <text:p text:style-name="P21"/>
      <text:p text:style-name="P21">class Complex {</text:p>
      <text:p text:style-name="P21">private:</text:p>
      <text:p text:style-name="P21"><text:s text:c="2"/>Complex(double distance, double angle);</text:p>
      <text:p text:style-name="P21"><text:s text:c="2"/>Complex(double r,double i,int);</text:p>
      <text:p text:style-name="P21">public:</text:p>
      <text:p text:style-name="P21"><text:s text:c="2"/>static Complex Create_Polar(double d, double a)</text:p>
      <text:p text:style-name="P21"><text:s text:c="2"/>{</text:p>
      <text:p text:style-name="P21"><text:tab/>return Complex(d, a);</text:p>
      <text:p text:style-name="P21"><text:s text:c="2"/>}</text:p>
      <text:p text:style-name="P21"><text:s text:c="2"/>static Complex Create_Cartesian(double r,double i)</text:p>
      <text:p text:style-name="P21"><text:s text:c="2"/>{</text:p>
      <text:p text:style-name="P21"><text:tab/>return Complex(r, i,0);</text:p>
      <text:p text:style-name="P21"><text:s text:c="2"/>}</text:p>
      <text:p text:style-name="P21">};</text:p>
      <text:p text:style-name="P21"/>
      <text:p text:style-name="P21">int main()</text:p>
      <text:p text:style-name="P21">{</text:p>
      <text:p text:style-name="P21"><text:s text:c="2"/>Complex::Create_Cartesian(2.5,6.6);</text:p>
      <text:p text:style-name="P21"><text:s text:c="2"/>Complex::Create_Polar(1.1,3.1);</text:p>
      <text:p text:style-name="P21"/>
      <text:p text:style-name="P21">}</text:p>
      <text:p text:style-name="P21"/>
      <text:p text:style-name="P54">Örneğin sadece dinamik bir nesne oluşturulurken de statik üye fonksiyonlar kullanılabilir. Böylece kullanıcı</text:p>
      <text:p text:style-name="P54">dinamik ömürlü nesne hariç başka nesne kullanamazlar.</text:p>
      <text:p text:style-name="P21"><text:soft-page-break/></text:p>
      <text:p text:style-name="P21">class DynamicOnly</text:p>
      <text:p text:style-name="P21">{</text:p>
      <text:p text:style-name="P21"><text:s text:c="2"/>private:</text:p>
      <text:p text:style-name="P21"/>
      <text:p text:style-name="P21"/>
      <text:p text:style-name="P21"><text:s text:c="2"/>public:</text:p>
      <text:p text:style-name="P21"><text:tab/>static DynamicOnly* create_oblect()</text:p>
      <text:p text:style-name="P21"><text:tab/>{</text:p>
      <text:p text:style-name="P21"><text:tab/> <text:s/>return new DynamicOnly{};</text:p>
      <text:p text:style-name="P21"><text:tab/>}</text:p>
      <text:p text:style-name="P21">};</text:p>
      <text:p text:style-name="P23"/>
      <text:p text:style-name="P73">Friend</text:p>
      <text:p text:style-name="P21"/>
      <text:p text:style-name="P54">Global bir fonksiyon,başka bir sınıfın üye fonksiyonunu veya bir sınıfa herhangi bir başka sınıfın private bölümüne </text:p>
      <text:p text:style-name="P54">erişim imkanı sağlanılabilir. Bunu kullanabilmek için ilgili fonksiyonu veya sınıfı friend anahtar sözcüğü ile</text:p>
      <text:p text:style-name="P54">tanımlamak gerekir. Böylece friend fonskiyonu içerisinde bir nesne oluşturulursa bu friend fonskiyon </text:p>
      <text:p text:style-name="P54">tanımlanan nesnenin private bölümüne erişebilir.</text:p>
      <text:p text:style-name="P54"/>
      <text:p text:style-name="P54">Friend bildirimi sınıfın public,private ve protected bölümünde olabilir. Herhangi bir fark oluşturmaz.</text:p>
      <text:p text:style-name="P54"/>
      <text:p text:style-name="P21">class myclass</text:p>
      <text:p text:style-name="P21">{</text:p>
      <text:p text:style-name="P21">public:</text:p>
      <text:p text:style-name="P21"><text:s text:c="2"/>friend int func();</text:p>
      <text:p text:style-name="P21"/>
      <text:p text:style-name="P21">private:</text:p>
      <text:p text:style-name="P21"><text:s text:c="2"/>int value;</text:p>
      <text:p text:style-name="P21">};</text:p>
      <text:p text:style-name="P21"/>
      <text:p text:style-name="P21">int func()</text:p>
      <text:p text:style-name="P21">{</text:p>
      <text:p text:style-name="P21"><text:s text:c="2"/>myclass m;</text:p>
      <text:p text:style-name="P21"/>
      <text:p text:style-name="P21"><text:s text:c="2"/>m.value = 5;</text:p>
      <text:p text:style-name="P21"/>
      <text:p text:style-name="P21"><text:s text:c="2"/>return m.value;</text:p>
      <text:p text:style-name="P21">}</text:p>
      <text:p text:style-name="P21"/>
      <text:p text:style-name="P21">int main()</text:p>
      <text:p text:style-name="P21">{</text:p>
      <text:p text:style-name="P21"><text:s text:c="2"/>std::cout &lt;&lt; func() &lt;&lt; '\n';</text:p>
      <text:p text:style-name="P21">}</text:p>
      <text:p text:style-name="P21"/>
      <text:p text:style-name="P54">Bir sınıda ait bir fonksiyona başka bir sınıfta friend lik verebilmek için o fonksiyonun complete type olması lazım. Yani</text:p>
      <text:p text:style-name="P54">sınıfın dışında firendlik verilecek class ın altında fonskiyon tanımlanmalı. Bu fonksiyonun public bölümünde olması gerekmektedir.</text:p>
      <text:p text:style-name="P54"/>
      <text:p text:style-name="P21">class tempclass</text:p>
      <text:p text:style-name="P21">{</text:p>
      <text:p text:style-name="P21">public:</text:p>
      <text:p text:style-name="P21"><text:s text:c="2"/>int func();</text:p>
      <text:p text:style-name="P21">};</text:p>
      <text:p text:style-name="P21"/>
      <text:p text:style-name="P21">class myclass</text:p>
      <text:p text:style-name="P21">{</text:p>
      <text:p text:style-name="P21">public:</text:p>
      <text:p text:style-name="P21"><text:s text:c="2"/>friend int tempclass::func();</text:p>
      <text:p text:style-name="P21"/>
      <text:p text:style-name="P21">private:</text:p>
      <text:p text:style-name="P21"><text:soft-page-break/><text:s text:c="2"/>int value;</text:p>
      <text:p text:style-name="P21">};</text:p>
      <text:p text:style-name="P21"/>
      <text:p text:style-name="P21">int tempclass::func()</text:p>
      <text:p text:style-name="P21">{</text:p>
      <text:p text:style-name="P21"><text:s text:c="2"/>myclass m;</text:p>
      <text:p text:style-name="P21"/>
      <text:p text:style-name="P21"><text:s text:c="2"/>return m.value = 5;</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54">Bir sınıfı başka bir sınıfa friend olarak tanımlarsak sınıfımızın tüm fonskiyonları o sınıfa friend tanımlanmış gibi tüm private elemanlarına erişebilir. Burada sınıfın complate olmasına gerek yoktur.</text:p>
      <text:p text:style-name="P21"/>
      <text:p text:style-name="P21">class myclass</text:p>
      <text:p text:style-name="P21">{</text:p>
      <text:p text:style-name="P21">public:</text:p>
      <text:p text:style-name="P21"><text:s text:c="2"/>friend class tempclass;</text:p>
      <text:p text:style-name="P21"/>
      <text:p text:style-name="P21">private:</text:p>
      <text:p text:style-name="P21"><text:s text:c="2"/>int value;</text:p>
      <text:p text:style-name="P21">};</text:p>
      <text:p text:style-name="P21"/>
      <text:p text:style-name="P21">class tempclass</text:p>
      <text:p text:style-name="P21">{</text:p>
      <text:p text:style-name="P21">public:</text:p>
      <text:p text:style-name="P21"><text:s text:c="2"/>int func()</text:p>
      <text:p text:style-name="P21"><text:s text:c="2"/>{</text:p>
      <text:p text:style-name="P21"><text:s text:c="4"/>myclass m;</text:p>
      <text:p text:style-name="P21"/>
      <text:p text:style-name="P21"><text:s text:c="4"/>return m.value = 5;</text:p>
      <text:p text:style-name="P21"><text:s text:c="2"/>}</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54">A sınıfı B sınıfına friend olarak tanımlanırsa A sınıfı B sınıfının private bölümüne erişir fakat B sınıfı A sınıfının</text:p>
      <text:p text:style-name="P54">private bölümüne erişemez. </text:p>
      <text:p text:style-name="P54"/>
      <text:p text:style-name="P54">Benzer şekilde A sınıfı B sınıfında friend olarak tanımlanırsa B sınıfı da C sınıfında friend olarak tanımlanırsa A sınıfı</text:p>
      <text:p text:style-name="P54">C sınıfının private elemanlarına erişemez sadece tanımlı olduğu B sınıfının private elemanlarına erişir. Kısaca arkadaşımın arkadaşı benim arkadaşım değil!</text:p>
      <text:p text:style-name="P55"/>
      <text:p text:style-name="P57">Friend fonksiyonlar sınınfın içerisinde inline olarak tanımlanabilir. Bu durumu hidden friend denir.</text:p>
      <text:p text:style-name="P57"/>
      <text:p text:style-name="P57"/>
      <text:p text:style-name="P57"/>
      <text:p text:style-name="P57"/>
      <text:p text:style-name="P57"/>
      <text:p text:style-name="P57"/>
      <text:p text:style-name="P60"><text:soft-page-break/>OPERATOR OVERLOADING</text:p>
      <text:p text:style-name="P163"/>
      <text:p text:style-name="P57">operator overloading işlemi bazı kurallar içerir</text:p>
      <text:list xml:id="list3613010327" text:style-name="L11">
        <text:list-item>
          <text:p text:style-name="P142">Olmayan operator overload edilemez. Örneğin @ operatörü.</text:p>
        </text:list-item>
        <text:list-item>
          <text:p text:style-name="P142"><text:s/>Her operator overload edilemez. ( sizeof , . operatorü , ? : ternary operator,:: scope resolution operator, typeid, .* operatoru )</text:p>
        </text:list-item>
        <text:list-item>
          <text:p text:style-name="P141"><text:s/>Keyfi olarak isimlendirme yapılamaz.İsimlerinde operator anahtar sözcüğü geçmek zorunda</text:p>
        </text:list-item>
        <text:list-item>
          <text:p text:style-name="P141"><text:s/>Primitivi türler (int,char,boolen vb.) için operator fonksiyonu bildirilemez. En az bir operand sınıf veya enum türünden olmalı</text:p>
        </text:list-item>
        <text:list-item>
          <text:p text:style-name="P141"><text:s/>Sınıfın statik fonksiyonu olaramaz. Ya sınıfın üye fonksiyonu yada global fonksiyon olabilir.</text:p>
        </text:list-item>
        <text:list-item>
          <text:p text:style-name="P141"><text:s/>Tüm operatmr fonksiyonları ile (operatör notasyonu kullanılmadan) isimleriyle kullanılabilir.a + b veya a.operator+(b) gibi</text:p>
        </text:list-item>
        <text:list-item>
          <text:p text:style-name="P141"><text:s/>Bazı operatörler için yalnızca üye operatör fonksiyonu bildirilebilir. Global operatör fonksiyon olarak kullanılamaz.Bunlar:</text:p>
        </text:list-item>
        <text:list-item>
          <text:p text:style-name="P141"><text:s text:c="3"/>[] , () , -&gt; , tür dönüştürme operatör fonksiyonları ve special member function atama operatör fonksiyonları </text:p>
        </text:list-item>
        <text:list-item>
          <text:p text:style-name="P141"><text:s text:c="3"/>(copy assigment ve move assigment)</text:p>
        </text:list-item>
        <text:list-item>
          <text:p text:style-name="P141"><text:s/>Global operatör fonksiyon tanımlanırken eğer binary yani iki operanddan oluşan bir operatör kullanılacaksa(&gt;,&lt;,*,/ vb )</text:p>
        </text:list-item>
        <text:list-item>
          <text:p text:style-name="P141"><text:s/>bu fonksiyon 2 parametre içermeli. Örneğin; operator/(a,b) Eğer global operatör fonksiyon unary ise yani tek operand dan oluşuyorsa (!,(),++ vb.) bu fonksiyon tek parametre içermeli.</text:p>
          <text:p text:style-name="P141"/>
        </text:list-item>
      </text:list>
      <text:p text:style-name="P54"><text:s text:c="3"/>Örneğin; operator(!a)</text:p>
      <text:p text:style-name="P54"><text:s text:c="3"/></text:p>
      <text:p text:style-name="P54"><text:s text:c="3"/>Global operator fonksiyon tanımına bir örnek;</text:p>
      <text:p text:style-name="P21"/>
      <text:p text:style-name="P21"><text:s text:c="2"/>class Biggy {</text:p>
      <text:p text:style-name="P21"/>
      <text:p text:style-name="P21"><text:s text:c="2"/>};</text:p>
      <text:p text:style-name="P21"/>
      <text:p text:style-name="P21"><text:s text:c="2"/>Biggy operator/(Biggy , Biggy);</text:p>
      <text:p text:style-name="P21"/>
      <text:p text:style-name="P21"><text:s text:c="2"/>bool operator!(Biggy);</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operator/(a, b);</text:p>
      <text:p text:style-name="P21"/>
      <text:p text:style-name="P21"><text:tab/>bool y1 = !a;</text:p>
      <text:p text:style-name="P21"><text:tab/>bool y2 = operator!(a);</text:p>
      <text:p text:style-name="P21"><text:s text:c="2"/>}</text:p>
      <text:p text:style-name="P21"/>
      <text:p text:style-name="P54"><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p>
      <text:p text:style-name="P21"/>
      <text:p text:style-name="P54">Sınıfın üye fonksiyonunun operator overload una örnek;</text:p>
      <text:p text:style-name="P54"/>
      <text:p text:style-name="Standard"><text:span text:style-name="T2"><text:s text:c="2"/></text:span><text:span text:style-name="T23">class Biggy {</text:span></text:p>
      <text:p text:style-name="P21"/>
      <text:p text:style-name="P21"><text:s text:c="2"/>public:</text:p>
      <text:p text:style-name="P21"><text:tab/>Biggy operator/(Biggy);</text:p>
      <text:p text:style-name="P21"/>
      <text:p text:style-name="P21"><text:tab/>bool operator!()const;</text:p>
      <text:p text:style-name="P21"><text:s text:c="2"/>};</text:p>
      <text:p text:style-name="P21"/>
      <text:p text:style-name="P21"><text:s text:c="2"/>int main()</text:p>
      <text:p text:style-name="P21"><text:s text:c="2"/>{</text:p>
      <text:p text:style-name="P21"><text:soft-page-break/><text:tab/>Biggy a;</text:p>
      <text:p text:style-name="P21"><text:tab/>Biggy b;</text:p>
      <text:p text:style-name="P21"/>
      <text:p text:style-name="P21"><text:tab/>Biggy z1 = a / b;</text:p>
      <text:p text:style-name="P21"><text:tab/>Biggy z2 = a.operator/(b);</text:p>
      <text:p text:style-name="P21"/>
      <text:p text:style-name="P21"><text:tab/>bool y1 = !a;</text:p>
      <text:p text:style-name="P21"><text:tab/>bool y2 = a.operator!();</text:p>
      <text:p text:style-name="P21"><text:s text:c="2"/>}</text:p>
      <text:p text:style-name="P21"/>
      <text:p text:style-name="Standard"><text:span text:style-name="T2"><text:s/></text:span><text:span text:style-name="T25"><text:s/>C++ da hem unary hem binary olarak kullanılabilen 4 adet token vardır. Bunlar: '+' , '-' , '*' , '&amp;'</text:span></text:p>
      <text:p text:style-name="P54"><text:s text:c="2"/></text:p>
      <text:p text:style-name="P54"><text:s text:c="2"/>Fonksiyon çağrı operatorü dışında hiçbir operator fonksiyonu için varsayılan argüman bildirilemez.</text:p>
      <text:p text:style-name="P109"><text:s text:c="2"/></text:p>
      <text:p text:style-name="P27"><text:s text:c="2"/>class Myclass{</text:p>
      <text:p text:style-name="P27"><text:s text:c="2"/>public:</text:p>
      <text:p text:style-name="P27"><text:tab/>Myclass operator+(int x = 10); //geçersiz</text:p>
      <text:p text:style-name="P27"><text:tab/>int operator()(int x = 10); <text:s text:c="3"/>//geçerli</text:p>
      <text:p text:style-name="P27"><text:s text:c="2"/>};</text:p>
      <text:p text:style-name="P21"/>
      <text:p text:style-name="P54"><text:s text:c="2"/>Operator overload mekanizması funcion overloada engel değildir. İmzası farklı olduğu sürece aynı operator overloada sahip ama imzaları farklı olan birkaç function overload edilebilir.</text:p>
      <text:p text:style-name="P21"/>
      <text:p text:style-name="P21"><text:s text:c="2"/>class Myclass{</text:p>
      <text:p text:style-name="P21"><text:s text:c="2"/>public:</text:p>
      <text:p text:style-name="P21"><text:tab/>Myclass operator+(int)const;</text:p>
      <text:p text:style-name="P21"><text:tab/>Myclass operator+(double)const;</text:p>
      <text:p text:style-name="P21"><text:tab/>Myclass operator+(std::string)const;</text:p>
      <text:p text:style-name="P125"><text:s text:c="2"/>}</text:p>
      <text:p text:style-name="P57"/>
      <text:p text:style-name="P57">İşaret önceliği meselesi operator overload içinde geçerlidir. Global fonksiyonlar için örnek;</text:p>
      <text:p text:style-name="P163"/>
      <text:p text:style-name="P125"><text:s text:c="2"/>class Myclass {</text:p>
      <text:p text:style-name="P21"><text:s text:c="2"/>};</text:p>
      <text:p text:style-name="P21"/>
      <text:p text:style-name="P21"><text:s text:c="2"/>Myclass operator+(const Myclass&amp;, const Myclass&amp;);</text:p>
      <text:p text:style-name="P21"><text:s text:c="2"/>Myclass operator*(const Myclass&amp;, const Myclass&amp;);</text:p>
      <text:p text:style-name="P21"><text:s text:c="2"/>bool operator&gt;(const Myclass&amp;, const Myclass&amp;);</text:p>
      <text:p text:style-name="P21"/>
      <text:p text:style-name="P21"><text:s text:c="2"/>int main()</text:p>
      <text:p text:style-name="P21"><text:s text:c="2"/>{</text:p>
      <text:p text:style-name="P21"><text:tab/>Myclass m1, m2, m3, m4;</text:p>
      <text:p text:style-name="P21"/>
      <text:p text:style-name="P21"><text:tab/>auto b1 = m1 + m2 * m3 &gt; m4;</text:p>
      <text:p text:style-name="P21"/>
      <text:p text:style-name="P21"><text:tab/>auto b2 = operator&gt;(operator+(m1, operator*(m2, m3)), m4);</text:p>
      <text:p text:style-name="P21"/>
      <text:p text:style-name="P21"><text:tab/>//b1 şeklinde yazılırsa derleyici bunu b2 şeklinde yazar.</text:p>
      <text:p text:style-name="P125"><text:s text:c="2"/>}</text:p>
      <text:p text:style-name="P163"/>
      <text:p text:style-name="P57"><text:span text:style-name="T1"><text:s/></text:span><text:span text:style-name="T42"><text:s/>Sınıfın üye operator overload fonksiyonları için örnek;</text:span></text:p>
      <text:p text:style-name="P163"/>
      <text:p text:style-name="P125"><text:s/>class Myclass {</text:p>
      <text:p text:style-name="P21"><text:s text:c="2"/>public:</text:p>
      <text:p text:style-name="P21"><text:tab/>Myclass operator+(const Myclass&amp;);</text:p>
      <text:p text:style-name="P21"><text:tab/>Myclass operator*(const Myclass&amp;);</text:p>
      <text:p text:style-name="P21"><text:tab/>bool operator&gt;(const Myclass&amp;);</text:p>
      <text:p text:style-name="P125"><text:s text:c="2"/>};</text:p>
      <text:p text:style-name="P125"/>
      <text:p text:style-name="P163"/>
      <text:p text:style-name="P125"><text:s text:c="2"/>int main()</text:p>
      <text:p text:style-name="P21"><text:soft-page-break/><text:s text:c="2"/>{</text:p>
      <text:p text:style-name="P21"><text:tab/>Myclass m1, m2, m3, m4;</text:p>
      <text:p text:style-name="P21"/>
      <text:p text:style-name="P21"><text:tab/>auto b1 = m1 + m2 * m3 &gt; m4;</text:p>
      <text:p text:style-name="P21"/>
      <text:p text:style-name="P21"><text:tab/>auto b2 = m1.operator+(m2.operator*(m3)).operator&gt;(m4);</text:p>
      <text:p text:style-name="P21"/>
      <text:p text:style-name="P21"><text:tab/>//b1 ve b2 aynıdır</text:p>
      <text:p text:style-name="P125"><text:s text:c="2"/>}</text:p>
      <text:p text:style-name="P163"/>
      <text:p text:style-name="P77"><text:span text:style-name="T33"><text:s text:c="2"/>Fonksiyonun geri dönüş değerleri eğer o ifade içerisnde lvalue ise referans türü olmalıi rvalue ise referans türü olmaz. </text:span><text:span text:style-name="T26">Atama operatörü ile oluşturulan ifadeler lvalue expression olduğundan, atama operatörü le yapılan operator overload </text:span><text:span text:style-name="T33">fonksiyonları referans türüne geri dönerler.</text:span></text:p>
      <text:p text:style-name="P163"/>
      <text:p text:style-name="P83"><text:span text:style-name="T13"><text:s text:c="2"/>class Data </text:span><text:span text:style-name="T8">{</text:span></text:p>
      <text:p text:style-name="P27"><text:s text:c="2"/>public:</text:p>
      <text:p text:style-name="P27"><text:tab/>Data&amp; operator=(const char*);</text:p>
      <text:p text:style-name="P27"><text:s text:c="2"/>};</text:p>
      <text:p text:style-name="P27"/>
      <text:p text:style-name="P27"><text:s text:c="2"/>int main()</text:p>
      <text:p text:style-name="P27"><text:s text:c="2"/>{</text:p>
      <text:p text:style-name="P27"><text:tab/>Data myDate:</text:p>
      <text:p text:style-name="P27"/>
      <text:p text:style-name="P27"><text:tab/>myDate = "31.03.1992";</text:p>
      <text:p text:style-name="P27"><text:s text:c="2"/>}</text:p>
      <text:p text:style-name="P109"/>
      <text:p text:style-name="P32"><text:span text:style-name="T26">Aynı şekilde '++' veya '--' de operator overloadlar da referansa geri dönerler. Bu aynı zamanda nesneyi değiştirdiği için üye </text:span><text:span text:style-name="T34">f</text:span><text:span text:style-name="T26">onksiyon const olmaz</text:span></text:p>
      <text:p text:style-name="P54"/>
      <text:p text:style-name="P54">Global operator fonksiyonlarının varlık nedenlerinden biri binary operatorlerdeki değişme özlelliğini kullanabilme imkanı</text:p>
      <text:p text:style-name="P54"><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p>
      <text:p text:style-name="P54"/>
      <text:p text:style-name="P54"><text:s text:c="2"/>Aynı toplama işleminin global operator fonksiyon için yaparsak, x+y ifadesi operator+(x,y) ifadesine denk geldiği için</text:p>
      <text:p text:style-name="P54"><text:s text:c="2"/>x+5 veya 5+x şeklide kullanılabilir. Böylece <text:s/>değişme özelliği kısıtlanmamış olur.</text:p>
      <text:p text:style-name="P54"/>
      <text:p text:style-name="P54"><text:s text:c="2"/>Diğer bir neden ise kendi oluşturduğumuz bir sınıfın başka bir sınıf ile binary operatorun operatoru olması durumu. Bu durumda üye fonksiyon yerine global fonksiyon kullanılır. Örneğin BigInt tipinde bir nesnemiz olsun ve bu nesnemiz std::cout nesnesi üzerinden bir çıkış oluşturmak istesin. Bu durumda fonksiyon şu şekilde oluşturulur;</text:p>
      <text:p text:style-name="P54"><text:tab/></text:p>
      <text:p text:style-name="P21"><text:s text:c="2"/>std::ostream&amp; operator&lt;&lt;(std::ostream&amp;,const BigInt&amp;);</text:p>
      <text:p text:style-name="P21"/>
      <text:p text:style-name="P54">Bir operator overload işlemini üye fonksiyon mu yoksa global fonksiyon mu yapmakta birkaç tavsiye bulunmaktadır.</text:p>
      <text:p text:style-name="P54"/>
      <text:list xml:id="list1232382376" text:style-name="L12">
        <text:list-item>
          <text:p text:style-name="P143">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p>
        </text:list-item>
      </text:list>
      <text:p text:style-name="P21"/>
      <text:list xml:id="list191237861661293" text:continue-numbering="true" text:style-name="L12">
        <text:list-item>
          <text:p text:style-name="P143">Sınıf nesnesini değiştiren operator fonksiyonlar kesinlikle üye fonksiyon olmalı. Örneğin; ++,--,=,+=,*= vb. </text:p>
        </text:list-item>
      </text:list>
      <text:p text:style-name="P21"/>
      <text:list xml:id="list191237910671691" text:continue-numbering="true" text:style-name="L12">
        <text:list-item>
          <text:p text:style-name="P143"><text:s/>Unary operatorler de genellikle sınıfın üye fonskiyonu olarak yazılır.</text:p>
        </text:list-item>
      </text:list>
      <text:p text:style-name="P109"/>
      <text:p text:style-name="P163"/>
      <text:p text:style-name="P84"><text:span text:style-name="T13">//Mint.h dosyas</text:span><text:span text:style-name="T8">ı</text:span></text:p>
      <text:p text:style-name="P21"/>
      <text:p text:style-name="P21"><text:s text:c="2"/>#include&lt;iosfwd&gt; <text:s text:c="2"/>//daha light bir başlık dosyası. İşimizi görüyor.</text:p>
      <text:p text:style-name="P21"/>
      <text:p text:style-name="P21"><text:s text:c="2"/>//Başlık dosyasındaki isimler her zaman nitelenmiş olarak kullanılır. Bu sebeple örneğin using namespace std kullanılmaz.</text:p>
      <text:p text:style-name="P21"><text:soft-page-break/><text:s text:c="2"/>//Sebebi ise bu Mint.h dosyasını include eden tüm .cpp dosyalarına using namespace std tanımlı hale gelmiş olur. Bu da</text:p>
      <text:p text:style-name="P21"><text:s text:c="2"/>//hiçbir zaman istenilmeyen bir durumdur.</text:p>
      <text:p text:style-name="P21"/>
      <text:p text:style-name="P21"><text:s text:c="2"/>class Mint {</text:p>
      <text:p text:style-name="P21"><text:s text:c="2"/>public:</text:p>
      <text:p text:style-name="P21"><text:tab/>Mint() = default;</text:p>
      <text:p text:style-name="P21"><text:tab/>explicit Mint(int x) : m_x{x}{} <text:s/>// implicit conversion kapatlıldı</text:p>
      <text:p text:style-name="P21"><text:tab/>friend std::ostream&amp; operator&lt;&lt;(std::ostream&amp; os, const Mint&amp; m);</text:p>
      <text:p text:style-name="P21"><text:tab/>friend std::istream&amp; operator&gt;&gt;(std::istream&amp; is, Mint&amp; m);</text:p>
      <text:p text:style-name="P21"><text:s text:c="2"/>private:</text:p>
      <text:p text:style-name="P21"><text:tab/>int m_x{};</text:p>
      <text:p text:style-name="P21"><text:s text:c="2"/>};</text:p>
      <text:p text:style-name="P21"/>
      <text:p text:style-name="P21"><text:s text:c="2"/>//Mint.c dosyası</text:p>
      <text:p text:style-name="P21"/>
      <text:p text:style-name="P21"><text:s text:c="2"/>#include&lt;iostream&gt;</text:p>
      <text:p text:style-name="P21"/>
      <text:p text:style-name="P21"><text:s text:c="2"/>inline std::ostream&amp; operator&lt;&lt;(std::ostream&amp; os, const Mint&amp; m)</text:p>
      <text:p text:style-name="P21"><text:s text:c="2"/>{</text:p>
      <text:p text:style-name="P21"><text:tab/>return os &lt;&lt; '(' &lt;&lt; m.m_x &lt;&lt; ')';</text:p>
      <text:p text:style-name="P21"><text:s text:c="2"/>}</text:p>
      <text:p text:style-name="P21"/>
      <text:p text:style-name="P21"><text:s text:c="2"/>inline std::istream&amp; operator&gt;&gt;(std::istream&amp; is, Mint&amp; m)</text:p>
      <text:p text:style-name="P21"><text:s text:c="2"/>{</text:p>
      <text:p text:style-name="P21"><text:tab/>return is &gt;&gt; m.m_x;</text:p>
      <text:p text:style-name="P21"><text:s text:c="2"/>}</text:p>
      <text:p text:style-name="P21"/>
      <text:p text:style-name="P21"><text:s text:c="2"/>int main()</text:p>
      <text:p text:style-name="P21"><text:s text:c="2"/>{</text:p>
      <text:p text:style-name="P21"><text:tab/>Mint mint;</text:p>
      <text:p text:style-name="P21"/>
      <text:p text:style-name="P21"><text:tab/>std::cin &gt;&gt; mint;</text:p>
      <text:p text:style-name="P21"><text:tab/>std::cout &lt;&lt; mint &lt;&lt; '\n';</text:p>
      <text:p text:style-name="P126"><text:s text:c="2"/>}</text:p>
      <text:p text:style-name="P125"/>
      <text:p text:style-name="P125"/>
      <text:p text:style-name="P77"><text:span text:style-name="T33"><text:s text:c="2"/>C++20 </text:span><text:span text:style-name="T26">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karşılaştırma opetatörleri de be friend fonksiyonları kullanarak yine global şekilde tanımlanabilir. Burada fonksiyonlar inline olarak yazılır ve tekrar tekrar fonskiyon çağırılımaz kod derleyici tarafından optimize edilir. Mint sınıfı örneğinin genişletilmiş hali aşağıdaki gibidir.</text:span></text:p>
      <text:p text:style-name="P164"/>
      <text:p text:style-name="P164"/>
      <text:p text:style-name="P164"/>
      <text:p text:style-name="P126">//Mint.h dosyası</text:p>
      <text:p text:style-name="P21"/>
      <text:p text:style-name="Standard"><text:span text:style-name="T2"><text:s/></text:span><text:span text:style-name="T23"><text:s/>#pragma once</text:span></text:p>
      <text:p text:style-name="P21"/>
      <text:p text:style-name="P21"><text:s text:c="2"/>#include&lt;iosfwd&gt; <text:s text:c="2"/>//daha light bir başlık dosyası. İşimizi görüyor.</text:p>
      <text:p text:style-name="P21"/>
      <text:p text:style-name="P21"><text:s text:c="2"/>class Mint {</text:p>
      <text:p text:style-name="P21"><text:s text:c="2"/>public:</text:p>
      <text:p text:style-name="P21"><text:s text:c="2"/>Mint() = default;</text:p>
      <text:p text:style-name="P21"><text:s text:c="2"/>explicit Mint(int x) : m_x{ x } {} <text:s/>// implicit conversion kapatlıldı</text:p>
      <text:p text:style-name="P21"/>
      <text:p text:style-name="P21"><text:s text:c="2"/>Mint&amp; operator++() <text:s/>//prefix yani ++x</text:p>
      <text:p text:style-name="P21"><text:s text:c="2"/>{</text:p>
      <text:p text:style-name="P21"><text:tab/>++m_x;</text:p>
      <text:p text:style-name="P21"><text:tab/>return *this;</text:p>
      <text:p text:style-name="P21"><text:soft-page-break/><text:s text:c="2"/>}</text:p>
      <text:p text:style-name="P21"/>
      <text:p text:style-name="P21"><text:s text:c="2"/>Mint operator++(int)<text:tab/>//postfix yani x++</text:p>
      <text:p text:style-name="P21"><text:s text:c="2"/>{</text:p>
      <text:p text:style-name="P21"><text:tab/>Mint retval{*this};</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text:p>
      <text:p text:style-name="P21"><text:s text:c="2"/>{</text:p>
      <text:p text:style-name="P21"><text:tab/>--m_x;</text:p>
      <text:p text:style-name="P21"><text:tab/>return *this;</text:p>
      <text:p text:style-name="P21"><text:s text:c="2"/>}</text:p>
      <text:p text:style-name="P21"/>
      <text:p text:style-name="P21"><text:s text:c="2"/>Mint operator--(int)</text:p>
      <text:p text:style-name="P21"><text:s text:c="2"/>{</text:p>
      <text:p text:style-name="P21"><text:tab/>Mint retval{ *this };</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other.m_x sıfır için exception throw edilmeli</text:p>
      <text:p text:style-name="P21"><text:tab/></text:p>
      <text:p text:style-name="P21"><text:tab/>m_x /= other.m_x;</text:p>
      <text:p text:style-name="P21"><text:tab/>return *this;</text:p>
      <text:p text:style-name="P21"><text:s text:c="2"/>}</text:p>
      <text:p text:style-name="P21"/>
      <text:p text:style-name="Standard"><text:span text:style-name="T2"><text:s text:c="2"/></text:span><text:span text:style-name="T23">Mint operator+()const</text:span></text:p>
      <text:p text:style-name="P21"><text:s text:c="2"/>{</text:p>
      <text:p text:style-name="P21"><text:tab/>return *this;</text:p>
      <text:p text:style-name="P21"><text:s text:c="2"/>}</text:p>
      <text:p text:style-name="P21"/>
      <text:p text:style-name="P21"><text:s text:c="2"/>Mint operator-()</text:p>
      <text:p text:style-name="P21"><text:s text:c="2"/>{</text:p>
      <text:p text:style-name="P21"><text:soft-page-break/><text:tab/>return Mint{ -m_x};</text:p>
      <text:p text:style-name="P21"><text:s text:c="2"/>}</text:p>
      <text:p text:style-name="P21"/>
      <text:p text:style-name="P21"><text:s text:c="2"/>friend std::ostream&amp; operator&lt;&lt;(std::ostream&amp; os, const Mint&amp; m);</text:p>
      <text:p text:style-name="P21"><text:s text:c="2"/>friend std::istream&amp; operator&gt;&gt;(std::istream&amp; is, Mint&amp; m);</text:p>
      <text:p text:style-name="P21"/>
      <text:p text:style-name="P21"><text:s text:c="2"/>friend bool operator==(Mint&amp; lhs, Mint&amp; rhs)</text:p>
      <text:p text:style-name="P21"><text:s text:c="2"/>{</text:p>
      <text:p text:style-name="P21"><text:tab/>return (lhs.m_x == rhs.m_x);</text:p>
      <text:p text:style-name="P21"><text:s text:c="2"/>}</text:p>
      <text:p text:style-name="P21"/>
      <text:p text:style-name="P21"><text:s text:c="2"/>friend bool operator&lt;(Mint&amp; lhs, Mint&amp; rhs)</text:p>
      <text:p text:style-name="P21"><text:s text:c="2"/>{</text:p>
      <text:p text:style-name="P21"><text:tab/>return (lhs.m_x &lt; rhs.m_x);</text:p>
      <text:p text:style-name="P21"><text:s text:c="2"/>}</text:p>
      <text:p text:style-name="P21"/>
      <text:p text:style-name="P21"><text:s text:c="2"/>private:</text:p>
      <text:p text:style-name="P21"><text:tab/>int m_x{};</text:p>
      <text:p text:style-name="P21"><text:s text:c="2"/>};</text:p>
      <text:p text:style-name="P21"/>
      <text:p text:style-name="P21"><text:s text:c="2"/>std::ostream&amp; operator&lt;&lt;(std::ostream&amp; os, const Mint&amp; m)</text:p>
      <text:p text:style-name="P21"><text:s text:c="2"/>{</text:p>
      <text:p text:style-name="P21"><text:tab/>return os &lt;&lt; '(' &lt;&lt; m.m_x &lt;&lt; ')';</text:p>
      <text:p text:style-name="P21"><text:s text:c="2"/>}</text:p>
      <text:p text:style-name="P21"/>
      <text:p text:style-name="P21"><text:s text:c="2"/>std::istream&amp; operator&gt;&gt;(std::istream&amp; is, Mint&amp; m)</text:p>
      <text:p text:style-name="P21"><text:s text:c="2"/>{</text:p>
      <text:p text:style-name="P21"><text:tab/>return is &gt;&gt; m.m_x;</text:p>
      <text:p text:style-name="P21"><text:s text:c="2"/>}</text:p>
      <text:p text:style-name="P21"/>
      <text:p text:style-name="P21"><text:s text:c="2"/>bool operator!=(Mint&amp; lhs, Mint&amp; rhs)</text:p>
      <text:p text:style-name="P21"><text:s text:c="2"/>{</text:p>
      <text:p text:style-name="P21"><text:tab/>return !(lhs == rhs);</text:p>
      <text:p text:style-name="P21"><text:s text:c="2"/>}</text:p>
      <text:p text:style-name="P21"/>
      <text:p text:style-name="P21"><text:s text:c="2"/>bool operator&gt;(Mint&amp; lhs, Mint&amp; rhs)</text:p>
      <text:p text:style-name="P21"><text:s text:c="2"/>{</text:p>
      <text:p text:style-name="P21"><text:tab/>return (rhs &lt; lhs);</text:p>
      <text:p text:style-name="P21"><text:s text:c="2"/>}</text:p>
      <text:p text:style-name="P21"/>
      <text:p text:style-name="P21"><text:s text:c="2"/>bool operator&gt;=(Mint&amp; lhs, Mint&amp; rhs)</text:p>
      <text:p text:style-name="P21"><text:s text:c="2"/>{</text:p>
      <text:p text:style-name="P21"><text:tab/>return !(lhs &lt; rhs);</text:p>
      <text:p text:style-name="P21"><text:s text:c="2"/>}</text:p>
      <text:p text:style-name="P21"/>
      <text:p text:style-name="P21"><text:s text:c="2"/>bool operator&lt;=(Mint&amp; lhs, Mint&amp; rhs)</text:p>
      <text:p text:style-name="P21"><text:s text:c="2"/>{</text:p>
      <text:p text:style-name="P21"><text:tab/>return !(rhs &lt; lhs);</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126"><text:soft-page-break/></text:p>
      <text:p text:style-name="P164"/>
      <text:p text:style-name="P164">---------------------------------------------------------------------------------------</text:p>
      <text:p text:style-name="P164"/>
      <text:p text:style-name="P126">//Mint.cpp dosyası</text:p>
      <text:p text:style-name="P21"><text:s text:c="2"/>#include&lt;iostream&gt;</text:p>
      <text:p text:style-name="P21"><text:s text:c="2"/>#include "Mint.h"</text:p>
      <text:p text:style-name="P21"/>
      <text:p text:style-name="P21"><text:s text:c="2"/>int main()</text:p>
      <text:p text:style-name="P21"><text:s text:c="2"/>{</text:p>
      <text:p text:style-name="P21"><text:tab/>Mint mint1;</text:p>
      <text:p text:style-name="P21"><text:tab/>Mint mint2;</text:p>
      <text:p text:style-name="P21"/>
      <text:p text:style-name="P21"><text:tab/>std::cin &gt;&gt; mint1;</text:p>
      <text:p text:style-name="P21"><text:tab/>std::cin &gt;&gt; mint2;</text:p>
      <text:p text:style-name="P21"/>
      <text:p text:style-name="P21"><text:tab/>std::cout &lt;&lt; "mint1: " &lt;&lt; mint1 &lt;&lt; "\nmint2: " &lt;&lt; mint2 &lt;&lt;'\n';</text:p>
      <text:p text:style-name="P21"/>
      <text:p text:style-name="P21"><text:tab/>std::cout.setf(std::ios::boolalpha); // std::cout çıkış akımına true false <text:tab/><text:tab/><text:tab/><text:tab/> <text:s text:c="5"/>// yazabilmesi için eklendi</text:p>
      <text:p text:style-name="P21"/>
      <text:p text:style-name="P21"><text:tab/>std::cout &lt;&lt; (mint1 == mint2) &lt;&lt; '\n';</text:p>
      <text:p text:style-name="P21"><text:tab/>std::cout &lt;&lt; (mint1 != mint2) &lt;&lt; '\n';</text:p>
      <text:p text:style-name="P21"><text:tab/>std::cout &lt;&lt; (mint1 &lt;= mint2) &lt;&lt; '\n';</text:p>
      <text:p text:style-name="P21"><text:tab/>std::cout &lt;&lt; (mint1 &lt; mint2) &lt;&lt; '\n';</text:p>
      <text:p text:style-name="P21"><text:tab/>std::cout &lt;&lt; (mint1 &gt;= mint2) &lt;&lt; '\n';</text:p>
      <text:p text:style-name="P21"><text:tab/>std::cout &lt;&lt; (mint1 &gt; mint2) &lt;&lt; '\n';</text:p>
      <text:p text:style-name="P21"><text:s text:c="2"/>}</text:p>
      <text:p text:style-name="P21"/>
      <text:p text:style-name="P54"><text:s text:c="2"/>[] parantez operator overloadlar const overload semantiğine sahiptir. Yani const olan ve const olmayan 2 adet operator overload fonksiyona sahip olmalı.[] parantez operator global olarak overload edilemez.</text:p>
      <text:p text:style-name="P21"/>
      <text:p text:style-name="P21"><text:s text:c="2"/>#include&lt;iostream&gt;</text:p>
      <text:p text:style-name="P21"><text:s text:c="2"/>#include&lt;cstring&gt;</text:p>
      <text:p text:style-name="P21"/>
      <text:p text:style-name="P21"><text:s text:c="2"/>class intarray {</text:p>
      <text:p text:style-name="P21"><text:s text:c="2"/>public:</text:p>
      <text:p text:style-name="P21"><text:tab/>explicit intarray(size_t size) : msize( size ), mp(new int[msize])</text:p>
      <text:p text:style-name="P21"><text:tab/>{</text:p>
      <text:p text:style-name="P21"><text:tab/> <text:s/>std::memset(mp, 0, msize*sizeof(int));</text:p>
      <text:p text:style-name="P21"><text:tab/>}</text:p>
      <text:p text:style-name="P21"/>
      <text:p text:style-name="P21"><text:tab/>~intarray()</text:p>
      <text:p text:style-name="P21"><text:tab/>{</text:p>
      <text:p text:style-name="P21"><text:tab/> <text:s/>delete[]mp;</text:p>
      <text:p text:style-name="P21"><text:tab/>}</text:p>
      <text:p text:style-name="P21"/>
      <text:p text:style-name="P21"><text:tab/>intarray(const intarray&amp;) = delete;</text:p>
      <text:p text:style-name="P21"><text:tab/>intarray&amp; operator=(const intarray&amp;) = delete;</text:p>
      <text:p text:style-name="P21"/>
      <text:p text:style-name="P21"><text:tab/>int&amp; operator[](std::size_t idx)</text:p>
      <text:p text:style-name="P21"><text:tab/>{</text:p>
      <text:p text:style-name="P21"><text:tab/> <text:s/>return mp[idx];</text:p>
      <text:p text:style-name="P21"><text:tab/>}</text:p>
      <text:p text:style-name="P21"><text:tab/>const int&amp; operator[](std::size_t idx)const</text:p>
      <text:p text:style-name="P21"><text:tab/>{</text:p>
      <text:p text:style-name="P21"><text:tab/> <text:s/>return mp[idx];</text:p>
      <text:p text:style-name="P21"><text:tab/>}</text:p>
      <text:p text:style-name="P21"/>
      <text:p text:style-name="P21"><text:tab/>std::size_t size()const</text:p>
      <text:p text:style-name="P21"><text:tab/>{</text:p>
      <text:p text:style-name="P21"><text:soft-page-break/><text:tab/> <text:s/>return msize;</text:p>
      <text:p text:style-name="P21"><text:tab/>}</text:p>
      <text:p text:style-name="P21"/>
      <text:p text:style-name="P21"><text:tab/>friend std::ostream&amp; operator&lt;&lt;(std::ostream&amp; os ,const intarray&amp; ar)</text:p>
      <text:p text:style-name="P21"><text:tab/>{</text:p>
      <text:p text:style-name="P21"><text:tab/> <text:s/>os &lt;&lt; '[';</text:p>
      <text:p text:style-name="P21"><text:tab/> <text:s/>for (auto i = 0u; i &lt; ar.size() - 1; ++i)</text:p>
      <text:p text:style-name="P21"><text:tab/> <text:s/>{</text:p>
      <text:p text:style-name="P21"><text:tab/><text:tab/>os &lt;&lt; ar.mp[i] &lt;&lt; ", ";</text:p>
      <text:p text:style-name="P21"><text:tab/> <text:s/>}</text:p>
      <text:p text:style-name="P21"/>
      <text:p text:style-name="P21"><text:tab/> <text:s/>return os &lt;&lt; ar[ar.size() - 1] &lt;&lt; ']';</text:p>
      <text:p text:style-name="P21"><text:tab/>}</text:p>
      <text:p text:style-name="P21"/>
      <text:p text:style-name="P21"><text:s text:c="2"/>private:</text:p>
      <text:p text:style-name="P21"><text:tab/>std::size_t msize;</text:p>
      <text:p text:style-name="P21"><text:tab/>int* mp;</text:p>
      <text:p text:style-name="P21"/>
      <text:p text:style-name="P21"><text:s text:c="2"/>};</text:p>
      <text:p text:style-name="P21"/>
      <text:p text:style-name="P21"><text:s text:c="2"/>int main()</text:p>
      <text:p text:style-name="P21"><text:s text:c="2"/>{</text:p>
      <text:p text:style-name="P21"><text:tab/>intarray a(10);</text:p>
      <text:p text:style-name="P21"/>
      <text:p text:style-name="P21"><text:tab/>std::cout &lt;&lt; a &lt;&lt; '\n';</text:p>
      <text:p text:style-name="P21"/>
      <text:p text:style-name="P21"><text:tab/>for (size_t i = 0; i &lt; a.size(); i++)</text:p>
      <text:p text:style-name="P21"><text:tab/>{</text:p>
      <text:p text:style-name="P21"><text:tab/> <text:s/>a[i] = i * 2;</text:p>
      <text:p text:style-name="P21"><text:tab/>}</text:p>
      <text:p text:style-name="P21"/>
      <text:p text:style-name="P21"><text:tab/>std::cout &lt;&lt; a &lt;&lt; '\n';</text:p>
      <text:p text:style-name="P21"/>
      <text:p text:style-name="P21"><text:s text:c="2"/>}</text:p>
      <text:p text:style-name="P126"/>
      <text:p text:style-name="P144"><text:s/>'*' operatoru içerik anlamında kullanılırsa unary bir operatordür ve sınıf içerisinde kullanıldığında parametresi olmaz.lvalue expression olduğundan geridönüş değeri T&amp; olmalı.</text:p>
      <text:p text:style-name="P54"/>
      <text:p text:style-name="P54"><text:s/>'-&gt;' operatorü normalde binary operator olmasına karşın unary operator gibi overload edilir. Bu dilin özel bir kuralıdır. Kısaca sınıfın ok operatörünün fonksiyonunun parametresş olmaz. Ok operatorü global olarak overload edilemez. Ok operatorünün geri dönüş değeri adres olmalı bu sebeple fonksiyon T* dönmeli;</text:p>
      <text:p text:style-name="P77"/>
      <text:p text:style-name="P144">'*' ve '-&gt;' operatorü için örnek;</text:p>
      <text:p text:style-name="P126"><text:s/>#include&lt;iostream&gt;</text:p>
      <text:p text:style-name="P21"><text:s/>#include&lt;string&gt;</text:p>
      <text:p text:style-name="P21"/>
      <text:p text:style-name="P21"><text:s text:c="2"/>class SmartStringPtr {</text:p>
      <text:p text:style-name="P21"><text:s text:c="2"/>public:</text:p>
      <text:p text:style-name="P21"><text:tab/>explicit SmartStringPtr(std::string* s) : mp{ s } {}</text:p>
      <text:p text:style-name="P21"/>
      <text:p text:style-name="P21"><text:tab/>std::string&amp; operator*()</text:p>
      <text:p text:style-name="P21"><text:tab/>{</text:p>
      <text:p text:style-name="P21"><text:tab/> <text:s/>return *mp;</text:p>
      <text:p text:style-name="P21"><text:tab/>}</text:p>
      <text:p text:style-name="P21"/>
      <text:p text:style-name="P21"><text:tab/>std::string* operator-&gt;()</text:p>
      <text:p text:style-name="P21"><text:tab/>{</text:p>
      <text:p text:style-name="P21"><text:tab/> <text:s/>return mp;</text:p>
      <text:p text:style-name="P21"><text:tab/>}</text:p>
      <text:p text:style-name="P21"/>
      <text:p text:style-name="P21"><text:tab/>~SmartStringPtr()</text:p>
      <text:p text:style-name="P21"><text:soft-page-break/><text:tab/>{</text:p>
      <text:p text:style-name="P21"><text:tab/> <text:s/>delete mp;</text:p>
      <text:p text:style-name="P21"><text:tab/>}</text:p>
      <text:p text:style-name="P21"/>
      <text:p text:style-name="P21"><text:s text:c="2"/>private:</text:p>
      <text:p text:style-name="P21"><text:tab/>std::string* mp;</text:p>
      <text:p text:style-name="P21"><text:s text:c="2"/>};</text:p>
      <text:p text:style-name="P21"/>
      <text:p text:style-name="P21"><text:s text:c="2"/>int main()</text:p>
      <text:p text:style-name="P21"><text:s text:c="2"/>{</text:p>
      <text:p text:style-name="P21"><text:tab/>SmartStringPtr ptr(new std::string{ "kadir yildiz" });</text:p>
      <text:p text:style-name="P21"/>
      <text:p text:style-name="P21"><text:tab/>std::cout &lt;&lt; ptr-&gt;length() &lt;&lt; '\n';</text:p>
      <text:p text:style-name="P21"><text:tab/>//std::cout &lt;&lt; ptr.operator-&gt;()-&gt;length() &lt;&lt; '\n';<text:tab/> <text:s/>//Üsteki ile aynı anlamda</text:p>
      <text:p text:style-name="P21"/>
      <text:p text:style-name="P21"><text:tab/>for (size_t i = 0; i &lt; (*ptr).size(); i++)</text:p>
      <text:p text:style-name="P21"><text:tab/>{</text:p>
      <text:p text:style-name="P21"><text:tab/> <text:s/>std::cout &lt;&lt; (*ptr)[i] &lt;&lt; '\n';</text:p>
      <text:p text:style-name="P127"><text:tab/> <text:s/>//std::cout &lt;&lt; ptr.operator*()[i] &lt;&lt; '\n'; <text:s text:c="2"/>//Üsteki ile aynı anlamda<text:tab/><text:tab/><text:tab/> <text:s/><text:tab/></text:p>
      <text:p text:style-name="P21"><text:tab/>}</text:p>
      <text:p text:style-name="P21"/>
      <text:p text:style-name="P126"><text:s text:c="2"/>}</text:p>
      <text:p text:style-name="P164"/>
      <text:p text:style-name="P145"><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p>
      <text:p text:style-name="P164"/>
      <text:p text:style-name="P126">class Random {</text:p>
      <text:p text:style-name="P21"><text:s text:c="2"/>public:</text:p>
      <text:p text:style-name="P21"><text:s text:c="2"/>Random(int low, int high) : m_low{ low } , m_high{ high }{}</text:p>
      <text:p text:style-name="P21"/>
      <text:p text:style-name="P21"><text:s text:c="2"/>int operator()()</text:p>
      <text:p text:style-name="P21"><text:s text:c="2"/>{</text:p>
      <text:p text:style-name="P21"><text:tab/>return std::rand() % (m_high + m_low + 1) + m_low;</text:p>
      <text:p text:style-name="P21"><text:s text:c="2"/>}</text:p>
      <text:p text:style-name="P21"><text:s text:c="2"/>private:</text:p>
      <text:p text:style-name="P21"><text:tab/>int m_low;</text:p>
      <text:p text:style-name="P21"><text:tab/>int m_high;</text:p>
      <text:p text:style-name="P21"><text:s text:c="2"/>};</text:p>
      <text:p text:style-name="P21"/>
      <text:p text:style-name="P21"/>
      <text:p text:style-name="P21"><text:s text:c="2"/>int main()</text:p>
      <text:p text:style-name="P21"><text:s text:c="2"/>{</text:p>
      <text:p text:style-name="P21"><text:tab/>Random rand1(10, 30);</text:p>
      <text:p text:style-name="P21"/>
      <text:p text:style-name="P21"><text:tab/>for (int i = 0; i &lt; 10; i++)</text:p>
      <text:p text:style-name="P21"><text:tab/>{</text:p>
      <text:p text:style-name="P21"><text:tab/> <text:s/>std::cout &lt;&lt; rand1() &lt;&lt; " ";</text:p>
      <text:p text:style-name="P21"><text:tab/>}</text:p>
      <text:p text:style-name="P21"/>
      <text:p text:style-name="P21"><text:tab/>std::cout &lt;&lt; '\n';</text:p>
      <text:p text:style-name="P21"/>
      <text:p text:style-name="P21"><text:tab/>Random rand2(100, 200);</text:p>
      <text:p text:style-name="P21"/>
      <text:p text:style-name="P21"><text:tab/>for (int i = 0; i &lt; 10; i++)</text:p>
      <text:p text:style-name="P21"><text:tab/>{</text:p>
      <text:p text:style-name="P21"><text:tab/> <text:s/>std::cout &lt;&lt; rand2() &lt;&lt; " ";</text:p>
      <text:p text:style-name="P21"><text:tab/>}</text:p>
      <text:p text:style-name="P21"><text:tab/>std::cout &lt;&lt; '\n';</text:p>
      <text:p text:style-name="P21"><text:soft-page-break/></text:p>
      <text:p text:style-name="P21"><text:tab/>return 0;</text:p>
      <text:p text:style-name="P126"><text:s text:c="2"/>}</text:p>
      <text:p text:style-name="P164"/>
      <text:p text:style-name="P144">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p>
      <text:p text:style-name="P144"/>
      <text:p text:style-name="P144">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p>
      <text:p text:style-name="P164"/>
      <text:p text:style-name="P126">class myclass {</text:p>
      <text:p text:style-name="P21"><text:s text:c="2"/>public:</text:p>
      <text:p text:style-name="P21"><text:tab/>explicit operator int()const; //explicit olduğundan sadece int türüne dönüşüm <text:tab/><text:tab/><text:tab/><text:tab/>//izin veriliyor</text:p>
      <text:p text:style-name="P21"><text:s text:c="2"/>};</text:p>
      <text:p text:style-name="P21"/>
      <text:p text:style-name="P21"><text:s text:c="2"/>int main()</text:p>
      <text:p text:style-name="P21"><text:s text:c="2"/>{</text:p>
      <text:p text:style-name="P21"><text:tab/>myclass cls;</text:p>
      <text:p text:style-name="P21"><text:tab/>double dval;</text:p>
      <text:p text:style-name="P21"><text:tab/>int ival;</text:p>
      <text:p text:style-name="P21"/>
      <text:p text:style-name="P21"><text:tab/>dval = cls; <text:s text:c="2"/>// operator fonk. explicit olduğundan bu kısım syntax hatası olur</text:p>
      <text:p text:style-name="P21"><text:tab/>dval = static_cast&lt;double&gt;(cls); // double tür dönüşüm mevcut değil bu sebeple <text:tab/><text:tab/><text:tab/><text:tab/> <text:s/>// static_cast çalışmaz</text:p>
      <text:p text:style-name="P21"><text:tab/>ival = static_cast&lt;int&gt;cls;<text:tab/> <text:s/>// geçerli</text:p>
      <text:p text:style-name="P21"><text:s text:c="2"/>}</text:p>
      <text:p text:style-name="P21"/>
      <text:p text:style-name="P54"><text:s text:c="2"/>Bir counter örneği aşaüıdaki gibidir.</text:p>
      <text:p text:style-name="P21"/>
      <text:p text:style-name="P21"><text:s text:c="2"/>class Counter {</text:p>
      <text:p text:style-name="P21"><text:s text:c="2"/>public:</text:p>
      <text:p text:style-name="P21"><text:s text:c="2"/>explicit Counter(int val=0) : m_c{val}{}</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Standard"><text:span text:style-name="T2"><text:s text:c="2"/></text:span><text:span text:style-name="T23">Counter operator++(int)</text:span></text:p>
      <text:p text:style-name="P21"><text:s text:c="2"/>{</text:p>
      <text:p text:style-name="P21"><text:tab/>Counter cnt{ *this };</text:p>
      <text:p text:style-name="P21"><text:tab/>++*this;</text:p>
      <text:p text:style-name="P21"><text:tab/>return cnt;</text:p>
      <text:p text:style-name="P21"><text:s text:c="2"/>}</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P21"><text:s text:c="2"/>Counter operator--(int)</text:p>
      <text:p text:style-name="P21"><text:s text:c="2"/>{</text:p>
      <text:p text:style-name="P21"><text:tab/>Counter cnt{ *this };</text:p>
      <text:p text:style-name="P21"><text:tab/>--* this;</text:p>
      <text:p text:style-name="P21"><text:tab/>return cnt;</text:p>
      <text:p text:style-name="P21"><text:s text:c="2"/>}</text:p>
      <text:p text:style-name="P21"><text:soft-page-break/></text:p>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explicit operator int()const</text:p>
      <text:p text:style-name="P21"><text:s text:c="2"/>{</text:p>
      <text:p text:style-name="P21"><text:tab/>return m_c;</text:p>
      <text:p text:style-name="P21"><text:s text:c="2"/>}</text:p>
      <text:p text:style-name="P21"/>
      <text:p text:style-name="P21"><text:s text:c="2"/>friend std::ostream&amp; operator&lt;&lt;(std::ostream&amp; os, Counter&amp; cnt)</text:p>
      <text:p text:style-name="P21"><text:s text:c="2"/>{</text:p>
      <text:p text:style-name="P21"><text:tab/>return os &lt;&lt; '[' &lt;&lt; cnt.m_c &lt;&lt; ']';</text:p>
      <text:p text:style-name="P21"><text:s text:c="2"/>}</text:p>
      <text:p text:style-name="P21"/>
      <text:p text:style-name="P21"><text:s text:c="2"/>private:</text:p>
      <text:p text:style-name="P21"><text:tab/>int m_c;</text:p>
      <text:p text:style-name="P21"><text:s text:c="2"/>};</text:p>
      <text:p text:style-name="P21"/>
      <text:p text:style-name="P21"/>
      <text:p text:style-name="P21"><text:s text:c="2"/>int main()</text:p>
      <text:p text:style-name="P21"><text:s text:c="2"/>{</text:p>
      <text:p text:style-name="P21"><text:tab/>Counter c;</text:p>
      <text:p text:style-name="P21"/>
      <text:p text:style-name="P21"><text:tab/>c += 11;</text:p>
      <text:p text:style-name="P21"/>
      <text:p text:style-name="P21"><text:tab/>std::cout &lt;&lt; "c: " &lt;&lt; c &lt;&lt; '\n';</text:p>
      <text:p text:style-name="P21"/>
      <text:p text:style-name="P21"><text:tab/>int ival = static_cast&lt;int&gt;(c);</text:p>
      <text:p text:style-name="P21"/>
      <text:p text:style-name="P21"><text:tab/>std::cout &lt;&lt; "c: " &lt;&lt; c &lt;&lt; '\n';</text:p>
      <text:p text:style-name="P126"><text:s text:c="2"/>}</text:p>
      <text:p text:style-name="P164"/>
      <text:p text:style-name="P164"/>
      <text:p text:style-name="P144">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p>
      <text:p text:style-name="P54"/>
      <text:p text:style-name="P54">Operator bool işlevi lojik ifade beklenen yerlerde bu işlev explicit olsa bile geçerli olarak kullanılabilir. Lojik ifade dışı otomatik dönüşümü yapmaz explicit için. Tür dönüştürme operatorleri explicit yapılmalı.</text:p>
      <text:p text:style-name="P164"/>
      <text:p text:style-name="P164"/>
      <text:p text:style-name="P21"><text:s text:c="2"/>class myclass {</text:p>
      <text:p text:style-name="P21"><text:s text:c="2"/>public:</text:p>
      <text:p text:style-name="P21"><text:tab/>explicit operator bool()const</text:p>
      <text:p text:style-name="P21"><text:tab/>{</text:p>
      <text:p text:style-name="P21"><text:tab/> <text:s/>std::cout &lt;&lt; "bool" &lt;&lt; '\n';</text:p>
      <text:p text:style-name="P21"><text:tab/> <text:s/>return true;</text:p>
      <text:p text:style-name="P21"><text:tab/>}</text:p>
      <text:p text:style-name="P21"><text:s text:c="2"/>private:</text:p>
      <text:p text:style-name="P21"/>
      <text:p text:style-name="P21"><text:s text:c="2"/>};</text:p>
      <text:p text:style-name="P21"><text:soft-page-break/></text:p>
      <text:p text:style-name="P21"><text:s text:c="2"/>int main()</text:p>
      <text:p text:style-name="P21"><text:s text:c="2"/>{</text:p>
      <text:p text:style-name="P21"><text:tab/>myclass cls;</text:p>
      <text:p text:style-name="P21"/>
      <text:p text:style-name="P21"><text:tab/>if ( cls )</text:p>
      <text:p text:style-name="P21"><text:tab/>{</text:p>
      <text:p text:style-name="P21"><text:tab/> <text:s/>std::cout &lt;&lt; "yes true" &lt;&lt; '\n';</text:p>
      <text:p text:style-name="P21"><text:tab/>}</text:p>
      <text:p text:style-name="P126"><text:s text:c="2"/>}</text:p>
      <text:p text:style-name="P164"/>
      <text:p text:style-name="P144">enum class lar da operator overload işlemlerine tabi tutulabilir. Örnek aşağıdadır.</text:p>
      <text:p text:style-name="P164"/>
      <text:p text:style-name="P126">enum class Weekday {</text:p>
      <text:p text:style-name="P21"><text:tab/>Sunday,Monday,Tuesday,Wednesday,Thursday,Friday,Saturday</text:p>
      <text:p text:style-name="P21"><text:s text:c="2"/>};</text:p>
      <text:p text:style-name="P21"/>
      <text:p text:style-name="P21">const char* const WeekdayList[] = { "Sunday","Monday","Tuesday","Wednesday","Thursday","Friday","Saturday" };</text:p>
      <text:p text:style-name="P21"/>
      <text:p text:style-name="P21"><text:s text:c="2"/>std::ostream&amp; operator&lt;&lt;(std::ostream&amp; os, const Weekday&amp; week)</text:p>
      <text:p text:style-name="P21"><text:s text:c="2"/>{</text:p>
      <text:p text:style-name="P21"><text:tab/>os &lt;&lt; '[' &lt;&lt; WeekdayList[static_cast&lt;int&gt;(week)] &lt;&lt; ']';</text:p>
      <text:p text:style-name="P21"/>
      <text:p text:style-name="P21"><text:tab/>return os;</text:p>
      <text:p text:style-name="P21"><text:s text:c="2"/>}</text:p>
      <text:p text:style-name="P21"/>
      <text:p text:style-name="P21"><text:s text:c="2"/>Weekday&amp; operator++(Weekday&amp; week)</text:p>
      <text:p text:style-name="P21"><text:s text:c="2"/>{</text:p>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Weekday&amp; operator++(Weekday&amp; week,int)</text:p>
      <text:p text:style-name="P21"><text:s text:c="2"/>{</text:p>
      <text:p text:style-name="P21"><text:tab/>Weekday TempWeek{ week };</text:p>
      <text:p text:style-name="P21"/>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 int)</text:p>
      <text:p text:style-name="P21"><text:s text:c="2"/>{</text:p>
      <text:p text:style-name="P21"><text:tab/>Weekday TempWeek{ week };</text:p>
      <text:p text:style-name="P21"/>
      <text:p text:style-name="P21"><text:soft-page-break/><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text:p>
      <text:p text:style-name="P21"><text:s text:c="2"/>{</text:p>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int main()</text:p>
      <text:p text:style-name="P21"><text:s text:c="2"/>{</text:p>
      <text:p text:style-name="P21"><text:tab/>Weekday week{ Weekday::Sunday };</text:p>
      <text:p text:style-name="P21"/>
      <text:p text:style-name="P21"><text:tab/>week--;</text:p>
      <text:p text:style-name="P21"/>
      <text:p text:style-name="P21"><text:tab/>std::cout &lt;&lt; week &lt;&lt; '\n';</text:p>
      <text:p text:style-name="P126"><text:s text:c="2"/>}</text:p>
      <text:p text:style-name="P164"/>
      <text:p text:style-name="P164"/>
      <text:p text:style-name="P164"/>
      <text:p text:style-name="P164"/>
      <text:p text:style-name="P164"/>
      <text:p text:style-name="P144">Tür dönüştürme operatorleri varsa(bool,int,double vb.) bazı aklımızda olmayan şekilde davranabilir. Örneğin 2 adet tür dönüşümüne sahip bir sınıftan türetilmiş nesneyi toplarsanız ve toplama operator overloadınız olmasa bile syntaz hatası olmaz. Eğer bool türü ise bu toplama işlemi esnasında promotion a uğrayarak int türübe çevrilir</text:p>
      <text:p text:style-name="P144"/>
      <text:p text:style-name="P126">class myclass {</text:p>
      <text:p text:style-name="P21"><text:s text:c="2"/>public:</text:p>
      <text:p text:style-name="P21"><text:tab/>operator bool()const;</text:p>
      <text:p text:style-name="P21"><text:s text:c="2"/>};</text:p>
      <text:p text:style-name="P21"/>
      <text:p text:style-name="P21"><text:s text:c="2"/>int main()</text:p>
      <text:p text:style-name="P21"><text:s text:c="2"/>{</text:p>
      <text:p text:style-name="P21"><text:tab/>myclass m1;</text:p>
      <text:p text:style-name="P21"><text:tab/>myclass m2;</text:p>
      <text:p text:style-name="P21"/>
      <text:p text:style-name="P21"><text:tab/>auto m3 = m1 + m2;<text:tab/>//kod geçerli m1 ve m2 toplama esnasında bool dan int <text:tab/><text:tab/><text:tab/>// türüne yükselmiştir.</text:p>
      <text:p text:style-name="P21"><text:tab/>//auto m3 = m1.operator bool() + m2.operator bool(); //üsteki ile aynı</text:p>
      <text:p text:style-name="P21"><text:s text:c="2"/>}</text:p>
      <text:p text:style-name="P21"/>
      <text:p text:style-name="P21"/>
      <text:p text:style-name="P21"/>
      <text:p text:style-name="P21"/>
      <text:p text:style-name="P74"><text:soft-page-break/>Namespace</text:p>
      <text:p text:style-name="P35">İsim alanı olarak nitelendirilebilir.Genel sentaksı aşağıdaki gibidir.</text:p>
      <text:p text:style-name="P85">namespace names{</text:p>
      <text:p text:style-name="P85">}</text:p>
      <text:p text:style-name="P134"/>
      <text:p text:style-name="P37">Değişken isimleri farklı bir scope üzerinden ayrıştırma işlemleri namespace ile olur. Böylce büyük projelerde</text:p>
      <text:p text:style-name="P37">aynı isimler farklı scope larda olacağından sentaks hatası olmayacak.</text:p>
      <text:p text:style-name="P87">namespace names1{</text:p>
      <text:p text:style-name="P87">    int x;</text:p>
      <text:p text:style-name="P87">}</text:p>
      <text:p text:style-name="P87">namespace names2{</text:p>
      <text:p text:style-name="P87">    double x;</text:p>
      <text:p text:style-name="P87">}</text:p>
      <text:p text:style-name="P39"/>
      <text:p text:style-name="P36">yukarıdaki iki namespace isimleri farklı olacağından global x değişkeni aynı isimde olmasına rağmen sentaks</text:p>
      <text:p text:style-name="P36">hatası olmaz. Aşapıdaki gibi çağırılır.</text:p>
      <text:p text:style-name="P87">names1::x</text:p>
      <text:p text:style-name="P87">names2::x</text:p>
      <text:p text:style-name="P36"/>
      <text:p text:style-name="P36">Eğer herhangi bir namespace in içerisinde global değişken tanımı yapılmazsa o değişkene 2 şekilde erişim mümkündür.</text:p>
      <text:p text:style-name="P36">Örneğin;</text:p>
      <text:p text:style-name="P87">int x; <text:tab/>//global bir değişken</text:p>
      <text:p text:style-name="P87">int main(){</text:p>
      <text:p text:style-name="P87">    ::x;   <text:span text:style-name="T3"> //doğru</text:span></text:p>
      <text:p text:style-name="P87">    x;     <text:span text:style-name="T3"> //doğru  </text:span>  </text:p>
      <text:p text:style-name="P87">}</text:p>
      <text:p text:style-name="P35"/>
      <text:p text:style-name="P36">namespace global alanda tanımlanmalı. Fonksiyon içerisinde oluşturulmuş bir namespace sentaks hatasıdır.</text:p>
      <text:p text:style-name="P36">namespace içerisine herşey bildirilebilir. Değişken,class,Fonksiyon gibi. Herhangi bir erişim kontrol aracına ise</text:p>
      <text:p text:style-name="P36">sahip değillerdir. public,private vb. gibi.</text:p>
      <text:p text:style-name="P35">İçiçe namespace ise tanımlanabilir. Bu tanımlamaya nested namespace denir.</text:p>
      <text:p text:style-name="P87">    namespace names1{</text:p>
      <text:p text:style-name="P87">        namespace names2{</text:p>
      <text:p text:style-name="P87">            namespace names3{</text:p>
      <text:p text:style-name="P87"><text:soft-page-break/>              int x;</text:p>
      <text:p text:style-name="P87">            }</text:p>
      <text:p text:style-name="P87">        }</text:p>
      <text:p text:style-name="P87">    }</text:p>
      <text:p text:style-name="P39"/>
      <text:p text:style-name="P35">Aşağıdaki bildirim de yukarıdaki ile aynı anlamdadır.</text:p>
      <text:p text:style-name="P87">    namespace names1::names2::names3{</text:p>
      <text:p text:style-name="P87">      int x;    <text:span text:style-name="T3">// x names3 namespace ine eklendi</text:span></text:p>
      <text:p text:style-name="P87">    }</text:p>
      <text:p text:style-name="P39"/>
      <text:p text:style-name="P35">Eğer sadece names2 ye bir isim tanımlaması yapılacak sa o da şu şekilde yazılabilir.</text:p>
      <text:p text:style-name="P87">    namespace names1::names2{</text:p>
      <text:p text:style-name="P87">      int y;    <text:span text:style-name="T3">// y names2 namespace ine eklendi</text:span></text:p>
      <text:p text:style-name="P87">    }</text:p>
      <text:p text:style-name="P87"/>
      <text:p text:style-name="P87">    namespace names1{</text:p>
      <text:p text:style-name="P87">      int z;    <text:span text:style-name="T3">// z names1 namespace ine eklendi</text:span></text:p>
      <text:p text:style-name="P87">    }</text:p>
      <text:p text:style-name="P36"/>
      <text:p text:style-name="P36">Aynı kaynak dosyası içerisinde birden fazla aynı isimli namespace tanımlanabilir. Burada derleyici bu namespace leri birleştiriyor ve tek bir namespace haline getiriyor.</text:p>
      <text:p text:style-name="P87">namespace names1{</text:p>
      <text:p text:style-name="P87">    int x;</text:p>
      <text:p text:style-name="P87">}</text:p>
      <text:p text:style-name="P87"/>
      <text:p text:style-name="P87">namespace names1{</text:p>
      <text:p text:style-name="P87">    int y;</text:p>
      <text:p text:style-name="P87">}</text:p>
      <text:p text:style-name="P36"/>
      <text:p text:style-name="P36">Yukarıdaki bu kullanım bize farklı kaynak dosyalarındaki nesneleri,değişkenleri vb. aynı namespace içerisine alma imkanıda sağlıyor.</text:p>
      <text:p text:style-name="P36">Aynı namespace içerisinde tanımlanmış değişkenler ve fonksiyonlar, yine aynı namespace içerisinde çağırılırsa başına namespace adını koymaya gerek olmaz.</text:p>
      <text:p text:style-name="P87"><text:soft-page-break/>namespace names1{</text:p>
      <text:p text:style-name="P87">    int x;</text:p>
      <text:p text:style-name="P87"><text:s text:c="4"/>void func() {</text:p>
      <text:p text:style-name="P87">        x = 5;      <text:span text:style-name="T3">//geçerli</text:span></text:p>
      <text:p text:style-name="P87">    }</text:p>
      <text:p text:style-name="P87">}</text:p>
      <text:p text:style-name="P35"/>
      <text:p text:style-name="P36">Bir isim alanında bulunan değişkenler,nesneleri ve fonksiyonları bu namespace in adını kullanmadan direk erişmek için 3 adet farklı yol bulunmaktadır. Bunlar;</text:p>
      <text:list xml:id="list475476910" text:style-name="L13">
        <text:list-item>
          <text:p text:style-name="P137">    <text:span text:style-name="T43">using declaration</text:span></text:p>
        </text:list-item>
        <text:list-item>
          <text:p text:style-name="P137">    <text:span text:style-name="T43">using namespace directive (declaration)</text:span></text:p>
        </text:list-item>
        <text:list-item>
          <text:p text:style-name="P137">    <text:span text:style-name="T43">ADL (Argument Dependent Lookup)</text:span></text:p>
        </text:list-item>
      </text:list>
      <text:p text:style-name="P39"/>
      <text:p text:style-name="P76">using declaration </text:p>
      <text:p text:style-name="P37">bu bildirim ile belli bir ismi kullanıldığı scopa enjekte eder. Ve o ismi artık namespace adını kullanmadan</text:p>
      <text:p text:style-name="P36">kullanabiliriz.</text:p>
      <text:p text:style-name="P40"/>
      <text:p text:style-name="P87">namespace names1{</text:p>
      <text:p text:style-name="P87">    int x,y,z;</text:p>
      <text:p text:style-name="P87">}</text:p>
      <text:p text:style-name="P87"/>
      <text:p text:style-name="P87">using names1::x </text:p>
      <text:p text:style-name="P87">int main(){</text:p>
      <text:p text:style-name="P87">    x = 5;     <text:span text:style-name="T3"> //gecerli names1'deki x e 5 atandı.</text:span></text:p>
      <text:p text:style-name="P88">}</text:p>
      <text:p text:style-name="P37"/>
      <text:p text:style-name="P37">using declaration ile enjecte edilmiş olan isimin bulunduğu scope da aynı isimli başka değişken tanımlanırsa bu sentaks hatasıdır.</text:p>
      <text:p text:style-name="P40"/>
      <text:p text:style-name="P87">namespace names1{</text:p>
      <text:p text:style-name="P87">    int x,y,z;</text:p>
      <text:p text:style-name="P87">}</text:p>
      <text:p text:style-name="P87">int func()</text:p>
      <text:p text:style-name="P87">{</text:p>
      <text:p text:style-name="P87">    using names1::x;</text:p>
      <text:p text:style-name="P87"><text:soft-page-break/>    int x = 5;  <text:span text:style-name="T3">// sentaks hatası. </text:span></text:p>
      <text:p text:style-name="P88">}</text:p>
      <text:p text:style-name="P36"/>
      <text:p text:style-name="P36">Yukarıdaki örnekte func namespace scobe da namespace::x enjekte edildiğinden aynı isim tanımlanamaz.Fakat yukarıdaki örnekteki int x değişkeni global alanda kullanılırsa bir sentaks hatası olmaz. Çünkü aynı scope da değil.</text:p>
      <text:p text:style-name="P87">namespace names1{</text:p>
      <text:p text:style-name="P87">    int x,y,z;</text:p>
      <text:p text:style-name="P87">}</text:p>
      <text:p text:style-name="P87">int x = 5;  <text:tab/><text:tab/><text:span text:style-name="T3">// sentaks hatası yok.</text:span> </text:p>
      <text:p text:style-name="P87">int func(){</text:p>
      <text:p text:style-name="P87">    using names1::x;        <text:span text:style-name="T3">//sadece func içerisinde geçerli</text:span></text:p>
      <text:p text:style-name="P87"><text:s text:c="2"/>  x = 11;</text:p>
      <text:p text:style-name="P88">    std::cout &lt;&lt; x &lt;&lt; '\n'; <text:span text:style-name="T3">//Ekrana 11 yazar çünkü önce yerel x değişkenine </text:span><text:tab/><text:tab/> <text:s text:c="8"/><text:span text:style-name="T3">//ulaşır.globaldekini kullanmak için ::X </text:span></text:p>
      <text:p text:style-name="P88">}</text:p>
      <text:p text:style-name="P36"/>
      <text:p text:style-name="P36">using bildirimi ile bildirilmiş isim bildirimin yapıldığı scobe a enjecte edilir. Farklı bir namespace de isim enjecte edileblir.</text:p>
      <text:p text:style-name="P87">namespace names1{</text:p>
      <text:p text:style-name="P87">    int x,y,z;</text:p>
      <text:p text:style-name="P88">}</text:p>
      <text:p text:style-name="P88">namespace names2{</text:p>
      <text:p text:style-name="P87">    using names1::x;</text:p>
      <text:p text:style-name="P88">}</text:p>
      <text:p text:style-name="P88">int main(){</text:p>
      <text:p text:style-name="P87">    names2::x = 5; <text:span text:style-name="T3">//gecerli</text:span></text:p>
      <text:p text:style-name="P87">    <text:span text:style-name="T3">//names2::names1::x = 5; //sentaks hatası. Sebebi names1 names2 nin icinde </text:span><text:tab/><text:tab/><text:tab/> <text:span text:style-name="T3">//degil</text:span></text:p>
      <text:p text:style-name="P86">}</text:p>
      <text:p text:style-name="P75">using namespace directive</text:p>
      <text:p text:style-name="P36">using namespace bildirimi hangi scobe da tanımlanırsa orada geçerli olur.Örneğin bir fonksiyonun içinde </text:p>
      <text:p text:style-name="P36">tanımlanırsa sadece orada geçerli olur. Global scobe de tanımlanırsa ise o cpp dosyasının tamamında</text:p>
      <text:p text:style-name="P36">sonraki tüm bölgeler için tanımlı hale gelir.using namespace "using declaration" gibi isimleri enjekte etmez. </text:p>
      <text:p text:style-name="P36"><text:soft-page-break/>Yani enjecte etkmedği için aynı isimli bir değişken tanımı yapılabilir. Fakat aynı isim çağırlırsa derleyici</text:p>
      <text:p text:style-name="P36">ambiguity hatası verir. </text:p>
      <text:p text:style-name="P87">namespace names1{</text:p>
      <text:p text:style-name="P87">    int x;</text:p>
      <text:p text:style-name="P87">}</text:p>
      <text:p text:style-name="P87">using namespace names1;</text:p>
      <text:p text:style-name="P87">int x; <text:span text:style-name="T3"> //sentaks hatası olmaz. Çünkü using namespace ismi enjecte etmez</text:span></text:p>
      <text:p text:style-name="P87">int main(){</text:p>
      <text:p text:style-name="P87">    x = 4;  //ambiguity</text:p>
      <text:p text:style-name="P87">}</text:p>
      <text:p text:style-name="P36"/>
      <text:p text:style-name="P36">global alandaki x bir int türden değişken yerine x() fonksiyon olsaydı durum yine değişmezdi. Çünkü isim olarak</text:p>
      <text:p text:style-name="P36">ambiguity hatası alınırdı.</text:p>
      <text:p text:style-name="P36">Aşağıdaki örnek gibi bir tanımlama yapılırsa derlendiği zaman herhangi bir sentaks hatası alınmaz ve 10 değeri</text:p>
      <text:p text:style-name="P36">yazar. Sebebi önce local alandaki değişken kullanılır ve using namespace değişkeni enjekte etmez. Eğer enjecte</text:p>
      <text:p text:style-name="P36">etseydi sentaks hatası olurdu.</text:p>
      <text:p text:style-name="P87">namespace names1{</text:p>
      <text:p text:style-name="P87">    int x = 5;</text:p>
      <text:p text:style-name="P87">}</text:p>
      <text:p text:style-name="P87">int main(){</text:p>
      <text:p text:style-name="P87">    using namespace names1;</text:p>
      <text:p text:style-name="P87">  int x = 10;</text:p>
      <text:p text:style-name="P87">  std::cout&lt;&lt; x &lt;&lt; '\n';</text:p>
      <text:p text:style-name="P87">}</text:p>
      <text:p text:style-name="P39"/>
      <text:p text:style-name="P75"/>
      <text:p text:style-name="P75">ADL(Argument Dependent Lookup)</text:p>
      <text:p text:style-name="P36">İsminden de anlaşılacağı gibi argüman bağımlı Lookup yani aynı isim alanında ait biri daha önce tanımlanışsa</text:p>
      <text:p text:style-name="P36">ve bir fonksiyona argüman olarak gönderilirse o gönderilen fonksiyon parametre olarak alıdğı argümanın</text:p>
      <text:p text:style-name="P36">isim alanında da aranır.Kısace ADL in etkin hale gelebilmesi için aynı namespcein içindeki fonksiyona yine</text:p>
      <text:p text:style-name="P36">aynı namespace de tanımlanmış bir türün argüman olarak iletilmesidir.</text:p>
      <text:p text:style-name="P40"/>
      <text:p text:style-name="P87">namespace names1{</text:p>
      <text:p text:style-name="P87">    class myclass{};</text:p>
      <text:p text:style-name="P87">    void func(myclass){};</text:p>
      <text:p text:style-name="P87"><text:soft-page-break/>}</text:p>
      <text:p text:style-name="P87">int main(){</text:p>
      <text:p text:style-name="P87">    names1::myclass cls;</text:p>
      <text:p text:style-name="P87">    func(cls);</text:p>
      <text:p text:style-name="P87">}</text:p>
      <text:p text:style-name="P35">Türe ilişkin olması yeterli türün kendisi olmasına gerek yok. </text:p>
      <text:p text:style-name="P87">namespace names1{</text:p>
      <text:p text:style-name="P87">  enum Color{blue,white,green};</text:p>
      <text:p text:style-name="P87">  void func(Color){};</text:p>
      <text:p text:style-name="P87">}</text:p>
      <text:p text:style-name="P87">int main(){</text:p>
      <text:p text:style-name="P87">    names1::myclass cls;</text:p>
      <text:p text:style-name="P87">    func(names1::blue);</text:p>
      <text:p text:style-name="P87">   std::cout.operator&lt;&lt;("kadir");</text:p>
      <text:p text:style-name="P87">}</text:p>
      <text:p text:style-name="P40"/>
      <text:p text:style-name="P36">ADL in sağladığı en önemli faydalarından biri operator overloading de sağladığı faydalardır.Aşağıdaki </text:p>
      <text:p text:style-name="P36">örnek incelenirse aşağıdaki üç ifade de legal ve doğru bir yapı.Aşağıdaki yapının orjinal şekil</text:p>
      <text:p text:style-name="P36">1 numaradakidir. Bu yapıya std::cout argümanı gönderildiğinde operator&lt;&lt; fonksiyonuna std namespace i </text:p>
      <text:p text:style-name="P36">yazılmadığı görülmektedir. Bunun sebebi ADL sebebiyle operator&lt;&lt; fonkisyonu std::cout argümanının bulunduğu namespace de de arayabilme özelliğini sağlamasıdır.</text:p>
      <text:p text:style-name="P87">int main(){   </text:p>
      <text:p text:style-name="P88">  std::operator&lt;&lt;(std::cout,"kadir"); <text:s/><text:span text:style-name="T3">//1</text:span></text:p>
      <text:p text:style-name="P88"><text:s text:c="2"/>operator&lt;&lt;(std::cout,"kadir");       <text:span text:style-name="T3">//2</text:span></text:p>
      <text:p text:style-name="P88">  std::cout&lt;&lt;"kadir";    <text:span text:style-name="T44">}</text:span>            <text:span text:style-name="T3"> //3</text:span></text:p>
      <text:p text:style-name="P40"/>
      <text:p text:style-name="P36">Aşağıdaki gibi bir tanımlama gerçekleşirse yine ambiguity oluşur. Sebebi cls türü hem global alanda hem de</text:p>
      <text:p text:style-name="P36">names1 namespace in de arandığı ve ikisinde de bulunduğu için ambiguity hatası alınır. Burada bir öncelik</text:p>
      <text:p text:style-name="P36">söz konusu değil.</text:p>
      <text:p text:style-name="P87">namespace names1{</text:p>
      <text:p text:style-name="P87">  class myclass{};</text:p>
      <text:p text:style-name="P87">  void func(X){}</text:p>
      <text:p text:style-name="P87">}</text:p>
      <text:p text:style-name="P87">void func(names1::X){}</text:p>
      <text:p text:style-name="P87"><text:soft-page-break/>int main(){</text:p>
      <text:p text:style-name="P87">  names1::myclass cls;</text:p>
      <text:p text:style-name="P87"><text:s text:c="2"/>func(cls);</text:p>
      <text:p text:style-name="P87">}</text:p>
      <text:p text:style-name="P36"/>
      <text:p text:style-name="P36">ADL bir etkiside friend fonksiyonlar ile ilgilidir. Friend fonksiyonun class içerisinde tanımlamaya hidden </text:p>
      <text:p text:style-name="P36">friend denir. Bu friend fonksiyonun parametresi ilgili class türünden ise class dışında bir friend tanımı</text:p>
      <text:p text:style-name="P36">yapmaya gerek kalmaz. Fakat class türünden değil ise bir undefined sentaks hatası alınır.</text:p>
      <text:p text:style-name="P87">class myclass{</text:p>
      <text:p text:style-name="P87">  public:</text:p>
      <text:p text:style-name="P87">  friend void func(myclass x);</text:p>
      <text:p text:style-name="P87">  friend void foo(int x);</text:p>
      <text:p text:style-name="P87">};</text:p>
      <text:p text:style-name="P87">int main(){</text:p>
      <text:p text:style-name="P87">  myclass cls;</text:p>
      <text:p text:style-name="P87">  func(cls);   <text:span text:style-name="T3"> //ADL effect</text:span></text:p>
      <text:p text:style-name="P87">  foo(10);      <text:span text:style-name="T3">//syntax error</text:span></text:p>
      <text:p text:style-name="P87">}</text:p>
      <text:p text:style-name="P75">Anonymous(unnamed) namespace</text:p>
      <text:p text:style-name="P36">isimsiz tanımlanmış namespace lere verilen addır. Bu isim alanındaki isimler doğrudan kullanılabilir.</text:p>
      <text:p text:style-name="P36">Bunu bu şekilde tanımlamanın amacı aslında C de static tanımlanmaya bir alternatifdir. Yani isimsiz bir</text:p>
      <text:p text:style-name="P36">namespace içerisinde tanımlanan isimler internal linkage da tanımlanmış olur. </text:p>
      <text:p text:style-name="P40"/>
      <text:p text:style-name="P87">namespace{</text:p>
      <text:p text:style-name="P87">  int x,y,z; <text:span text:style-name="T3">//internal linkage da tanımlanmış</text:span></text:p>
      <text:p text:style-name="P89">}</text:p>
      <text:p text:style-name="P89">int main(){</text:p>
      <text:p text:style-name="P87">  x = 5;    <text:span text:style-name="T3">//geçerli</text:span></text:p>
      <text:p text:style-name="P87">  ::y = 10 <text:span text:style-name="T3"> //geçerli</text:span></text:p>
      <text:p text:style-name="P87">}</text:p>
      <text:p text:style-name="P75">namespace alias</text:p>
      <text:p text:style-name="P35">Özellikle iç içe tanımlanmış nested namespace ler için bir kısaltma amaçlı kullanılır. </text:p>
      <text:p text:style-name="P87">namespace names1{</text:p>
      <text:p text:style-name="P87"><text:soft-page-break/>  namespace names2{</text:p>
      <text:p text:style-name="P87">    namespace names3{</text:p>
      <text:p text:style-name="P87">      int x;</text:p>
      <text:p text:style-name="P87">    }</text:p>
      <text:p text:style-name="P87">  }</text:p>
      <text:p text:style-name="P89">}</text:p>
      <text:p text:style-name="P89">namespace namesX = names1::names2::names3;</text:p>
      <text:p text:style-name="P87">int main(){</text:p>
      <text:p text:style-name="P87">  namesX::x = 10;                 <text:span text:style-name="T3">// namespace alias kullanıldı</text:span></text:p>
      <text:p text:style-name="P87">  names1::names2::names3::x = 20; <text:span text:style-name="T3">// namespace alias kullanılmadı</text:span></text:p>
      <text:p text:style-name="P87">}</text:p>
      <text:p text:style-name="P40"/>
      <text:p text:style-name="P36">Versiyonlama amaçlı da kullanılabilir. Aşağıdaki örnekte CurrentVer hangi versiyona tanımlanırsa o versiyon</text:p>
      <text:p text:style-name="P36">türünden class oluşturulabilir.</text:p>
      <text:p text:style-name="P40"/>
      <text:p text:style-name="P87">namespace names{</text:p>
      <text:p text:style-name="P87">  namespace OldVer{</text:p>
      <text:p text:style-name="P87">    class myclass{};</text:p>
      <text:p text:style-name="P89">  }</text:p>
      <text:p text:style-name="P89">namespace NewVer {</text:p>
      <text:p text:style-name="P87">    class myclass{};</text:p>
      <text:p text:style-name="P87">  }</text:p>
      <text:p text:style-name="P87">}</text:p>
      <text:p text:style-name="P87"/>
      <text:p text:style-name="P35">namespace CurrentVer =  names::OldVer;      </text:p>
      <text:p text:style-name="P35">//namespace CurrentVer =  names::NewVer;</text:p>
      <text:p text:style-name="P35">int main(){</text:p>
      <text:p text:style-name="P39">  <text:span text:style-name="T43">CurrentVer::Myclass cls;</text:span></text:p>
      <text:p text:style-name="P35">}</text:p>
      <text:p text:style-name="P75">inline namespace</text:p>
      <text:p text:style-name="P36">inline tanımlnamış bir namespace biraz transparan ekti yapar. Yani inline tanımlanmış namespace bulundupu </text:p>
      <text:p text:style-name="P36">scobe içinde  artık kendi adını kullanmadan görünür hale gelir.</text:p>
      <text:p text:style-name="P87"><text:soft-page-break/>inline namespace names1{</text:p>
      <text:p text:style-name="P87">  int x;</text:p>
      <text:p text:style-name="P87">}</text:p>
      <text:p text:style-name="P87">int main(){</text:p>
      <text:p text:style-name="P87">  x = 10; <text:tab/><text:span text:style-name="T3">//geçerli</text:span></text:p>
      <text:p text:style-name="P87">}</text:p>
      <text:p text:style-name="P40"/>
      <text:p text:style-name="P36">Eğer nested namespace tanımlanırsa ve içteki bir namespace inline tanımlanırsa bir sışında bulunana namespace in isim alanına dahil edilir.</text:p>
      <text:p text:style-name="P87">namespace names1{</text:p>
      <text:p text:style-name="P87">  inline namespace names2</text:p>
      <text:p text:style-name="P87">  {</text:p>
      <text:p text:style-name="P87">    int x;</text:p>
      <text:p text:style-name="P87">  }</text:p>
      <text:p text:style-name="P87">}</text:p>
      <text:p text:style-name="P87">int main(){</text:p>
      <text:p text:style-name="P87">  names1::x = 10; <text:span text:style-name="T3">//geçerli</text:span></text:p>
      <text:p text:style-name="P87">}</text:p>
      <text:p text:style-name="P36"/>
      <text:p text:style-name="P36">Bu inline kullanım versiyonlama için names alias lara göre daha etkin bir yöntem sunar. Böylece inline</text:p>
      <text:p text:style-name="P36">tanımlanan namespace aktif hale gelir. </text:p>
      <text:p text:style-name="P90">namespace names{</text:p>
      <text:p text:style-name="P90">  inline namespace newVersion{</text:p>
      <text:p text:style-name="P90">    class Myclass{};</text:p>
      <text:p text:style-name="P91">  }</text:p>
      <text:p text:style-name="P91"><text:s/>namespace oldVersion{</text:p>
      <text:p text:style-name="P90">    class Myclass{};</text:p>
      <text:p text:style-name="P90">  }</text:p>
      <text:p text:style-name="P90">}</text:p>
      <text:p text:style-name="P90">int main(){</text:p>
      <text:p text:style-name="P92">  names::Myclass cls; <text:span text:style-name="T3">// inline olan newVersion namespace ine ait nesne </text:span><text:span text:style-name="T4">oluştu</text:span></text:p>
      <text:p text:style-name="P146"><text:span text:style-name="T48">}</text:span><text:span text:style-name="T47"><text:tab/><text:tab/><text:tab/> </text:span></text:p>
      <text:p text:style-name="P147"><text:span text:style-name="T45"/></text:p>
      <text:p text:style-name="P148"><text:soft-page-break/><text:span text:style-name="T46">Nested Types</text:span></text:p>
      <text:p text:style-name="P153"/>
      <text:p text:style-name="P154">Bir sınıf tanımının içeris<text:span text:style-name="T49">i</text:span>nde bir tür tanımlanabilir veya bildirilebilir. Sınıf içerisinde bildirilen</text:p>
      <text:p text:style-name="P154">türe nested types denir.</text:p>
      <text:p text:style-name="P154">Sınıf içerisinde bildirilen tür bildirim yapıldığı yerin altında geçerlidir. Sınıfın üye </text:p>
      <text:p text:style-name="P154">fonksiyonunun içerisinde  yapılan tanımlamada ise ilk olarak class içerisinde aranır. </text:p>
      <text:p text:style-name="P154">Fonksiyonun tanımlandığı yerin önemi yoktur.</text:p>
      <text:p text:style-name="P156"/>
      <text:p text:style-name="P157">struct Word{</text:p>
      <text:p text:style-name="P157">  short x,y;</text:p>
      <text:p text:style-name="P157">}</text:p>
      <text:p text:style-name="P157">class myclass{</text:p>
      <text:p text:style-name="P157">  Word m_a;     <text:span text:style-name="T5">//türü struct</text:span></text:p>
      <text:p text:style-name="P157"/>
      <text:p text:style-name="P157"> void func(){</text:p>
      <text:p text:style-name="P157">    Word wx;    <text:span text:style-name="T3">// türü int</text:span></text:p>
      <text:p text:style-name="P157">  }</text:p>
      <text:p text:style-name="P157">  typedef int Word;</text:p>
      <text:p text:style-name="P157">  Word m_b;     <text:span text:style-name="T3">//türü int </text:span></text:p>
      <text:p text:style-name="P157">}</text:p>
      <text:p text:style-name="P156"/>
      <text:p text:style-name="P151">Sınıf içerisinde bir sınıf tanımlaması yapılabilir. Bu tanımlanan sınıfa nested type denir. </text:p>
      <text:p text:style-name="P151">BU tanımlama yapılırsa ve eğer bu tanımlanan sınıf kullanılmak istenirse sınıftan üye sınıf</text:p>
      <text:p text:style-name="P151">oluşturulması gerekmektedir.</text:p>
      <text:p text:style-name="P151">Ana class bu nested üye fonksiyonun private bölümüne erişemez. Eğer erişmek istenirse </text:p>
      <text:p text:style-name="P151">nested class içerisinde ana classa yani encloser type 'a  friend'lik verilmesi gerekir.</text:p>
      <text:p text:style-name="P157"/>
      <text:p text:style-name="P157">class myclass{</text:p>
      <text:p text:style-name="P157">  public:</text:p>
      <text:p text:style-name="P157">  class Nested{</text:p>
      <text:p text:style-name="P157">    private:</text:p>
      <text:p text:style-name="P157">    void func();</text:p>
      <text:p text:style-name="P157">  };</text:p>
      <text:p text:style-name="P157"/>
      <text:p text:style-name="P157">  void foo(){</text:p>
      <text:p text:style-name="P157">    n.func(); <text:tab/><text:span text:style-name="T3">//Nested type'ın private bölümüne erişemez</text:span></text:p>
      <text:p text:style-name="P157">  }</text:p>
      <text:p text:style-name="P157">private:</text:p>
      <text:p text:style-name="P158">  Nested n;</text:p>
      <text:p text:style-name="P158">};</text:p>
      <text:p text:style-name="P153"><text:span text:style-name="T43"/></text:p>
      <text:p text:style-name="P153"><text:soft-page-break/><text:span text:style-name="T43">Nested type'a sahip olan sınıf nested type'ın private bölümüne erişemiyor.Fakat nested type'ın</text:span></text:p>
      <text:p text:style-name="P151">kendi fonksiyonları enclosing type ın private bölümüne erişebiliyor. Fakat kullanımında bazı</text:p>
      <text:p text:style-name="P151">durumlar sözkonusu. Aşağıdaki örneği inceleyin.</text:p>
      <text:p text:style-name="P153"/>
      <text:p text:style-name="P157">class Encloser{</text:p>
      <text:p text:style-name="P157">  class Nested{</text:p>
      <text:p text:style-name="P157">    std::size_t func(){</text:p>
      <text:p text:style-name="P157">      return sizeof(m_x); <text:span text:style-name="T3">//geçerli (unavaluated contex)</text:span></text:p>
      <text:p text:style-name="P157">    }</text:p>
      <text:p text:style-name="P157">    int func2(){</text:p>
      <text:p text:style-name="P157">      return m_x; <text:span text:style-name="T3">//erişemez sebebi ortada Encloser nesnesi yok.</text:span></text:p>
      <text:p text:style-name="P157">    }</text:p>
      <text:p text:style-name="P157">    int func3(Encloser &amp;Enc){</text:p>
      <text:p text:style-name="P157">      return Enc.m_x; <text:span text:style-name="T3">//C11 den sonra geçerli</text:span></text:p>
      <text:p text:style-name="P157">    }</text:p>
      <text:p text:style-name="P157">  };</text:p>
      <text:p text:style-name="P157">  int m_x;</text:p>
      <text:p text:style-name="P157">};</text:p>
      <text:p text:style-name="P152"/>
      <text:p text:style-name="P151">Kısaca Nested type encloser type'ın private bölümüne erişebilir fakat encloser type nested type</text:p>
      <text:p text:style-name="P151">ın private bölümüne erişemez. İçeriden dışarıya doğru private'lik kalkar.</text:p>
      <text:p text:style-name="P157"/>
      <text:p text:style-name="P157">class Encloser{</text:p>
      <text:p text:style-name="P157">  public:</text:p>
      <text:p text:style-name="P157">  class Nested{</text:p>
      <text:p text:style-name="P157">    private:</text:p>
      <text:p text:style-name="P157">    void foo(){</text:p>
      <text:p text:style-name="P157">      Encloser en;</text:p>
      <text:p text:style-name="P157">      en.Func();  <text:span text:style-name="T3">  // geçerli.Erişim var</text:span></text:p>
      <text:p text:style-name="P157">    }</text:p>
      <text:p text:style-name="P157">  };</text:p>
      <text:p text:style-name="P157"/>
      <text:p text:style-name="P157">  private:</text:p>
      <text:p text:style-name="P157">  void Func(){</text:p>
      <text:p text:style-name="P157">    Nested nes;</text:p>
      <text:p text:style-name="P157">    nes.foo(); <text:tab/> <text:span text:style-name="T3">// geçersiz. Erişim yok</text:span></text:p>
      <text:p text:style-name="P157">  }</text:p>
      <text:p text:style-name="P157">};</text:p>
      <text:p text:style-name="P153"/>
      <text:p text:style-name="P151"><text:soft-page-break/>C++ accsess control isimler üzerinden geçerlidir. Eğer erişim kontorlüne takılacak isimler kullanılmazsa private bölümüne erişim mümkün olabilir.</text:p>
      <text:p text:style-name="P151">Aşağıdaki örnekte auto anahtar kelimesi kullanılarak private tanımlanan nested class ına ait bir nesne oluşturulması gösterilmiştir.</text:p>
      <text:p text:style-name="P157"/>
      <text:p text:style-name="P157">class Encloser{</text:p>
      <text:p text:style-name="P157">  private:</text:p>
      <text:p text:style-name="P157">  class Nested{</text:p>
      <text:p text:style-name="P157">  };</text:p>
      <text:p text:style-name="P157"/>
      <text:p text:style-name="P157">  public:</text:p>
      <text:p text:style-name="P157">  static Nested func(){}</text:p>
      <text:p text:style-name="P157">};</text:p>
      <text:p text:style-name="P157"/>
      <text:p text:style-name="P157">int main()</text:p>
      <text:p text:style-name="P157">{</text:p>
      <text:p text:style-name="P157">  Encloser::Nested x = Encloser::func();  <text:span text:style-name="T3">//Syntax hata accsess control</text:span></text:p>
      <text:p text:style-name="P152"><text:span text:style-name="T54">  auto x = Encloser::func();  </text:span><text:span text:style-name="T6">//Syntax hatası yok</text:span></text:p>
      <text:p text:style-name="P150">}</text:p>
      <text:p text:style-name="P153"/>
      <text:p text:style-name="P153"><text:span text:style-name="T43">sınıfın nested type ına ait bir fonksiyonu class dışında tanımlamak isteniyorsa dikkat edilmesi gerekn bir kaç husus vardır. Eğer bu fonksiyonun kendi nesnesine ait bir parametresi varsa bunun için enclosing adını yazmaya gerek yoktur fakat geri dönüş tipi bir nested fonksiyon ise burada enclosin type adını yazmak gerekmektedir.</text:span></text:p>
      <text:p text:style-name="P157">class Encloser{</text:p>
      <text:p text:style-name="P157">  public:</text:p>
      <text:p text:style-name="P157">    class Nested{</text:p>
      <text:p text:style-name="P157">    public:</text:p>
      <text:p text:style-name="P157">      void foo();</text:p>
      <text:p text:style-name="P157">      void func(Nested);</text:p>
      <text:p text:style-name="P157">      Nested func();</text:p>
      <text:p text:style-name="P157">    };</text:p>
      <text:p text:style-name="P157">};</text:p>
      <text:p text:style-name="P157">void Encloser::Nested::foo(){}</text:p>
      <text:p text:style-name="P157">void Encloser::Nested::func(Nested nes){}</text:p>
      <text:p text:style-name="P157">Encloser::Nested Encloser::Nested::func(){}</text:p>
      <text:p text:style-name="P153"><text:span text:style-name="T43"/></text:p>
      <text:p text:style-name="P155">Composition(containment)</text:p>
      <text:p text:style-name="P153"><text:span text:style-name="T43"/></text:p>
      <text:p text:style-name="P151">Farklı sınıflar arasındaki ilişkiye composition denir. Bir işi gerçekleştirmek için iki farklı sınıf bir arada kullanılıyorsa buna association ilişkisi var denir. </text:p>
      <text:p text:style-name="P151">Eğer bir nesne diğer bir nesnenin sahibiyse buna aggregation denir. Aggregation assocition ın alt kategorisidir. </text:p>
      <text:p text:style-name="P151"><text:soft-page-break/>Composition da association un alt kategarisir. Aggregation ile Composition farkı ise, Composition da</text:p>
      <text:p text:style-name="P151">sahip olan nesnenin ömrü bittiği zaman sahip olunan nesneninde hayatı biter.</text:p>
      <text:p text:style-name="P153"/>
      <text:p text:style-name="P151">Futbolcu-futbol takımı ilişkisi -&gt; aggregation</text:p>
      <text:p text:style-name="P151">İnsan - beyin ilişkisi -&gt; composition</text:p>
      <text:p text:style-name="P153"/>
      <text:p text:style-name="P151">Aşağıda compositiona verilen bir örnek. Engine car sınıfında private tanımlandığı için car tipinden bir nesne oluşturulduğunda engine in private bölümüne erişemez. O sebeple o fonksiyonları çapıran fonksiyonlar yazmak gerekiyor.</text:p>
      <text:p text:style-name="P152"/>
      <text:p text:style-name="P157">class engine{</text:p>
      <text:p text:style-name="P157">  public:</text:p>
      <text:p text:style-name="P157">    void start();</text:p>
      <text:p text:style-name="P157">    void stop();</text:p>
      <text:p text:style-name="P157">  private:</text:p>
      <text:p text:style-name="P157">};</text:p>
      <text:p text:style-name="P157"/>
      <text:p text:style-name="P157">class car{</text:p>
      <text:p text:style-name="P157">  public:</text:p>
      <text:p text:style-name="P157">    void start()</text:p>
      <text:p text:style-name="P157">    {</text:p>
      <text:p text:style-name="P157">      eng.start();</text:p>
      <text:p text:style-name="P157">    }</text:p>
      <text:p text:style-name="P157">    void stop()</text:p>
      <text:p text:style-name="P157">    {</text:p>
      <text:p text:style-name="P157">      eng.stop();</text:p>
      <text:p text:style-name="P157">    }</text:p>
      <text:p text:style-name="P157">  private:</text:p>
      <text:p text:style-name="P157">    engine eng;</text:p>
      <text:p text:style-name="P157">};</text:p>
      <text:p text:style-name="P153"/>
      <text:p text:style-name="P151">Yukarıdaki örnekte Car sınıfı engine sınıfının private bölümüne erişemez. Eğer erişmek isterse</text:p>
      <text:p text:style-name="P153"><text:span text:style-name="T43">engine sınıfı car sınıfına friendlik vermesi gerekir.</text:span></text:p>
      <text:p text:style-name="P157">class engine{</text:p>
      <text:p text:style-name="P157">  private:</text:p>
      <text:p text:style-name="P157">    void start();</text:p>
      <text:p text:style-name="P157">    void stop();</text:p>
      <text:p text:style-name="P157">    friend class car;</text:p>
      <text:p text:style-name="P157">  private:</text:p>
      <text:p text:style-name="P157">};</text:p>
      <text:p text:style-name="P153"/>
      <text:p text:style-name="P151"><text:soft-page-break/>Derleyici bazı durumlarda sentaks hatası vermemek için default ctor u delete eder. Aşağıdaki örnekte member sınıfından member(int) parametreli ctor oluşturulursa ve owner class ının içerisinde bu member türünden bir nesne tanımlanırsa normal şartlarda bu member nesnesi int bir değerle init edilmediğinden derleyicinin sentaks hatası vermesi gerekirdi.Fakat derleyici owner classının ctor fonksiyonunu delete ederek bunu önledi. Eğer owner türünden bir nesne tanımlanırsa yine sentaks hatası olacaktır fakat bu hatanın nedeni owner</text:p>
      <text:p text:style-name="P151">clasının ctor unun delete olmasıdır.</text:p>
      <text:p text:style-name="P152"/>
      <text:p text:style-name="P157">class Member{</text:p>
      <text:p text:style-name="P157">  public:</text:p>
      <text:p text:style-name="P157">    Member(int);</text:p>
      <text:p text:style-name="P157">};</text:p>
      <text:p text:style-name="P157"/>
      <text:p text:style-name="P157">class Owner{</text:p>
      <text:p text:style-name="P157">  public:</text:p>
      <text:p text:style-name="P157">  private:</text:p>
      <text:p text:style-name="P157">  Member mx;</text:p>
      <text:p text:style-name="P157">};</text:p>
      <text:p text:style-name="P157"/>
      <text:p text:style-name="P157">int main()</text:p>
      <text:p text:style-name="P157">{</text:p>
      <text:p text:style-name="P157">  Owner ow;   <text:span text:style-name="T3">//burada hata verir.</text:span></text:p>
      <text:p text:style-name="P157">}</text:p>
      <text:p text:style-name="P153"/>
      <text:p text:style-name="P151">Böyle bir durumda kodu legal hale getirmenin birden fazla yolu vardır. Bunlarda ilki Owner</text:p>
      <text:p text:style-name="P153"><text:span text:style-name="T43">class ının ctorunu kendimiz yazıp ctor init list ile Member mx i init etmek.</text:span></text:p>
      <text:p text:style-name="P150">Owner():mx{10}{}</text:p>
      <text:p text:style-name="P153"/>
      <text:p text:style-name="P153"><text:span text:style-name="T43">İkinci yöndet in class init(default member init) ile ctor u yazmadan direk member mx e değer atanmasıdır.Burada küme parantesi kullanılamaz.</text:span></text:p>
      <text:p text:style-name="P150">Member mx{20};</text:p>
      <text:p text:style-name="P150">Member mx = 20;</text:p>
      <text:p text:style-name="P153"/>
      <text:p text:style-name="P153"><text:span text:style-name="T43">Eğer owner sınıfının copy ctor'unun çağırılacağı bir durum oluşursa otamatikmen owner ın sahip olduğu member class ının da copy ctor'u çağırılır.</text:span></text:p>
      <text:p text:style-name="P150">Owner ow1;</text:p>
      <text:p text:style-name="P150">Owner ow2 = ow1; //burada hem owner'ın hem de member'ın ctor'u çağırılır</text:p>
      <text:p text:style-name="P153"/>
      <text:p text:style-name="P151">Fakat belli bir sebepten ötürü copy ctor u yazılması gerekirse artık derleyici copy ctor'u <text:s/>yazmaz. Böylece üye elemanlarınında atanması yazanın sorumluluğunda olur. Örneğin aşağıdaki örnekte owner sınıfının copy ctor'ünde member init edilmez ise member'ın copy ctor'u çağırılmaz. Default init i çağırılır.</text:p>
      <text:p text:style-name="P152"/>
      <text:p text:style-name="P152"><text:span text:style-name="T43"/></text:p>
      <text:p text:style-name="P157"><text:soft-page-break/>class Member{</text:p>
      <text:p text:style-name="P157">  public:</text:p>
      <text:p text:style-name="P157">    Member() = default;</text:p>
      <text:p text:style-name="P157">    Member(const Member&amp;)</text:p>
      <text:p text:style-name="P157">    {</text:p>
      <text:p text:style-name="P157">      std::cout &lt;&lt; "Member copy ctor\n";</text:p>
      <text:p text:style-name="P157">    }</text:p>
      <text:p text:style-name="P157">};</text:p>
      <text:p text:style-name="P157"/>
      <text:p text:style-name="P157">class Owner{</text:p>
      <text:p text:style-name="P157">  public:</text:p>
      <text:p text:style-name="P157">    Owner() = default;</text:p>
      <text:p text:style-name="P157">    Owner(const Owner&amp; other) : mx{other.mx} <text:s/><text:span text:style-name="T3"><text:s/>// mx{other.mx} yazılmazsa member</text:span> <text:tab/><text:tab/><text:tab/><text:tab/><text:tab/><text:span text:style-name="T3">// copy ctor çağırılmaz</text:span></text:p>
      <text:p text:style-name="P157">    {</text:p>
      <text:p text:style-name="P157">      std::cout &lt;&lt; "Owner copy ctor\n";</text:p>
      <text:p text:style-name="P157">    }</text:p>
      <text:p text:style-name="P157">  private:</text:p>
      <text:p text:style-name="P157">  Member mx;</text:p>
      <text:p text:style-name="P157">};</text:p>
      <text:p text:style-name="P157"/>
      <text:p text:style-name="P157">int main(){</text:p>
      <text:p text:style-name="P157">  Owner ow1;</text:p>
      <text:p text:style-name="P157">  Owner ow2 = ow1;</text:p>
      <text:p text:style-name="P157">}</text:p>
      <text:p text:style-name="P165"/>
      <text:p text:style-name="P166">Yine aynı şekilde copy assigment'ı derleyici yerine kullanıcı yazarsa yukarıdaki durumlar copy</text:p>
      <text:p text:style-name="P166">assignment için de aynen geçerlidir. Üye elemanların da atama işlemleri yine copy assigment</text:p>
      <text:p text:style-name="P166">kodunu yazan kullanıcının sorumluluğundadır. Aşiağıdaki örnekteki gibi yapılması gerekir.</text:p>
      <text:p text:style-name="P152"/>
      <text:p text:style-name="P157">class Member {</text:p>
      <text:p text:style-name="P157">public:</text:p>
      <text:p text:style-name="P157">  Member() = default;</text:p>
      <text:p text:style-name="P157">  Member&amp; operator=(const Member&amp; other){</text:p>
      <text:p text:style-name="P157">    std::cout &lt;&lt; "Member copy assigment\n";</text:p>
      <text:p text:style-name="P157">    return *this;</text:p>
      <text:p text:style-name="P157">  }</text:p>
      <text:p text:style-name="P159">};</text:p>
      <text:p text:style-name="P159"><text:soft-page-break/>class Owner {</text:p>
      <text:p text:style-name="P157">public:</text:p>
      <text:p text:style-name="P157">  Owner() = default;</text:p>
      <text:p text:style-name="P157">  Owner&amp; operator=(const Owner&amp; other) {</text:p>
      <text:p text:style-name="P157">    std::cout &lt;&lt; "Owner copy assigment\n";</text:p>
      <text:p text:style-name="P157">    mx = other.mx;</text:p>
      <text:p text:style-name="P157">    return *this;</text:p>
      <text:p text:style-name="P157">  }</text:p>
      <text:p text:style-name="P157">private:</text:p>
      <text:p text:style-name="P157">  Member mx;</text:p>
      <text:p text:style-name="P157">};</text:p>
      <text:p text:style-name="P157">int main(){</text:p>
      <text:p text:style-name="P157">  Owner ow1;</text:p>
      <text:p text:style-name="P157">  Owner ow2;</text:p>
      <text:p text:style-name="P157">  ow1 = ow2;</text:p>
      <text:p text:style-name="P157">}</text:p>
      <text:p text:style-name="P153"/>
      <text:p text:style-name="P151">Tüm bu copy assigment ve copy ctor deki kurallar move assigment ve move ctor için de geçerlidir.</text:p>
      <text:p text:style-name="P153"/>
      <text:p text:style-name="P157">class Member {</text:p>
      <text:p text:style-name="P157">public:</text:p>
      <text:p text:style-name="P157">  Member() = default;</text:p>
      <text:p text:style-name="P157">  Member(Member&amp;&amp; other){</text:p>
      <text:p text:style-name="P157">  std::cout &lt;&lt; "Member move ctor\n";</text:p>
      <text:p text:style-name="P157">  }</text:p>
      <text:p text:style-name="P157">  Member&amp; operator=(Member&amp;&amp; other){</text:p>
      <text:p text:style-name="P157">  std::cout &lt;&lt; "Member move assignment\n";</text:p>
      <text:p text:style-name="P157">  return *this;</text:p>
      <text:p text:style-name="P157">  }</text:p>
      <text:p text:style-name="P157">};</text:p>
      <text:p text:style-name="P157">class Owner {</text:p>
      <text:p text:style-name="P157">public:</text:p>
      <text:p text:style-name="P157">  Owner() = default;</text:p>
      <text:p text:style-name="P157">  Owner(Owner&amp;&amp; other) : mx{ std::move(other.mx) }{</text:p>
      <text:p text:style-name="P157">  std::cout &lt;&lt; "Owner move ctor\n";</text:p>
      <text:p text:style-name="P157">  }</text:p>
      <text:p text:style-name="P157">  Owner&amp; operator=(Owner&amp;&amp; other){</text:p>
      <text:p text:style-name="P159">  mx = std::move(other.mx);</text:p>
      <text:p text:style-name="P159"><text:soft-page-break/>  std::cout &lt;&lt; "Owner move assignment\n";</text:p>
      <text:p text:style-name="P157"><text:s text:c="2"/>return *this;</text:p>
      <text:p text:style-name="P157">  }</text:p>
      <text:p text:style-name="P157">private:</text:p>
      <text:p text:style-name="P157">  Member mx;</text:p>
      <text:p text:style-name="P157">};</text:p>
      <text:p text:style-name="P157">int main(){</text:p>
      <text:p text:style-name="P157">  Owner ow1;</text:p>
      <text:p text:style-name="P157">  Owner ow2{ std::move(ow2) };    <text:span text:style-name="T3">//move ctor</text:span></text:p>
      <text:p text:style-name="P157">  Owner ow3;</text:p>
      <text:p text:style-name="P157">  ow3 = std::move(ow2);     <text:span text:style-name="T3">//move assignment</text:span></text:p>
      <text:p text:style-name="P157">  return 0;</text:p>
      <text:p text:style-name="P157">}</text:p>
      <text:p text:style-name="P153"/>
      <text:p text:style-name="P151">Bir üye nesnenin copy ctor ve copy assigment e delete edilirse bu nesne kopyalanamaz bir nesne olur.</text:p>
      <text:p text:style-name="P151">Bu nesne bir başka sınıfın üyesi olursa o sınıfında copy leri derleyici tarafından delete edilir.</text:p>
      <text:p text:style-name="P153"/>
      <text:p text:style-name="P151">Sınıfın kendi veri türünden non-statik veri elemanı olamaz. Fakat statik veri elemanı veya </text:p>
      <text:p text:style-name="P151">pointer-referans olabilir.</text:p>
      <text:p text:style-name="P153"/>
      <text:p text:style-name="P157">class Myclass</text:p>
      <text:p text:style-name="P157">{</text:p>
      <text:p text:style-name="P157">  Myclass var;          <text:span text:style-name="T3">//sentaks hatası</text:span></text:p>
      <text:p text:style-name="P157">  static Myclass sVar;  <text:span text:style-name="T3">//Geçerli</text:span></text:p>
      <text:p text:style-name="P157">  Myclass *pVar         <text:span text:style-name="T3">//Geçerli</text:span></text:p>
      <text:p text:style-name="P157">};</text:p>
      <text:p text:style-name="P149"/>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Courier New', monospace"/>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1T19:12:36.445000000</dc:date>
    <meta:editing-duration>P8DT1H52M27S</meta:editing-duration>
    <meta:editing-cycles>35</meta:editing-cycles>
    <meta:generator>LibreOffice/7.1.4.2$Windows_X86_64 LibreOffice_project/a529a4fab45b75fefc5b6226684193eb000654f6</meta:generator>
    <meta:document-statistic meta:table-count="0" meta:image-count="0" meta:object-count="0" meta:page-count="50" meta:paragraph-count="1851" meta:word-count="9306" meta:character-count="67039" meta:non-whitespace-character-count="56709"/>
  </office:meta>
</office:document-meta>
</file>